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5000143990000BADD51C484AD.wmf"/>
  <manifest:file-entry manifest:media-type="image/jpeg" manifest:full-path="Pictures/10000000000003CB00000076144630AF.jpg"/>
  <manifest:file-entry manifest:media-type="" manifest:full-path="Pictures/2000004500014399000086FB7A53CA65.wmf"/>
  <manifest:file-entry manifest:media-type="" manifest:full-path="Pictures/200000E30002FCEA0001985904DDDFC3.wmf"/>
  <manifest:file-entry manifest:media-type="" manifest:full-path="Pictures/20000041000143990000D7B3E7875666.wmf"/>
  <manifest:file-entry manifest:media-type="" manifest:full-path="Pictures/2000005A000143990000D7B345A62C79.wmf"/>
  <manifest:file-entry manifest:media-type="image/jpeg" manifest:full-path="Pictures/10000000000005780000012C58BA1C33.jpg"/>
  <manifest:file-entry manifest:media-type="" manifest:full-path="Pictures/20000080000303A2000082D8F348FCC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B25" style:family="table-cell" style:data-style-name="N0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9cm" fo:margin-left="0.305cm" table:align="left" style:writing-mode="lr-tb"/>
    </style:style>
    <style:style style:name="Таблица17.A" style:family="table-column">
      <style:table-column-properties style:column-width="2.858cm"/>
    </style:style>
    <style:style style:name="Таблица17.B" style:family="table-column">
      <style:table-column-properties style:column-width="3.175cm"/>
    </style:style>
    <style:style style:name="Таблица17.C" style:family="table-column">
      <style:table-column-properties style:column-width="4.445cm"/>
    </style:style>
    <style:style style:name="Таблица17.D" style:family="table-column">
      <style:table-column-properties style:column-width="7.011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1" style:family="table">
      <style:table-properties style:width="16.764cm" fo:margin-left="0.94cm" table:align="left" style:writing-mode="lr-tb"/>
    </style:style>
    <style:style style:name="Таблица31.A" style:family="table-column">
      <style:table-column-properties style:column-width="3.552cm"/>
    </style:style>
    <style:style style:name="Таблица31.B" style:family="table-column">
      <style:table-column-properties style:column-width="1.969cm"/>
    </style:style>
    <style:style style:name="Таблица31.C" style:family="table-column">
      <style:table-column-properties style:column-width="2.831cm"/>
    </style:style>
    <style:style style:name="Таблица31.D" style:family="table-column">
      <style:table-column-properties style:column-width="8.412cm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Caption_20__28_user_29_">
      <style:paragraph-properties fo:keep-with-next="always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2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3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zxx" fo:country="none" style:language-asian="zxx" style:country-asian="none"/>
    </style:style>
    <style:style style:name="P26" style:family="paragraph" style:parent-style-name="Text_20_body">
      <style:text-properties fo:font-weight="bold" style:font-weight-asian="bold"/>
    </style:style>
    <style:style style:name="P27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9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0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2" style:family="paragraph" style:parent-style-name="Text_20_body">
      <style:paragraph-properties fo:margin-top="0.212cm" fo:margin-bottom="0.212cm"/>
    </style:style>
    <style:style style:name="P43" style:family="paragraph" style:parent-style-name="Text_20_body">
      <style:paragraph-properties fo:margin-top="0.212cm" fo:margin-bottom="0.212cm"/>
      <style:text-properties fo:language="en" fo:country="US"/>
    </style:style>
    <style:style style:name="P44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5" style:family="paragraph" style:parent-style-name="Text_20_body">
      <style:paragraph-properties fo:margin-left="1.635cm" fo:margin-right="0cm" fo:text-indent="0cm" style:auto-text-indent="false"/>
    </style:style>
    <style:style style:name="P46" style:family="paragraph" style:parent-style-name="Text_20_body">
      <style:paragraph-properties fo:margin-left="1.635cm" fo:margin-right="0cm" fo:text-indent="0cm" style:auto-text-indent="false"/>
      <style:text-properties fo:language="en" fo:country="US"/>
    </style:style>
    <style:style style:name="P47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48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49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0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1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2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3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4" style:family="paragraph" style:parent-style-name="Text_20_body">
      <style:paragraph-properties fo:margin-left="1.635cm" fo:margin-right="0cm" fo:margin-top="0.212cm" fo:margin-bottom="0.212cm" fo:text-indent="0.369cm" style:auto-text-indent="false"/>
    </style:style>
    <style:style style:name="P55" style:family="paragraph" style:parent-style-name="Table_20_Text">
      <style:paragraph-properties style:snap-to-layout-grid="false"/>
    </style:style>
    <style:style style:name="P56" style:family="paragraph" style:parent-style-name="Table_20_Text">
      <style:paragraph-properties fo:text-align="start" style:justify-single-word="false" style:snap-to-layout-grid="false"/>
    </style:style>
    <style:style style:name="P57" style:family="paragraph" style:parent-style-name="Table_20_Text">
      <style:paragraph-properties style:snap-to-layout-grid="false"/>
      <style:text-properties fo:language="en" fo:country="US"/>
    </style:style>
    <style:style style:name="P58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0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1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2" style:family="paragraph" style:parent-style-name="Document_20_Title">
      <style:text-properties fo:language="en" fo:country="US"/>
    </style:style>
    <style:style style:name="P63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4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6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72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3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4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5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6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7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8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9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0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1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2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3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4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5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6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7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8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9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0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91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92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93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94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95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96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97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98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99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100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101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102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103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104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105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106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107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108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109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110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111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112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113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114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115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116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117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118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119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120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121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122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123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124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125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126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127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128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29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0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1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2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3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4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5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6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7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8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39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140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141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142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43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44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45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46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147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148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149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150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151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152" style:family="paragraph" style:parent-style-name="Text_20_body" style:list-style-name="WW8Num40">
      <style:paragraph-properties fo:margin-left="0cm" fo:margin-right="0cm" fo:text-indent="0cm" style:auto-text-indent="false"/>
    </style:style>
    <style:style style:name="P153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154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55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156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157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158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159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160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161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162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163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164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165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166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167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168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169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170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171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172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173" style:family="paragraph" style:parent-style-name="Text_20_body" style:list-style-name="WW8Num40">
      <style:paragraph-properties fo:margin-left="0cm" fo:margin-right="0cm" fo:margin-top="0.212cm" fo:margin-bottom="0.212cm" fo:text-indent="0cm" style:auto-text-indent="false"/>
    </style:style>
    <style:style style:name="P174" style:family="paragraph" style:parent-style-name="Heading_20_1" style:master-page-name="Преобразование_20_1">
      <style:paragraph-properties style:page-number="1"/>
    </style:style>
    <style:style style:name="P175" style:family="paragraph" style:parent-style-name="Table_20_Text" style:list-style-name="WW8Num33"/>
    <style:style style:name="P176" style:family="paragraph" style:parent-style-name="Table_20_Text" style:list-style-name="WW8Num33"/>
    <style:style style:name="P177" style:family="paragraph" style:parent-style-name="Table_20_Text" style:list-style-name="WW8Num33"/>
    <style:style style:name="P178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/>
      <style:text-properties fo:language="en" fo:country="US"/>
    </style:style>
    <style:style style:name="P179" style:family="paragraph">
      <style:paragraph-properties fo:text-align="center" style:writing-mode="lr-tb"/>
      <style:text-properties fo:font-size="24pt"/>
    </style:style>
    <style:style style:name="P180" style:family="paragraph">
      <style:paragraph-properties style:writing-mode="lr-tb"/>
    </style:style>
    <style:style style:name="P181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language-asian="ru" style:country-asian="RU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fo:font-weight="bold" style:font-style-asian="italic" style:font-weight-asian="bold"/>
    </style:style>
    <style:style style:name="T8" style:family="text">
      <style:text-properties fo:language="en" fo:country="US" fo:font-style="italic" fo:font-weight="normal" style:font-style-asian="italic" style:font-weight-asian="normal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fo:font-weight="normal" style:font-style-asian="italic" style:font-weight-asian="normal"/>
    </style:style>
    <style:style style:name="T15" style:family="text">
      <style:text-properties fo:language="en" fo:country="GB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18" style:family="text">
      <style:text-properties style:language-asian="ru" style:country-asian="RU"/>
    </style:style>
    <style:style style:name="T19" style:family="text">
      <style:text-properties style:font-name="Wingdings" fo:language="en" fo:country="US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ize="14pt" fo:language="en" fo:country="US" fo:font-weight="bold" style:font-size-asian="14pt" style:font-weight-asian="bold" style:font-size-complex="14pt"/>
    </style:style>
    <style:style style:name="T22" style:family="text"/>
    <style:style style:name="T23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24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no-wrap" draw:shadow="hidden" style:run-through="fore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78"><text:title>Техническое описание</text:title></text:p>
      <text:p text:style-name="P62"><text:subject>Модуль тарификации INMan</text:subject></text:p>
      <text:p text:style-name="Document_20_Title"><text:span text:style-name="T10">Версия </text:span><text:span text:style-name="T11"><text:user-defined text:name="Version">0.7.3</text:user-defined></text:span></text:p>
      <text:list text:style-name="Outline">
        <text:list-header>
          <text:h text:style-name="P174" text:outline-level="1" text:is-list-header="true" text:restart-numbering="true" text:start-value="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67"><text:a xlink:type="simple" xlink:href="#1.Введение|outline" text:style-name="Internet_20_link" text:visited-style-name="Internet_20_link">1. Введение<text:tab/>3</text:a></text:p>
          <text:p text:style-name="P68"><text:a xlink:type="simple" xlink:href="#1.1.Цель|outline" text:style-name="Internet_20_link" text:visited-style-name="Internet_20_link">1.1 Цель<text:tab/>3</text:a></text:p>
          <text:p text:style-name="P68"><text:a xlink:type="simple" xlink:href="#1.2.Область действия|outline" text:style-name="Internet_20_link" text:visited-style-name="Internet_20_link">1.2 Область действия<text:tab/>3</text:a></text:p>
          <text:p text:style-name="P68"><text:a xlink:type="simple" xlink:href="#1.3.Определения и сокращения|outline" text:style-name="Internet_20_link" text:visited-style-name="Internet_20_link">1.3 Определения и сокращения<text:tab/>3</text:a></text:p>
          <text:p text:style-name="P68"><text:a xlink:type="simple" xlink:href="#1.4.История изменений|outline" text:style-name="Internet_20_link" text:visited-style-name="Internet_20_link">1.4 История изменений<text:tab/>3</text:a></text:p>
          <text:p text:style-name="P68"><text:a xlink:type="simple" xlink:href="#1.5.Ссылки|outline" text:style-name="Internet_20_link" text:visited-style-name="Internet_20_link">1.5 Ссылки<text:tab/>4</text:a></text:p>
          <text:p text:style-name="P67"><text:a xlink:type="simple" xlink:href="#2.Общее описание INMan-a|outline" text:style-name="Internet_20_link" text:visited-style-name="Internet_20_link">2. Общее описание INMan-a<text:tab/>4</text:a></text:p>
          <text:p text:style-name="P68"><text:a xlink:type="simple" xlink:href="#2.1.Описание требований|outline" text:style-name="Internet_20_link" text:visited-style-name="Internet_20_link">2.1 Описание требований<text:tab/>4</text:a></text:p>
          <text:p text:style-name="P66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66"><text:a xlink:type="simple" xlink:href="#2.1.2.Взаимодействие с IN-платформой.|outline" text:style-name="Internet_20_link" text:visited-style-name="Internet_20_link">2.1.2 Взаимодействие с IN-платформой.<text:tab/>5</text:a></text:p>
          <text:p text:style-name="P66"><text:a xlink:type="simple" xlink:href="#2.1.3.Режимы тарификации.|outline" text:style-name="Internet_20_link" text:visited-style-name="Internet_20_link">2.1.3 Режимы тарификации.<text:tab/>6</text:a></text:p>
          <text:p text:style-name="P68"><text:a xlink:type="simple" xlink:href="#2.2.Ограничения и расхождения|outline" text:style-name="Internet_20_link" text:visited-style-name="Internet_20_link">2.2 Ограничения и расхождения<text:tab/>6</text:a></text:p>
          <text:p text:style-name="P68"><text:a xlink:type="simple" xlink:href="#2.3.Протоколы, используемые при тарификации SMS/USSD сообщений.|outline" text:style-name="Internet_20_link" text:visited-style-name="Internet_20_link">2.3 Протоколы, используемые при тарификации SMS/USSD сообщений.<text:tab/>6</text:a></text:p>
          <text:p text:style-name="P66"><text:a xlink:type="simple" xlink:href="#2.3.1.Обзор протокола взаимодействия INMan-IN|outline" text:style-name="Internet_20_link" text:visited-style-name="Internet_20_link">2.3.1 Обзор протокола взаимодействия INMan-IN<text:tab/>6</text:a></text:p>
          <text:p text:style-name="P66"><text:a xlink:type="simple" xlink:href="#2.3.2.Сценарий взаимодействия INMan – IN (оказание услуги разрешено)|outline" text:style-name="Internet_20_link" text:visited-style-name="Internet_20_link">2.3.2 Сценарий взаимодействия INMan – IN (оказание услуги разрешено)<text:tab/>7</text:a></text:p>
          <text:p text:style-name="P66"><text:a xlink:type="simple" xlink:href="#2.3.3.Сценарий взаимодействия INMan – IN (оказание услуги запрещено)|outline" text:style-name="Internet_20_link" text:visited-style-name="Internet_20_link">2.3.3 Сценарий взаимодействия INMan – IN (оказание услуги запрещено)<text:tab/>7</text:a></text:p>
          <text:p text:style-name="P66"><text:a xlink:type="simple" xlink:href="#2.3.4.Общий сценарий взаимодействия  Отправитель – USSDC – INMan – IN - Получатель|outline" text:style-name="Internet_20_link" text:visited-style-name="Internet_20_link">2.3.4 Общий сценарий взаимодействия <text:s/>Отправитель – USSDC – INMan – IN - Получатель<text:tab/>7</text:a></text:p>
          <text:p text:style-name="P68"><text:a xlink:type="simple" xlink:href="#2.4.Принципы тарификации.|outline" text:style-name="Internet_20_link" text:visited-style-name="Internet_20_link">2.4 Принципы тарификации.<text:tab/>7</text:a></text:p>
          <text:p text:style-name="P66"><text:a xlink:type="simple" xlink:href="#2.4.1.Понятие ‘политики абонентов’, ‘провайдер абонента’.|outline" text:style-name="Internet_20_link" text:visited-style-name="Internet_20_link">2.4.1 Понятие ‘политики абонентов’, ‘провайдер абонента’.<text:tab/>8</text:a></text:p>
          <text:p text:style-name="P66"><text:a xlink:type="simple" xlink:href="#2.4.2.Логика и режимы тарификации.|outline" text:style-name="Internet_20_link" text:visited-style-name="Internet_20_link">2.4.2 Логика и режимы тарификации.<text:tab/>8</text:a></text:p>
          <text:p text:style-name="P66"><text:a xlink:type="simple" xlink:href="#2.4.3.Тарификация SMS Extra услуг.|outline" text:style-name="Internet_20_link" text:visited-style-name="Internet_20_link">2.4.3 Тарификация SMS Extra услуг.<text:tab/>9</text:a></text:p>
          <text:p text:style-name="P66"><text:a xlink:type="simple" xlink:href="#2.4.4.Генерация CDR записей.|outline" text:style-name="Internet_20_link" text:visited-style-name="Internet_20_link">2.4.4 Генерация CDR записей.<text:tab/>9</text:a></text:p>
          <text:p text:style-name="P67"><text:a xlink:type="simple" xlink:href="#3.Протоколы взаимодействия клиентов с INMan-ом|outline" text:style-name="Internet_20_link" text:visited-style-name="Internet_20_link">3. Протоколы взаимодействия клиентов с INMan-ом<text:tab/>9</text:a></text:p>
          <text:p text:style-name="P68"><text:a xlink:type="simple" xlink:href="#3.1.Общий формат клиентских протоколов INMan-a.|outline" text:style-name="Internet_20_link" text:visited-style-name="Internet_20_link">3.1 Общий формат клиентских протоколов INMan-a.<text:tab/>10</text:a></text:p>
          <text:p text:style-name="P66"><text:a xlink:type="simple" xlink:href="#3.1.1.Используемые типы данных и их формат передачи.|outline" text:style-name="Internet_20_link" text:visited-style-name="Internet_20_link">3.1.1 Используемые типы данных и их формат передачи.<text:tab/>10</text:a></text:p>
          <text:p text:style-name="P68"><text:a xlink:type="simple" xlink:href="#3.2.Обзор протокола тарификации SMS/USSD сообщений (USSDC-INMAN).|outline" text:style-name="Internet_20_link" text:visited-style-name="Internet_20_link">3.2 Обзор протокола тарификации SMS/USSD сообщений (USSDC-INMAN).<text:tab/>10</text:a></text:p>
          <text:p text:style-name="P66"><text:a xlink:type="simple" xlink:href="#3.2.1.Описание взаимодействия|outline" text:style-name="Internet_20_link" text:visited-style-name="Internet_20_link">3.2.1 Описание взаимодействия<text:tab/>11</text:a></text:p>
          <text:p text:style-name="P69"><text:a xlink:type="simple" xlink:href="#3.2.1.1.Сценарий взаимодействия (оказание услуги разрешено)|outline" text:style-name="Internet_20_link" text:visited-style-name="Internet_20_link">3.2.1.1 Сценарий взаимодействия (оказание услуги разрешено)<text:tab/>11</text:a></text:p>
          <text:p text:style-name="P69"><text:a xlink:type="simple" xlink:href="#3.2.1.2.Сценарий взаимодействия (оказание услуги запрещено)|outline" text:style-name="Internet_20_link" text:visited-style-name="Internet_20_link">3.2.1.2 Сценарий взаимодействия (оказание услуги запрещено)<text:tab/>11</text:a></text:p>
          <text:p text:style-name="P69"><text:a xlink:type="simple" xlink:href="#3.2.1.3.Сценарий взаимодействия (протарифицировать уже оказанную услугу)|outline" text:style-name="Internet_20_link" text:visited-style-name="Internet_20_link">3.2.1.3 Сценарий взаимодействия (протарифицировать уже оказанную услугу)<text:tab/>11</text:a></text:p>
          <text:p text:style-name="P66"><text:a xlink:type="simple" xlink:href="#3.2.2.Асинхронность протокола|outline" text:style-name="Internet_20_link" text:visited-style-name="Internet_20_link">3.2.2 Асинхронность протокола<text:tab/>11</text:a></text:p>
          <text:p text:style-name="P66"><text:a xlink:type="simple" xlink:href="#3.2.3.Описание формата PDU |outline" text:style-name="Internet_20_link" text:visited-style-name="Internet_20_link">3.2.3 Описание формата PDU <text:tab/>12</text:a></text:p>
          <text:p text:style-name="P68"><text:a xlink:type="simple" xlink:href="#3.3.Структура  PDU протокола тарификации SMS/USSD сообщений.|outline" text:style-name="Internet_20_link" text:visited-style-name="Internet_20_link">3.3 Структура <text:s/>PDU протокола тарификации SMS/USSD сообщений.<text:tab/>12</text:a></text:p>
          <text:p text:style-name="P66"><text:a xlink:type="simple" xlink:href="#3.3.1.Структура ChargeSms PDU (тэг 0x01)|outline" text:style-name="Internet_20_link" text:visited-style-name="Internet_20_link">3.3.1 Структура ChargeSms PDU (тэг 0x01)<text:tab/>12</text:a></text:p>
          <text:p text:style-name="P66"><text:a xlink:type="simple" xlink:href="#3.3.2.Структура ChargeSmsResult PDU (тэг 0x02)|outline" text:style-name="Internet_20_link" text:visited-style-name="Internet_20_link">3.3.2 Структура ChargeSmsResult PDU (тэг 0x02)<text:tab/>13</text:a></text:p>
          <text:p text:style-name="P66"><text:a xlink:type="simple" xlink:href="#3.3.3.Структура DeliverySmsResult PDU (тэг 0x03)|outline" text:style-name="Internet_20_link" text:visited-style-name="Internet_20_link">3.3.3 Структура DeliverySmsResult PDU (тэг 0x03)<text:tab/>13</text:a></text:p>
          <text:p text:style-name="P66"><text:a xlink:type="simple" xlink:href="#3.3.4.Структура DeliveredSmsData PDU (тэг 0x04)|outline" text:style-name="Internet_20_link" text:visited-style-name="Internet_20_link">3.3.4 Структура DeliveredSmsData PDU (тэг 0x04)<text:tab/>14</text:a></text:p>
          <text:p text:style-name="P68"><text:a xlink:type="simple" xlink:href="#3.4.Обзор протокола определения контракта абонента (USSDC-INMAN).|outline" text:style-name="Internet_20_link" text:visited-style-name="Internet_20_link">3.4 Обзор протокола определения контракта абонента (USSDC-INMAN).<text:tab/>15</text:a></text:p>
          <text:p text:style-name="P66"><text:a xlink:type="simple" xlink:href="#3.4.1.Асинхронность протокола|outline" text:style-name="Internet_20_link" text:visited-style-name="Internet_20_link">3.4.1 Асинхронность протокола<text:tab/>15</text:a></text:p>
          <text:p text:style-name="P66"><text:a xlink:type="simple" xlink:href="#3.4.2.Описание формата PDU |outline" text:style-name="Internet_20_link" text:visited-style-name="Internet_20_link">3.4.2 Описание формата PDU <text:tab/>16</text:a></text:p>
          <text:p text:style-name="P68"><text:a xlink:type="simple" xlink:href="#3.5.Структура  PDU протокола определения контракта абонента.|outline" text:style-name="Internet_20_link" text:visited-style-name="Internet_20_link">3.5 Структура <text:s/>PDU протокола определения контракта абонента.<text:tab/>16</text:a></text:p>
          <text:p text:style-name="P66"><text:a xlink:type="simple" xlink:href="#3.5.1.Структура AbntContractRequest PDU (тэг 0x06)|outline" text:style-name="Internet_20_link" text:visited-style-name="Internet_20_link">3.5.1 Структура AbntContractRequest PDU (тэг 0x06)<text:tab/>16</text:a></text:p>
          <text:p text:style-name="P66"><text:a xlink:type="simple" xlink:href="#3.5.2.Структура AbntContractResult PDU (тэг 0x07)|outline" text:style-name="Internet_20_link" text:visited-style-name="Internet_20_link">3.5.2 Структура AbntContractResult PDU (тэг 0x07)<text:tab/>16</text:a></text:p>
          <text:p text:style-name="P67"><text:a xlink:type="simple" xlink:href="#4.Структура CSV файла для генерации CDR записей.|outline" text:style-name="Internet_20_link" text:visited-style-name="Internet_20_link">4. Структура CSV файла для генерации CDR записей.<text:tab/>17</text:a></text:p>
          <text:p text:style-name="P68"><text:a xlink:type="simple" xlink:href="#4.1.Типы и формат данных полей CSV файла.|outline" text:style-name="Internet_20_link" text:visited-style-name="Internet_20_link">4.1 Типы и формат данных полей CSV файла.<text:tab/>17</text:a></text:p>
          <text:p text:style-name="P68"><text:a xlink:type="simple" xlink:href="#4.2.Поля данных CSV файла.|outline" text:style-name="Internet_20_link" text:visited-style-name="Internet_20_link">4.2 Поля данных CSV файла.<text:tab/>17</text:a></text:p>
          <text:p text:style-name="P67"><text:a xlink:type="simple" xlink:href="#5.Описание параметров файла конфигурации INMan-а.|outline" text:style-name="Internet_20_link" text:visited-style-name="Internet_20_link">5. Описание параметров файла конфигурации INMan-а.<text:tab/>18</text:a></text:p>
          <text:p text:style-name="P68"><text:a xlink:type="simple" xlink:href="#5.1.Конфигурируемые сервисы.|outline" text:style-name="Internet_20_link" text:visited-style-name="Internet_20_link">5.1 Конфигурируемые сервисы.<text:tab/>19</text:a></text:p>
          <text:p text:style-name="P68"><text:a xlink:type="simple" xlink:href="#5.2.Сводный список секций файла конфигурации.|outline" text:style-name="Internet_20_link" text:visited-style-name="Internet_20_link">5.2 Сводный список секций файла конфигурации.<text:tab/>20</text:a></text:p>
          <text:p text:style-name="P68"><text:a xlink:type="simple" xlink:href="#5.3.Структура секции Services.|outline" text:style-name="Internet_20_link" text:visited-style-name="Internet_20_link">5.3 Структура секции Services.<text:tab/>20</text:a></text:p>
          <text:p text:style-name="P68"><text:a xlink:type="simple" xlink:href="#5.4.Параметры секции Host (сервис icsTCPServer).|outline" text:style-name="Internet_20_link" text:visited-style-name="Internet_20_link">5.4 Параметры секции Host (сервис icsTCPServer).<text:tab/>21</text:a></text:p>
          <text:p text:style-name="P68"><text:a xlink:type="simple" xlink:href="#5.5.Параметры секции AbonentsCache (сервис icsAbntCache).|outline" text:style-name="Internet_20_link" text:visited-style-name="Internet_20_link">5.5 Параметры секции AbonentsCache (сервис icsAbntCache).<text:tab/>21</text:a></text:p>
          <text:p text:style-name="P68"><text:a xlink:type="simple" xlink:href="#5.6.Параметры секции SS7 (сервис icsTCAPDisp).|outline" text:style-name="Internet_20_link" text:visited-style-name="Internet_20_link">5.6 Параметры секции SS7 (сервис icsTCAPDisp).<text:tab/>22</text:a></text:p>
          <text:p text:style-name="P68"><text:a xlink:type="simple" xlink:href="#5.7.Шаблон секции TCAPUser|outline" text:style-name="Internet_20_link" text:visited-style-name="Internet_20_link">5.7 Шаблон секции TCAPUser<text:tab/>22</text:a></text:p>
          <text:p text:style-name="P68"><text:a xlink:type="simple" xlink:href="#5.8.Параметры секции AbonentDetector (сервис icsAbntDetector).|outline" text:style-name="Internet_20_link" text:visited-style-name="Internet_20_link">5.8 Параметры секции AbonentDetector (сервис icsAbntDetector).<text:tab/>22</text:a></text:p>
          <text:p text:style-name="P68"><text:a xlink:type="simple" xlink:href="#5.9.Параметры секции Billing (сервис icsSmBilling).|outline" text:style-name="Internet_20_link" text:visited-style-name="Internet_20_link">5.9 Параметры секции Billing (сервис icsSmBilling).<text:tab/>23</text:a></text:p>
          <text:p text:style-name="P66"><text:a xlink:type="simple" xlink:href="#5.9.1.Параметры подсекции BillingModes.|outline" text:style-name="Internet_20_link" text:visited-style-name="Internet_20_link">5.9.1 Параметры подсекции BillingModes.<text:tab/>24</text:a></text:p>
          <text:p text:style-name="P68"><text:a xlink:type="simple" xlink:href="#5.10.Параметры секции AbonentPolicies (сервис icsIAPManager).|outline" text:style-name="Internet_20_link" text:visited-style-name="Internet_20_link">5.10 Параметры секции AbonentPolicies (сервис icsIAPManager).<text:tab/>25</text:a></text:p>
          <text:p text:style-name="P68"><text:a xlink:type="simple" xlink:href="#5.11.Структура и параметры секции IN-Platforms (сервис icsIAPManager).|outline" text:style-name="Internet_20_link" text:visited-style-name="Internet_20_link">5.11 Структура и параметры секции IN-Platforms (сервис icsIAPManager).<text:tab/>26</text:a></text:p>
          <text:p text:style-name="P66"><text:a xlink:type="simple" xlink:href="#5.11.1. Параметры конфигурации в формате ‘параметры диалога’|outline" text:style-name="Internet_20_link" text:visited-style-name="Internet_20_link">5.11.1 <text:s/>Параметры конфигурации в формате ‘параметры диалога’<text:tab/>26</text:a></text:p>
          <text:p text:style-name="P69"><text:a xlink:type="simple" xlink:href="#5.11.1.1.Параметры подсекции ServiceKeys.|outline" text:style-name="Internet_20_link" text:visited-style-name="Internet_20_link">5.11.1.1 Параметры подсекции ServiceKeys.<text:tab/>27</text:a></text:p>
          <text:p text:style-name="P66"><text:a xlink:type="simple" xlink:href="#5.11.2.  Параметры конфигурации в формате ‘alias-платформы’|outline" text:style-name="Internet_20_link" text:visited-style-name="Internet_20_link">5.11.2 <text:s text:c="2"/>Параметры конфигурации в формате ‘alias-платформы’<text:tab/>28</text:a></text:p>
          <text:p text:style-name="P68"><text:a xlink:type="simple" xlink:href="#5.12.Параметры секции AbonentProviders (сервис icsIAPManager).|outline" text:style-name="Internet_20_link" text:visited-style-name="Internet_20_link">5.12 Параметры секции AbonentProviders (сервис icsIAPManager).<text:tab/>29</text:a></text:p>
          <text:p text:style-name="P66"><text:a xlink:type="simple" xlink:href="#5.12.1.  Параметры подсекции Config для libinman_iap_sri.so.|outline" text:style-name="Internet_20_link" text:visited-style-name="Internet_20_link">5.12.1 <text:s text:c="2"/>Параметры подсекции Config для libinman_iap_sri.so.<text:tab/>30</text:a></text:p>
          <text:p text:style-name="P66"><text:a xlink:type="simple" xlink:href="#5.12.2.  Параметры подсекции Config для libinman_iap_db.so.|outline" text:style-name="Internet_20_link" text:visited-style-name="Internet_20_link">5.12.2 <text:s text:c="2"/>Параметры подсекции Config для libinman_iap_db.so.<text:tab/>30</text:a></text:p>
          <text:p text:style-name="P67"><text:a xlink:type="simple" xlink:href="#6.Описание файла конфигурации SMS Extra услуг.|outline" text:style-name="Internet_20_link" text:visited-style-name="Internet_20_link">6. Описание файла конфигурации SMS Extra услуг.<text:tab/>31</text:a></text:p>
          <text:p text:style-name="P67"><text:a xlink:type="simple" xlink:href="#7.Информация о компании|outline" text:style-name="Internet_20_link" text:visited-style-name="Internet_20_link">7. Информация о компании<text:tab/>32</text:a></text:p>
          <text:p text:style-name="P67"><text:a xlink:type="simple" xlink:href="#8.Контактная информация|outline" text:style-name="Internet_20_link" text:visited-style-name="Internet_20_link">8. Контактная информация<text:tab/>32</text:a></text:p>
        </text:index-body>
      </text:table-of-content>
      <text:p text:style-name="P27"/>
      <text:list text:style-name="Outline" text:continue-numbering="true">
        <text:list-item>
          <text:h text:style-name="P70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2"><text:user-defined text:name="Date">16.10.2008</text:user-defined></text:span> и предназначен для использования участниками и аудиторами данного проекта.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3">USSD – Unstructured </text:span><text:span text:style-name="T3">Supplementary Service Data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0">Дата</text:p>
          </table:table-cell>
          <table:table-cell table:style-name="Таблица1.A1" office:value-type="string">
            <text:p text:style-name="P60">Версия</text:p>
          </table:table-cell>
          <table:table-cell table:style-name="Таблица1.A1" office:value-type="string">
            <text:p text:style-name="P60">Описание</text:p>
          </table:table-cell>
          <table:table-cell table:style-name="Таблица1.D1" office:value-type="string">
            <text:p text:style-name="P61">Автор</text:p>
          </table:table-cell>
        </table:table-row>
        <table:table-row table:style-name="Таблица1.1">
          <table:table-cell table:style-name="Таблица1.A2" office:value-type="string">
            <text:p text:style-name="P56">23-Марта-2006</text:p>
          </table:table-cell>
          <table:table-cell table:style-name="Таблица1.A2" office:value-type="string">
            <text:p text:style-name="P55"><text:span text:style-name="T15">0.</text:span><text:span text:style-name="T15">1.0</text:span></text:p>
          </table:table-cell>
          <table:table-cell table:style-name="Таблица1.A2" office:value-type="string">
            <text:p text:style-name="P55">структура документа, описание взаимодействия</text:p>
          </table:table-cell>
          <table:table-cell table:style-name="Таблица1.D2" office:value-type="string">
            <text:p text:style-name="P55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4-</text:span>Апреля-2006</text:p>
          </table:table-cell>
          <table:table-cell table:style-name="Таблица1.A2" office:value-type="string">
            <text:p text:style-name="P55">0.1.0</text:p>
          </table:table-cell>
          <table:table-cell table:style-name="Таблица1.A2" office:value-type="string">
            <text:p text:style-name="P55">описание <text:span text:style-name="T3">PDU</text:span> протокола, параметров <text:span text:style-name="T3">config</text:span>.<text:span text:style-name="T3">xml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<text:span text:style-name="T3">9</text:span>-Мая-2006</text:p>
          </table:table-cell>
          <table:table-cell table:style-name="Таблица1.A2" office:value-type="string">
            <text:p text:style-name="P57">0.4.1</text:p>
          </table:table-cell>
          <table:table-cell table:style-name="Таблица1.A2" office:value-type="string">
            <text:p text:style-name="P55">поддержка внешних модулей <text:span text:style-name="T3">AbonentProvider</text:span>-а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20-Сентября-2006</text:p>
          </table:table-cell>
          <table:table-cell table:style-name="Таблица1.A2" office:value-type="string">
            <text:p text:style-name="P57">0.5.0</text:p>
          </table:table-cell>
          <table:table-cell table:style-name="Таблица1.A2" office:value-type="string">
            <text:p text:style-name="P55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6-</text:span>Октября-2006</text:p>
          </table:table-cell>
          <table:table-cell table:style-name="Таблица1.A2" office:value-type="string">
            <text:p text:style-name="P55">0.5.1</text:p>
          </table:table-cell>
          <table:table-cell table:style-name="Таблица1.A2" office:value-type="string">
            <text:p text:style-name="P55">поддержка тарификации <text:span text:style-name="T3">SMS</text:span> <text:span text:style-name="T3">Extra</text:span> услуг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6-</text:span>Октября-2006</text:p>
          </table:table-cell>
          <table:table-cell table:style-name="Таблица1.A2" office:value-type="string">
            <text:p text:style-name="P57">0.5.2</text:p>
          </table:table-cell>
          <table:table-cell table:style-name="Таблица1.A2" office:value-type="string">
            <text:p text:style-name="P55">изменения транспортного протокола <text:span text:style-name="T3">SMSC</text:span>-<text:span text:style-name="T3">INMan</text:span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6-</text:span>Декабря-2006</text:p>
          </table:table-cell>
          <table:table-cell table:style-name="Таблица1.A2" office:value-type="string">
            <text:p text:style-name="P55">0.5.4</text:p>
          </table:table-cell>
          <table:table-cell table:style-name="Таблица1.A2" office:value-type="string">
            <text:p text:style-name="P55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7-</text:span>Декабря-2006</text:p>
          </table:table-cell>
          <table:table-cell table:style-name="Таблица1.A2" office:value-type="string">
            <text:p text:style-name="P55">0.5.<text:span text:style-name="T3">5</text:span></text:p>
          </table:table-cell>
          <table:table-cell table:style-name="Таблица1.A2" office:value-type="string">
            <text:p text:style-name="P55">добавлен<text:span text:style-name="T3"> </text:span>код<text:span text:style-name="T3"> </text:span>ошибки<text:span text:style-name="T3"> INMan-a </text:span>в<text:span text:style-name="T3"> </text:span>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9-</text:span>Декабря-2006</text:p>
          </table:table-cell>
          <table:table-cell table:style-name="Таблица1.A2" office:value-type="string">
            <text:p text:style-name="P57">0.5.7</text:p>
          </table:table-cell>
          <table:table-cell table:style-name="Таблица1.A2" office:value-type="string">
            <text:p text:style-name="P55">новый параметр <text:span text:style-name="T3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3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3-</text:span>Января-2007</text:p>
          </table:table-cell>
          <table:table-cell table:style-name="Таблица1.A2" office:value-type="string">
            <text:p text:style-name="P55">0.5.9</text:p>
          </table:table-cell>
          <table:table-cell table:style-name="Таблица1.A2" office:value-type="string">
            <text:p text:style-name="P55">добавлен <text:span text:style-name="T3">IMSI </text:span>в 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4-</text:span>Апреля-200<text:span text:style-name="T3">7</text:span></text:p>
          </table:table-cell>
          <table:table-cell table:style-name="Таблица1.A2" office:value-type="string">
            <text:p text:style-name="P57">0.6.0</text:p>
          </table:table-cell>
          <table:table-cell table:style-name="Таблица1.A2" office:value-type="string">
            <text:p text:style-name="P55">Изменена логика тарификации <text:span text:style-name="T3">SMS</text:span> <text:span text:style-name="T3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0-</text:span>Мая-2007</text:p>
          </table:table-cell>
          <table:table-cell table:style-name="Таблица1.A2" office:value-type="string">
            <text:p text:style-name="P57">0.6.1</text:p>
          </table:table-cell>
          <table:table-cell table:style-name="Таблица1.A2" office:value-type="string">
            <text:p text:style-name="P55">Добавлена строка описания кода ошибки в <text:a xlink:type="simple" xlink:href="#_Структура_ChargeSmsResult_PDU"><text:span text:style-name="Internet_20_link"><text:span text:style-name="T3">ChargeSmsResult</text:span></text:span></text:a> и 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5-</text:span>Мая-2007</text:p>
          </table:table-cell>
          <table:table-cell table:style-name="Таблица1.A2" office:value-type="string">
            <text:p text:style-name="P57">0.6.2</text:p>
          </table:table-cell>
          <table:table-cell table:style-name="Таблица1.A2" office:value-type="string">
            <text:p text:style-name="P55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3">Billing</text:span></text:span></text:a>.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</text:span>7<text:span text:style-name="T3">-</text:span>Мая-2007</text:p>
          </table:table-cell>
          <table:table-cell table:style-name="Таблица1.A2" office:value-type="string">
            <text:p text:style-name="P55">0.6.3</text:p>
          </table:table-cell>
          <table:table-cell table:style-name="Таблица1.A2" office:value-type="string">
            <text:p text:style-name="P55">Новый параметр <text:span text:style-name="T3">abonentTypeRequest</text:span> в секции <text:a xlink:type="simple" xlink:href="#_Параметры_секции_Billing."><text:span text:style-name="Internet_20_link"><text:span text:style-name="T3">Billing</text:span></text:span></text:a>. файла конфигурации. Описание <text:a xlink:type="simple" xlink:href="#_Структура_CSV_файла"><text:span text:style-name="Internet_20_link"><text:span text:style-name="T3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5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8-</text:span>Мая-2007</text:p>
          </table:table-cell>
          <table:table-cell table:style-name="Таблица1.A2" office:value-type="string">
            <text:p text:style-name="P55">0.6.<text:span text:style-name="T3">4</text:span></text:p>
          </table:table-cell>
          <table:table-cell table:style-name="Таблица1.A2" office:value-type="string">
            <text:p text:style-name="P55">Введено понятие <text:a xlink:type="simple" xlink:href="#_Логика_тарификации"><text:span text:style-name="Internet_20_link">типа тарификации</text:span></text:a> (<text:span text:style-name="T3">ON</text:span>_<text:span text:style-name="T3">SUBMIT</text:span>, <text:span text:style-name="T3">ON</text:span>_<text:span text:style-name="T3">DELIVERY</text:span>). Расширение протокола тарификации <text:s/>- новое <text:span text:style-name="T3">PDU</text:span> <text:a xlink:type="simple" xlink:href="#_Структура_DeliveredSmsData_PDU"><text:span text:style-name="Internet_20_link"><text:span text:style-name="T3">DeliveredSmsData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2-</text:span>Мая-2007</text:p>
          </table:table-cell>
          <table:table-cell table:style-name="Таблица1.A2" office:value-type="string">
            <text:p text:style-name="P55">0.6.<text:span text:style-name="T3">4</text:span></text:p>
          </table:table-cell>
          <table:table-cell table:style-name="Таблица1.A2" office:value-type="string">
            <text:p text:style-name="P55"><text:span text:style-name="T3">C</text:span>корректировано описание <text:a xlink:type="simple" xlink:href="#_Структура_CSV_файла"><text:span text:style-name="Internet_20_link"><text:span text:style-name="T3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8-</text:span>Мая-2007</text:p>
          </table:table-cell>
          <table:table-cell table:style-name="Таблица1.A2" office:value-type="string">
            <text:p text:style-name="P57">0.6.5</text:p>
          </table:table-cell>
          <table:table-cell table:style-name="Таблица1.A2" office:value-type="string">
            <text:p text:style-name="P55">Поддержка вторичного <text:a xlink:type="simple" xlink:href="#_Логика_тарификации"><text:span text:style-name="Internet_20_link">режима тарификации</text:span></text:a> вслучае ошибки взаимодействия с <text:span text:style-name="T3">IN</text:span>. Соответствующие изменения в секции <text:a xlink:type="simple" xlink:href="#_Параметры_подсекции_BillingModes."><text:span text:style-name="Internet_20_link"><text:span text:style-name="T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3">BillingModes</text:span></text:span></text:a> файла конфигурации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31-</text:span>Мая-2007</text:p>
          </table:table-cell>
          <table:table-cell table:style-name="Таблица1.A2" office:value-type="string">
            <text:p text:style-name="P57">0.6.6</text:p>
          </table:table-cell>
          <table:table-cell table:style-name="Таблица1.A2" office:value-type="string">
            <text:p text:style-name="P55">Поддержка <text:span text:style-name="T3">MT</text:span> тарификации. Соответствующие изменения в <text:span text:style-name="T3">PDU</text:span>: <text:a xlink:type="simple" xlink:href="#_Структура_ChargeSms_PDU_1"><text:span text:style-name="Internet_20_link"><text:span text:style-name="T3">ChargeSms</text:span></text:span></text:a> и <text:a xlink:type="simple" xlink:href="#_Структура_DeliveredSmsData_PDU"><text:span text:style-name="Internet_20_link"><text:span text:style-name="T3">DeliveredSmsData</text:span></text:span></text:a> 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4-</text:span>Июня-2007</text:p>
          </table:table-cell>
          <table:table-cell table:style-name="Таблица1.A2" office:value-type="string">
            <text:p text:style-name="P55">0.6.7</text:p>
          </table:table-cell>
          <table:table-cell table:style-name="Таблица1.A2" office:value-type="string">
            <text:p text:style-name="P55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3">BillingModes</text:span>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22-</text:span>Июня-2007</text:p>
          </table:table-cell>
          <table:table-cell table:style-name="Таблица1.A2" office:value-type="string">
            <text:p text:style-name="P55">0.6.<text:span text:style-name="T3">10</text:span></text:p>
          </table:table-cell>
          <table:table-cell table:style-name="Таблица1.A2" office:value-type="string">
            <text:p text:style-name="P55">Введена возможность конфигурации <text:s/>тарификации сообщения-носителя для <text:span text:style-name="T3">SMS</text:span> <text:span text:style-name="T3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06-</text:span>Июля-2007</text:p>
          </table:table-cell>
          <table:table-cell table:style-name="Таблица1.A2" office:value-type="string">
            <text:p text:style-name="P57">0.6.11</text:p>
          </table:table-cell>
          <table:table-cell table:style-name="Таблица1.A2" office:value-type="string">
            <text:p text:style-name="P55">В конфигурацию <text:span text:style-name="T3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3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4-</text:span>Сентября-2007</text:p>
          </table:table-cell>
          <table:table-cell table:style-name="Таблица1.A2" office:value-type="string">
            <text:p text:style-name="P55">0.6.20</text:p>
          </table:table-cell>
          <table:table-cell table:style-name="Таблица1.A2" office:value-type="string">
            <text:p text:style-name="P55">Введена поддержка <text:span text:style-name="T3">IN</text:span>-платформ фирмы <text:span text:style-name="T3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text:style-name="WW8Num33">
              <text:list-item>
                <text:p text:style-name="P175">новый параметр <text:span text:style-name="T3">IDPReqMode</text:span></text:p>
              </text:list-item>
              <text:list-item>
                <text:p text:style-name="P175">новый параметр <text:span text:style-name="T3">RPCList_retry</text:span></text:p>
              </text:list-item>
              <text:list-item>
                <text:p text:style-name="P175">исключен устаревший <text:span text:style-name="T3">RPCList_postpaid</text:span></text:p>
              </text:list-item>
            </text:list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3">11-</text:span>Марта-2008</text:p>
          </table:table-cell>
          <table:table-cell table:style-name="Таблица1.A2" office:value-type="string">
            <text:p text:style-name="P55">0.7.0</text:p>
          </table:table-cell>
          <table:table-cell table:style-name="Таблица1.A2" office:value-type="string">
            <text:p text:style-name="P55"><text:span text:style-name="T3">Добавлен 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5"><text:span text:style-name="T3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5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5">16-Октября</text:p>
          </table:table-cell>
          <table:table-cell table:style-name="Таблица1.B25" office:value-type="float" office:value="2008">
            <text:p text:style-name="P55">2008</text:p>
          </table:table-cell>
          <table:table-cell table:style-name="Таблица1.A25" office:value-type="string">
            <text:p text:style-name="P55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3">PDU</text:span> <text:a xlink:type="simple" xlink:href="#_Структура_ChargeSms_PDU_1"><text:span text:style-name="Internet_20_link"><text:span text:style-name="T3">ChargeSms</text:span></text:span></text:a> и <text:s text:c="2"/><text:a xlink:type="simple" xlink:href="#_Структура_DeliveredSmsData_PDU"><text:span text:style-name="Internet_20_link"><text:span text:style-name="T3">DeliveredSmsData</text:span></text:span></text:a> . </text:p>
          </table:table-cell>
          <table:table-cell table:style-name="Таблица1.D25" office:value-type="string">
            <text:p text:style-name="P55">Роман Герасимов</text:p>
          </table:table-cell>
        </table:table-row>
      </table:table>
      <text:p text:style-name="Text_20_body"/>
      <text:p text:style-name="Text_20_body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сылки</text:h>
            </text:list-item>
          </text:list>
        </text:list-item>
      </text:list>
      <text:p text:style-name="P14"><text:span text:style-name="T3">3</text:span><text:span text:style-name="T3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text:style-name="Outline" text:continue-numbering="true">
        <text:list-item>
          <text:h text:style-name="Heading_20_1" text:outline-level="1"><text:s/>Общее описание <text:span text:style-name="T3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3">IN</text:span> платформ. В этой связи возникает необходимость <text:span text:style-name="T3">on</text:span>-<text:span text:style-name="T3">line</text:span> тарификации услуг на базе <text:span text:style-name="T3">USSD</text:span> технологии. Однако, на текущий момент организация взаимодействия <text:span text:style-name="T3">USSD</text:span> центров или <text:span text:style-name="T3">MSC</text:span> и <text:span text:style-name="T3">IN</text:span> платформы стандартом не регламентируется. Именно этот пробел и восполняет <text:span text:style-name="T13"><text:subject>Модуль тарификации INMan</text:subject></text:span><text:span text:style-name="T12">.</text:span></text:p>
      <text:p text:style-name="P24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Интеграция с <text:span text:style-name="T3">SMSC</text:span>/<text:span text:style-name="T3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0">Требование</text:p>
          </table:table-cell>
          <table:table-cell table:style-name="Таблица2.B1" office:value-type="string">
            <text:p text:style-name="P30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text:style-name="WW8Num30">
              <text:list-item>
                <text:p text:style-name="P72">Модуль должен самостоятельно и в <text:span text:style-name="T3">on</text:span>-<text:span text:style-name="T3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1">Трактовать USSD сообщение как SMS сообщение. Эмулировать взаимодействие по протоколу <text:span text:style-name="T3">CAP</text:span> между MSC и IN при обработке <text:span text:style-name="T3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быть необязательным компонентом <text:span text:style-name="T3">Sibinco</text:span> USSDC</text:p>
              </text:list-item>
            </text:list>
          </table:table-cell>
          <table:table-cell table:style-name="Таблица2.B2" office:value-type="string">
            <text:p text:style-name="P31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взаимодействовать не только с <text:span text:style-name="T3">Sibinco</text:span> <text:span text:style-name="T3">USSDC</text:span>, но и с любым другим клиентом, которому необходима тарификация <text:span text:style-name="T3">USSD</text:span> сообщений</text:p>
              </text:list-item>
            </text:list>
          </table:table-cell>
          <table:table-cell table:style-name="Таблица2.B2" office:value-type="string">
            <text:p text:style-name="P31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1">Реализовать протокол с использованием <text:span text:style-name="T3">TCP</text:span>/<text:span text:style-name="T3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1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1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1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text:style-name="WW8Num30" text:continue-numbering="true">
              <text:list-item>
                <text:p text:style-name="P72">Модуль должен снять с <text:span text:style-name="T3">Sibinco</text:span> <text:span text:style-name="T3">USSDC</text:span> обязанность по генерации <text:span text:style-name="T3">CDR</text:span> файлов</text:p>
              </text:list-item>
            </text:list>
          </table:table-cell>
          <table:table-cell table:style-name="Таблица2.B2" office:value-type="string">
            <text:p text:style-name="P31">Реализовать поддержку генерации <text:span text:style-name="T3">CDR</text:span> файлов</text:p>
          </table:table-cell>
        </table:table-row>
      </table:table>
      <text:p text:style-name="Text_20_body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Взаимодействие с <text:span text:style-name="T3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0">Требование</text:p>
          </table:table-cell>
          <table:table-cell table:style-name="Таблица3.B1" office:value-type="string">
            <text:p text:style-name="P30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text:style-name="WW8Num30">
              <text:list-item text:start-value="1">
                <text:p text:style-name="P72">Протокол взаимодействия модуля с клиентами должен учитывать логику взаимодействия с <text:span text:style-name="T3">IN</text:span> платформой</text:p>
              </text:list-item>
            </text:list>
          </table:table-cell>
          <table:table-cell table:style-name="Таблица3.B2" office:value-type="string">
            <text:p text:style-name="P31">Команды протокола должны следовать логике <text:span text:style-name="T3">CAP</text:span> <text:s/><text:span text:style-name="T3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должен взаимодействовать с <text:span text:style-name="T3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1">Обеспечить возможность внешней конфигурации параметров взаимодействия с разными <text:span text:style-name="T3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должен взаимодействовать с несколькими <text:span text:style-name="T3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1">Реализовать возможность одновременного запуска нескольких подмодулей для конкретных <text:span text:style-name="T3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должен самостоятельно решать, с какой <text:span text:style-name="T3">IN</text:span> платформой взаимодействовать на основании <text:span text:style-name="T3">MSISDN</text:span> абонента</text:p>
              </text:list-item>
            </text:list>
          </table:table-cell>
          <table:table-cell table:style-name="Таблица3.B2" office:value-type="string">
            <text:p text:style-name="P31">Реализовать возможность внешней конфигурации стратегии вычисления номера <text:span text:style-name="T3">IN</text:span> платформы и параметров для взаимодействия с ней на основании <text:span text:style-name="T3">MSISDN</text:span>. Например, <text:span text:style-name="T3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не должен взаимодействовать с <text:span text:style-name="T3">IN</text:span> платформой для <text:span text:style-name="T3">postpaid</text:span> абонентов</text:p>
              </text:list-item>
            </text:list>
          </table:table-cell>
          <table:table-cell table:style-name="Таблица3.B2" office:value-type="string">
            <text:p text:style-name="P31">Реализовать подмодуль вычисления типа контракта абонента. Например<text:span text:style-name="T3">, AnyTimeSubscriptionInterrogation, </text:span>запрос<text:span text:style-name="T3"> </text:span>в<text:span text:style-name="T3"> </text:span>БД<text:span text:style-name="T3">.</text:span>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1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text:style-name="WW8Num30" text:continue-numbering="true">
              <text:list-item>
                <text:p text:style-name="P72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1">Кэш должен иметь возможность сохраняться на файловой системе.</text:p>
          </table:table-cell>
        </table:table-row>
      </table:table>
      <text:p text:style-name="Text_20_body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0">Требование</text:p>
          </table:table-cell>
          <table:table-cell table:style-name="Таблица4.B1" office:value-type="string">
            <text:p text:style-name="P30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text:style-name="WW8Num30">
              <text:list-item text:start-value="1">
                <text:p text:style-name="P72">Модуль должен поддервать выборочную тарификацию <text:span text:style-name="T3">SMS</text:span> и/или <text:span text:style-name="T3">USSD</text:span> сообщений</text:p>
              </text:list-item>
            </text:list>
          </table:table-cell>
          <table:table-cell table:style-name="Таблица4.B2" office:value-type="string">
            <text:p text:style-name="P31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text:style-name="WW8Num30" text:continue-numbering="true">
              <text:list-item>
                <text:p text:style-name="P72">Модуль должен поддерживать <text:s/>тарификацию сообщений, использующих дополнительные услуги (<text:span text:style-name="T3">SMS</text:span> <text:span text:style-name="T3">Extra</text:span>) </text:p>
              </text:list-item>
            </text:list>
          </table:table-cell>
          <table:table-cell table:style-name="Таблица4.B2" office:value-type="string">
            <text:p text:style-name="P31">Обеспечить возможность внешней конфигурации дополнительных услуг (<text:span text:style-name="T3">SMS</text:span> <text:span text:style-name="T3">Extra</text:span>)</text:p>
          </table:table-cell>
        </table:table-row>
        <table:table-row table:style-name="Таблица4.1">
          <table:table-cell table:style-name="Таблица4.A2" office:value-type="string">
            <text:list text:style-name="WW8Num30" text:continue-numbering="true">
              <text:list-item>
                <text:p text:style-name="P72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1">Реализовать такую возможность в протоколе тарификации.</text:p>
          </table:table-cell>
        </table:table-row>
      </table:table>
      <text:list text:style-name="Outline" text:continue-numbering="true">
        <text:list-item>
          <text:list text:continue-numbering="true">
            <text:list-header>
              <text:h text:style-name="Heading_20_2" text:outline-level="2" text:is-list-header="true" text:restart-numbering="true" text:start-value="1"/>
            </text:list-header>
          </text:list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text:style-name="WW8Num16">
        <text:list-item>
          <text:p text:style-name="P90">Динамическая реконфигурация не поддерживается.</text:p>
        </text:list-item>
        <text:list-item>
          <text:p text:style-name="P90">Для работы с элементами сигнальной сети требуется установленное <text:span text:style-name="T3">TCAP</text:span> <text:span text:style-name="T3">API</text:span> компании <text:span text:style-name="T3">TietoEnator</text:span>.</text:p>
        </text:list-item>
      </text:list>
      <text:p text:style-name="P28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ротоколы, используемые при тарификации <text:span text:style-name="T3">SMS</text:span>/<text:span text:style-name="T3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16.79cm" svg:height="2.942cm" draw:z-index="0"><draw:image xlink:href="Pictures/20000080000303A2000082D8F348FCC5.wmf" xlink:type="simple" xlink:show="embed" xlink:actuate="onLoad"/></draw:frame></text:p>
      <text:p text:style-name="Text_20_body"/>
      <text:p text:style-name="Text_20_body"><text:bookmark-start text:name="_Структура_ChargeSms_PDU"/><text:bookmark-end text:name="_Структура_ChargeSms_PDU"/><text:bookmark-start text:name="_Асинхронность_протокола_1"/><text:bookmark-end text:name="_Асинхронность_протокола_1"/><text:bookmark-start text:name="_Обзор_протокола_определения"/><text:bookmark-end text:name="_Обзор_протокола_определения"/><text:bookmark-start text:name="_Асинхронность_протокола"/><text:bookmark-end text:name="_Асинхронность_протокола"/><text:bookmark-start text:name="_Общий_формат_протоколов"/><text:bookmark-end text:name="_Общий_формат_протоколов"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бзор протокола взаимодействия <text:span text:style-name="T3">INMan</text:span>-<text:span text:style-name="T3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3">IN</text:span> платформой используется протокол <text:span text:style-name="T3">CAP</text:span>3 (<text:span text:style-name="T3">CAMEL</text:span> <text:span text:style-name="T3">phase</text:span> 3) <text:s/>в той его части, которая описывает взаимодействие <text:span text:style-name="T3">MSC</text:span> и <text:span text:style-name="T3">IN</text:span> платформы в момент обработки <text:span text:style-name="T3">MO</text:span> <text:span text:style-name="T3">SMS</text:span>. <text:s/>Детальное описание можно найти в спецификациях <text:span text:style-name="T17">3GPP TS 29.078. </text:span>Примерные сценарии взаимодействия описаны ниже.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Сценарий взаимодействия <text:span text:style-name="T3">INMan</text:span> – <text:span text:style-name="T3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7.846cm" svg:height="5.232cm" draw:z-index="2"><draw:image xlink:href="Pictures/2000005A000143990000D7B345A62C79.wmf" xlink:type="simple" xlink:show="embed" xlink:actuate="onLoad"/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Сценарий взаимодействия <text:span text:style-name="T3">INMan</text:span> – <text:span text:style-name="T3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7.846cm" svg:height="5.232cm" draw:z-index="3"><draw:image xlink:href="Pictures/20000041000143990000D7B3E7875666.wmf" xlink:type="simple" xlink:show="embed" xlink:actuate="onLoad"/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бщий сценарий взаимодействия <text:s/>Отправитель – <text:span text:style-name="T3">USSDC</text:span> – <text:span text:style-name="T3">INMan</text:span> – <text:span text:style-name="T3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17.492cm" svg:height="9.338cm" draw:z-index="4"><draw:image xlink:href="Pictures/200000E30002FCEA0001985904DDDFC3.wmf" xlink:type="simple" xlink:show="embed" xlink:actuate="onLoad"/></draw:frame></text:p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3">INman</text:span>-<text:span text:style-name="T3">a</text:span> вводится понятие ‘политики абонента’, задающей стратегию определения контракта абонента по его <text:span text:style-name="T3">MSISDN</text:span> и определения параметров последующего диалога с <text:span text:style-name="T3">IN</text:span>-платформой если необходимо. </text:p>
      <text:p text:style-name="Text_20_body">Логически, при тарификации услуги, действия <text:span text:style-name="T3">INMan</text:span>-<text:span text:style-name="T3">a</text:span> состоят из трех фаз:</text:p>
      <text:list text:style-name="WW8Num39">
        <text:list-item>
          <text:p text:style-name="P92">обращение к некоему внешнему для <text:span text:style-name="T3">INMan</text:span>-<text:span text:style-name="T3">a</text:span> приложению/модулю, способному определить тип контракта абонента</text:p>
        </text:list-item>
        <text:list-item>
          <text:p text:style-name="P92">в случае <text:span text:style-name="T3">prepaid</text:span> абонента определение адреса <text:span text:style-name="T3">IN</text:span>-платформы и параметров для диалога с ней либо от внешнего приложения/модуля, либо из конфигурации <text:span text:style-name="T3">INMan</text:span>-<text:span text:style-name="T3">a</text:span></text:p>
        </text:list-item>
        <text:list-item>
          <text:p text:style-name="P92">диалог с <text:span text:style-name="T3">IN</text:span>-платформой</text:p>
        </text:list-item>
      </text:list>
      <text:p text:style-name="Text_20_body">В терминах реализации <text:span text:style-name="T3">INMan</text:span>-<text:span text:style-name="T3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3">MAP</text:span> сервис <text:span text:style-name="T3">HLR</text:span>-<text:span text:style-name="T3">a</text:span>, <text:span text:style-name="T3">etc</text:span>), <text:s/>Поэтому подмодули <text:span text:style-name="T3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3">INMan</text:span>-е реализована работа со следующими типами ‘провайдеров абонентов’:</text:p>
      <text:list text:style-name="WW8Num43">
        <text:list-item>
          <text:p text:style-name="P95"><text:span text:style-name="T3">ORACLE</text:span> база данных - возвращает только тип контракта абонента</text:p>
        </text:list-item>
        <text:list-item>
          <text:p text:style-name="P95"><text:span text:style-name="T3">HLR</text:span> Сервис <text:span text:style-name="T3">SEND</text:span>_<text:span text:style-name="T3">ROUTING</text:span>_<text:span text:style-name="T3">INFO</text:span> – возвращает тип контракта абонента, а для <text:span text:style-name="T3">prepaid</text:span> абонента также и <text:span text:style-name="T3">ISDN</text:span> адрес <text:span text:style-name="T3">IN</text:span>-платформы (без параметров для диалога)</text:p>
        </text:list-item>
        <text:list-item>
          <text:p text:style-name="P95"><text:span text:style-name="T3">HLR</text:span> Сервис <text:span text:style-name="T3">ANY</text:span>_<text:span text:style-name="T3">TIME</text:span>_<text:span text:style-name="T3">SUBSCRIPTION</text:span>_<text:span text:style-name="T3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3">prepaid</text:span> абонента также и <text:span text:style-name="T3">ISDN</text:span> адрес <text:span text:style-name="T3">IN</text:span>-платформы с параметрами для диалога</text:p>
        </text:list-item>
      </text:list>
      <text:p text:style-name="Text_20_body">Как видно, не всегда можно получить всю необходимую информацию для полноценного диалога с <text:span text:style-name="T3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3">INMan</text:span>-<text:span text:style-name="T3">a</text:span>.</text:p>
      <text:p text:style-name="Text_20_body">Таким образом, ‘политика абонента’ состоит из:</text:p>
      <text:list text:style-name="WW8Num28">
        <text:list-item>
          <text:p text:style-name="P98">конфигурации для ‘провайдера абонента’</text:p>
        </text:list-item>
        <text:list-item>
          <text:p text:style-name="P98">конфигурации для одной иди нескольких <text:span text:style-name="T3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/><text:bookmark-start text:name="_Логика_и_режимы"/><text:bookmark-start text:name="_Логика_тарификации"/>Логика и режимы тарификации.<text:bookmark-end text:name="_Логика_и_режимы"/><text:bookmark-end text:name="_Логика_тарификации"/></text:h>
                </text:list-item>
              </text:list>
            </text:list-item>
          </text:list>
        </text:list-item>
      </text:list>
      <text:p text:style-name="P42">Для обеспечения гибкой системы тарификации в <text:span text:style-name="T3">INMan</text:span>-е введена возможность задания режима тарификации на каждый тип тарифицируемого сообщения. </text:p>
      <text:p text:style-name="P42">Под понятием ‘тип сообщения’ подразумевается совокупность типа носителя (<text:span text:style-name="T3">DP</text:span> <text:span text:style-name="T3">bearer</text:span> <text:span text:style-name="T3">type</text:span>) и запрошенных особенностей тарификации (к примеру, использовать <text:span text:style-name="T3">SMS</text:span> <text:span text:style-name="T3">Extra</text:span> сервисы).</text:p>
      <text:p text:style-name="P42">На данный момент различаются следующие типы тарифицируемых сообщений:</text:p>
      <text:list text:style-name="WW8Num29">
        <text:list-item>
          <text:p text:style-name="P155"><text:span text:style-name="T3">SMS – </text:span>обычный <text:span text:style-name="T3">SMS </text:span>пакет</text:p>
        </text:list-item>
        <text:list-item>
          <text:p text:style-name="P155"><text:span text:style-name="T3">USSD</text:span> – обычный пакет с данными <text:span text:style-name="T3">USSD</text:span></text:p>
        </text:list-item>
        <text:list-item>
          <text:p text:style-name="P155"><text:span text:style-name="T3">XSMS</text:span> – <text:span text:style-name="T3">SMS</text:span> пакет использующий <text:span text:style-name="T3">SMS</text:span> <text:span text:style-name="T3">Extra</text:span> сервисы</text:p>
        </text:list-item>
      </text:list>
      <text:p text:style-name="P42">На каждый тип сообщения можно задать следующие <text:span text:style-name="T13">режимы тарификации</text:span><text:span text:style-name="T16">:</text:span></text:p>
      <text:list text:style-name="WW8Num13">
        <text:list-item>
          <text:p text:style-name="P158"><text:span text:style-name="T3">OFF</text:span> – тарификация запрещена (по умолчанию),</text:p>
        </text:list-item>
        <text:list-item>
          <text:p text:style-name="P158"><text:span text:style-name="T3">CDR</text:span> – тарифицировать через создание <text:span text:style-name="T3">CDR</text:span> записей</text:p>
        </text:list-item>
        <text:list-item>
          <text:p text:style-name="P158"><text:span text:style-name="T3">IN</text:span> <text:s/>- <text:s/>тарифицировать через обращение к <text:span text:style-name="T3">IN</text:span>-платформе, <text:s/>в случае невозможности - использовать <text:s/>вторичный режим (<text:span text:style-name="T3">CDR</text:span> или <text:span text:style-name="T3">OFF</text:span>) в соответствии с заданными установками в файле конфигурации</text:p>
        </text:list-item>
      </text:list>
      <text:p text:style-name="P42">Задание <text:span text:style-name="T12">режимов тарификации</text:span> производится в секции <text:a xlink:type="simple" xlink:href="#_Параметры_подсекции_BillingModes."><text:span text:style-name="Internet_20_link"><text:span text:style-name="T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3">BillingModes</text:span></text:span></text:a> файла конфигурации <text:span text:style-name="T3">INMan</text:span>-<text:span text:style-name="T3">a</text:span>. Если какой-либо тип сообщения не указан в кофигурации, то для него используется режим тарификации по умолчанию (<text:span text:style-name="T3">OFF</text:span>).</text:p>
      <text:p text:style-name="P28"><text:span text:style-name="T4">NOTE</text:span><text:span text:style-name="T16">:</text:span> <text:span text:style-name="T3">SMSC</text:span> имеет возможность запросить у <text:span text:style-name="T3">INMan</text:span>-а безусловную тарификацию через <text:span text:style-name="T3">IN</text:span>-платформу посредством поля smsXSrvsId в <text:a xlink:type="simple" xlink:href="#_Структура_ChargeSms_PDU_1"><text:span text:style-name="Internet_20_link"><text:span text:style-name="T3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3">PDU</text:span></text:span></text:a><text:a xlink:type="simple" xlink:href="#_Структура_ChargeSms_PDU_1"><text:span text:style-name="Internet_20_link">.</text:span></text:a></text:p>
      <text:p text:style-name="P42"/>
      <text:p text:style-name="Text_20_body">Для обеспечения раздельной тарификации как посылки так и доставки сообщений поддерживаются следующие <text:span text:style-name="T13">политики тарификации</text:span>:</text:p>
      <text:list text:style-name="WW8Num18">
        <text:list-item>
          <text:p text:style-name="P100"><text:span text:style-name="T3">ON</text:span>_<text:span text:style-name="T3">SUBMIT</text:span> – тарификация посылки сообщения,</text:p>
        </text:list-item>
        <text:list-item>
          <text:p text:style-name="P100"><text:span text:style-name="T3">ON</text:span>_<text:span text:style-name="T3">DELIVERY</text:span> <text:s/>– тарификация доставкисообщения,</text:p>
        </text:list-item>
        <text:list-item>
          <text:p text:style-name="P100"><text:span text:style-name="T3">ON</text:span>_<text:span text:style-name="T3">DATA</text:span>_<text:span text:style-name="T3">COLLECTED</text:span> – тарификация доставки сообщения, у которого предварительно была протарифицирована посылка; тарификация производится только через <text:span text:style-name="T3">CDR</text:span>.</text:p>
        </text:list-item>
      </text:list>
      <text:p text:style-name="Text_20_body"/>
      <text:p text:style-name="Text_20_body">Изначально модуль <text:span text:style-name="T3">INMan</text:span> поддерживал тарификацию только отправителя сообщения, то есть МО тарификацию, но начиная с версии 0.6.6 введена поддержка: также и тарификации получателя (то есть МТ). Требуемый тип тарификации задается соответствующими полями <text:span text:style-name="T3">PDU</text:span> протокола тарификации <text:a xlink:type="simple" xlink:href="#_Структура_ChargeSms_PDU_1"><text:span text:style-name="Internet_20_link"><text:span text:style-name="T3">ChargeSms</text:span></text:span></text:a> или <text:a xlink:type="simple" xlink:href="#_Структура_DeliveredSmsData_PDU"><text:span text:style-name="Internet_20_link"><text:span text:style-name="T3">DeliveredSmsData</text:span></text:span></text:a>.</text:p>
      <text:p text:style-name="P28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/>Тарификация <text:span text:style-name="T3">SMS</text:span> <text:span text:style-name="T3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Для обеспечения тарификации <text:span text:style-name="T3">SMS</text:span> <text:span text:style-name="T3">Extra</text:span> услуг, между <text:span text:style-name="T3">SMSC</text:span>/<text:span text:style-name="T3">USSDC</text:span> и <text:span text:style-name="T3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3">SMSC</text:span> значения этих битов жестко прописаны в исполняемом коде, однако <text:span text:style-name="T3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3">SMSC</text:span> дополнительных услуг <text:span text:style-name="T3">SMS</text:span> <text:span text:style-name="T3">Extra</text:span>, он добавляет в запрос <text:a xlink:type="simple" xlink:href="#_Структура_ChargeSms_PDU"><text:span text:style-name="Internet_20_link"><text:span text:style-name="T3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3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3">INMan</text:span>-<text:span text:style-name="T3">a</text:span>, заданный в его файле конфигурации, разрешает тарифицирование, то по этой маске <text:span text:style-name="T3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3">SMS</text:span> сообщения и пакета <text:span text:style-name="T3">SMS</text:span> <text:span text:style-name="T3">Extra</text:span> услуг проводится в зависимости от типа контракта абонента:</text:p>
      <text:list text:style-name="WW8Num36">
        <text:list-item>
          <text:p text:style-name="P103">для <text:span text:style-name="T3">postpaid</text:span> –создается <text:span text:style-name="T3">CDR</text:span> запись по базовому <text:span text:style-name="T3">SMS</text:span> сообщению, дополнительно содержащая сервис-код пакета услуг</text:p>
        </text:list-item>
        <text:list-item>
          <text:p text:style-name="P103">для <text:span text:style-name="T3">prepaid</text:span> – по базовому <text:span text:style-name="T3">SMS</text:span> ничего не делается, (подразумевается, что оно было протарифицировано коммутатором), кроме случая, когда в маске пакета услуг <text:span text:style-name="T3">SMSC</text:span> выставил бит безусловной тарификации через <text:span text:style-name="T3">IN</text:span> платформу, а для <text:span text:style-name="T3">SMS</text:span> <text:span text:style-name="T3">Extra</text:span> услуг инициируется диалог с <text:span text:style-name="T3">IN</text:span>-платформой, в котором короткий номер используется в качестве dstSubscriberNumber.<text:line-break/><text:span text:style-name="T3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3">SMS</text:span>.</text:p>
        </text:list-item>
      </text:list>
      <text:p text:style-name="P42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/>Генерация <text:span text:style-name="T3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3">CDR</text:span>(<text:span text:style-name="T3">charging</text:span> <text:span text:style-name="T3">data</text:span> <text:span text:style-name="T3">record</text:span>) записей не стандартизован и различается для различных биллинговых систем, <text:span text:style-name="T3">INMan</text:span> не создает их непосредственно. Вместо этого он создает так называемые <text:span text:style-name="T3">CSV</text:span> файлы, содержащие транзакции <text:span text:style-name="T3">INMan</text:span>-<text:span text:style-name="T3">a</text:span> с необходимыми данными, которые конвертируются в конечный <text:span text:style-name="T3">CDR</text:span> сторонними утилитами. Формат <text:span text:style-name="T3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3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3">CDR</text:span></text:span></text:a><text:a xlink:type="simple" xlink:href="#_Структура_CSV_файла"><text:span text:style-name="Internet_20_link"> записей.</text:span></text:a><text:span text:style-name="T3">’</text:span></text:p>
      <text:p text:style-name="P32"/>
      <text:list text:style-name="Outline" text:continue-numbering="tru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3">INMan</text:span>-ом</text:h>
        </text:list-item>
      </text:list>
      <text:p text:style-name="P28"/>
      <text:list text:style-name="Outline" text:continue-numbering="true">
        <text:list-item>
          <text:list text:continue-numbering="true">
            <text:list-item>
              <text:h text:style-name="Heading_20_2" text:outline-level="2"><text:s/>Общий формат клиентских протоколов <text:span text:style-name="T3">INMan</text:span>-<text:span text:style-name="T3">a</text:span>.</text:h>
            </text:list-item>
          </text:list>
        </text:list-item>
      </text:list>
      <text:p text:style-name="Text_20_body">Все клиентские протоколы, поддерживаемые <text:span text:style-name="T3">INMan</text:span>-ом, основаны на обмене протокольными единицами (<text:span text:style-name="T3">PDU</text:span>) с использованием транспортных возможностей <text:span text:style-name="T3">TCP</text:span>/<text:span text:style-name="T3">IP</text:span> и имеют единый формат пакетов. Все пакеты состоят из двух частей: служебного заголовка и содержимого <text:span text:style-name="T3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3">Uint32</text:p>
          </table:table-cell>
          <table:table-cell table:style-name="Таблица5.A1" office:value-type="string">
            <text:p text:style-name="P33">Uint16</text:p>
          </table:table-cell>
          <table:table-cell table:style-name="Таблица5.A1" office:value-type="string">
            <text:p text:style-name="P33">Uint16</text:p>
          </table:table-cell>
          <table:table-cell table:style-name="Таблица5.A1" office:value-type="string">
            <text:p text:style-name="P33"/>
          </table:table-cell>
          <table:table-cell table:style-name="Таблица5.E1" office:value-type="string">
            <text:p text:style-name="P33"/>
          </table:table-cell>
        </table:table-row>
        <table:table-row table:style-name="Таблица5.1">
          <table:table-cell table:style-name="Таблица5.A1" office:value-type="string">
            <text:p text:style-name="P33">Packet length</text:p>
          </table:table-cell>
          <table:table-cell table:style-name="Таблица5.A1" office:value-type="string">
            <text:p text:style-name="P33">PDU tag</text:p>
          </table:table-cell>
          <table:table-cell table:style-name="Таблица5.A1" office:value-type="string">
            <text:p text:style-name="P33">Header format </text:p>
          </table:table-cell>
          <table:table-cell table:style-name="Таблица5.A1" office:value-type="string">
            <text:p text:style-name="P33">Header content</text:p>
          </table:table-cell>
          <table:table-cell table:style-name="Таблица5.E1" office:value-type="string">
            <text:p text:style-name="P33">PDU content</text:p>
          </table:table-cell>
        </table:table-row>
      </table:table>
      <text:p text:style-name="Text_20_body"/>
      <text:p text:style-name="Text_20_body">где:</text:p>
      <text:list text:style-name="WW8Num34">
        <text:list-item>
          <text:p text:style-name="P105"><text:span text:style-name="T3">Packet</text:span> <text:span text:style-name="T3">length</text:span> – длина всего пакета в октетах</text:p>
        </text:list-item>
        <text:list-item>
          <text:p text:style-name="P105"><text:span text:style-name="T3">PDU</text:span> <text:span text:style-name="T3">tag</text:span> – идентификатор <text:span text:style-name="T3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105"><text:span text:style-name="T3">Header</text:span> <text:span text:style-name="T3">format</text:span> – формат служебного загаловка </text:p>
        </text:list-item>
        <text:list-item>
          <text:p text:style-name="P105"><text:span text:style-name="T3">Header</text:span> <text:span text:style-name="T3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105"><text:span text:style-name="T3">PDU</text:span> <text:span text:style-name="T3">content</text:span> <text:s/>- сериализованное содержимое <text:span text:style-name="T3">PDU</text:span> </text:p>
        </text:list-item>
      </text:list>
      <text:p text:style-name="P45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3">TCP</text:span>/<text:span text:style-name="T3">IP</text:span> протоколах, поддерживаемых <text:span text:style-name="T3">INMan</text:span>-ом</text:p>
      <text:list text:style-name="WW8Num35">
        <text:list-item>
          <text:p text:style-name="P110"><text:span text:style-name="T3">Boolean</text:span><text:tab/>- передается как один октет, ноль означает <text:span text:style-name="T3">false</text:span>, <text:s/>любое ненулевой значение – <text:span text:style-name="T3">true</text:span>;<text:line-break/>далее упоминается как: <text:span text:style-name="T3">Bool</text:span></text:p>
        </text:list-item>
        <text:list-item>
          <text:p text:style-name="P110"><text:span text:style-name="T3">Unsigned</text:span> <text:span text:style-name="T3">Integers</text:span> (8, 16, 32, 64 <text:span text:style-name="T3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3">UInt</text:span>8, <text:span text:style-name="T3">UInt</text:span>16, <text:span text:style-name="T3">UInt</text:span>32, <text:span text:style-name="T3">UInt</text:span>64</text:p>
        </text:list-item>
        <text:list-item>
          <text:p text:style-name="P110"><text:span text:style-name="T3">Signed</text:span> <text:span text:style-name="T3">Integers</text:span> (16, 32 <text:span text:style-name="T3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3">Int</text:span>16, <text:span text:style-name="T3">Int</text:span>32</text:p>
        </text:list-item>
        <text:list-item>
          <text:p text:style-name="P110"><text:span text:style-name="T3">TimeT</text:span><text:tab/>- знаковое целое, хранящее время в секундах, передается как <text:span text:style-name="T3">signed</text:span> <text:span text:style-name="T3">integer</text:span> (32<text:span text:style-name="T3">bit</text:span>)</text:p>
        </text:list-item>
        <text:list-item>
          <text:p text:style-name="P114"><text:span text:style-name="T3">Variable</text:span> <text:span text:style-name="T3">length</text:span> <text:span text:style-name="T3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3">VarString</text:span></text:p>
        </text:list-item>
      </text:list>
      <text:p text:style-name="Text_20_body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3">SMS</text:span>/<text:span text:style-name="T3">USSD</text:span> сообщений (<text:span text:style-name="T3">USSDC</text:span>-<text:span text:style-name="T3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3">INMan</text:span> и его клиентами, которым необходимо осуществлять тарификацию услуг по отсылке/доставке <text:span text:style-name="T3">SMS</text:span>/<text:span text:style-name="T3">USSD</text:span> сообщений. Протокол использует единый формат <text:span text:style-name="T3">TCP</text:span>/<text:span text:style-name="T3">IP</text:span> соединений <text:span text:style-name="T3">INMan</text:span>-<text:span text:style-name="T3">a</text:span>.</text:p>
      <text:p text:style-name="Text_20_body">Клиентам для взаимодействия с <text:span text:style-name="T3">INMan</text:span>-ом необходимо инициировать транспортное соединение, после установления которого, можно начинатьобмен <text:span text:style-name="T3">PDU</text:span>.</text:p>
      <text:p text:style-name="P18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3">ChargeSmsResult</text:span></text:span></text:a></text:p>
          </table:table-cell>
          <table:table-cell table:style-name="Таблица6.A2" office:value-type="string">
            <text:p text:style-name="P17">от <text:span text:style-name="T3">INMan</text:span> в сторону клиента</text:p>
          </table:table-cell>
          <table:table-cell table:style-name="Таблица6.C2" office:value-type="string">
            <text:p text:style-name="P17">Разрешить<text:span text:style-name="T3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3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2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2">В случае, если одна одна из сторон столкнулась с ошибкой при приеме <text:span text:style-name="T3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7.846cm" svg:height="4.526cm" draw:z-index="5"><draw:image xlink:href="Pictures/20000055000143990000BADD51C484AD.wmf" xlink:type="simple" xlink:show="embed" xlink:actuate="onLoad"/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7.846cm" svg:height="3.268cm" draw:z-index="6"><draw:image xlink:href="Pictures/2000004500014399000086FB7A53CA65.wmf" xlink:type="simple" xlink:show="embed" xlink:actuate="onLoad"/></draw:frame>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5"><draw:g text:anchor-type="as-char" svg:y="0cm" draw:z-index="1" draw:style-name="gr1"><draw:rect draw:style-name="gr2" draw:text-style-name="P179" svg:width="7.815cm" svg:height="2.89cm" svg:x="0cm" svg:y="0cm"><text:p/></draw:rect><draw:custom-shape draw:style-name="gr3" draw:text-style-name="P180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80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81" svg:width="1.608cm" svg:height="1.056cm" svg:x="0.222cm" svg:y="0.108cm"><draw:text-box><text:p text:style-name="P181"><text:span text:style-name="T23">USSDC</text:span></text:p></draw:text-box></draw:frame><draw:custom-shape draw:style-name="gr3" draw:text-style-name="P180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80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81" svg:width="1.352cm" svg:height="1.056cm" svg:x="6.137cm" svg:y="0.108cm"><draw:text-box><text:p text:style-name="P181"><text:span text:style-name="T23">INMan</text:span></text:p></draw:text-box></draw:frame><draw:line draw:style-name="gr7" draw:text-style-name="P179" svg:x1="1.044cm" svg:y1="1.949cm" svg:x2="6.482cm" svg:y2="1.951cm"><text:p/></draw:line><draw:custom-shape draw:style-name="gr8" draw:text-style-name="P180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80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81" svg:width="3.081cm" svg:height="0.426cm" svg:x="2.503cm" svg:y="1.905cm"><draw:text-box><text:p text:style-name="P181"><text:span text:style-name="T24">DeliveredSmsData</text:span></text:p></draw:text-box></draw:frame><draw:line draw:style-name="gr7" draw:text-style-name="P179" svg:x1="1.044cm" svg:y1="0.699cm" svg:x2="1.046cm" svg:y2="2.89cm"><text:p/></draw:line><draw:line draw:style-name="gr7" draw:text-style-name="P179" svg:x1="6.826cm" svg:y1="0.699cm" svg:x2="6.828cm" svg:y2="2.89cm"><text:p/></draw:line></draw:g>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3">INMan</text:span>-ом.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Описание формата <text:span text:style-name="T3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3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3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3">Uint32</text:p>
          </table:table-cell>
          <table:table-cell table:style-name="Таблица7.A1" office:value-type="string">
            <text:p text:style-name="P33">Uint16</text:p>
          </table:table-cell>
          <table:table-cell table:style-name="Таблица7.A1" office:value-type="string">
            <text:p text:style-name="P33">Uint16</text:p>
          </table:table-cell>
          <table:table-cell table:style-name="Таблица7.A1" office:value-type="string">
            <text:p text:style-name="P33">Uint32</text:p>
          </table:table-cell>
          <table:table-cell table:style-name="Таблица7.E1" office:value-type="string">
            <text:p text:style-name="P33"/>
          </table:table-cell>
        </table:table-row>
        <table:table-row table:style-name="Таблица7.1">
          <table:table-cell table:style-name="Таблица7.A1" office:value-type="string">
            <text:p text:style-name="P33">Packet length</text:p>
          </table:table-cell>
          <table:table-cell table:style-name="Таблица7.A1" office:value-type="string">
            <text:p text:style-name="P33">PDU tag </text:p>
          </table:table-cell>
          <table:table-cell table:style-name="Таблица7.A1" office:value-type="string">
            <text:p text:style-name="P33">0x01</text:p>
          </table:table-cell>
          <table:table-cell table:style-name="Таблица7.A1" office:value-type="string">
            <text:p text:style-name="P31"><text:span text:style-name="T3">Dialog Id</text:span><text:span text:style-name="T3"> </text:span></text:p>
          </table:table-cell>
          <table:table-cell table:style-name="Таблица7.E1" office:value-type="string">
            <text:p text:style-name="P33">PDU content</text:p>
          </table:table-cell>
        </table:table-row>
      </table:table>
      <text:p text:style-name="Text_20_body"/>
      <text:p text:style-name="Text_20_body">где:</text:p>
      <text:list text:style-name="WW8Num41">
        <text:list-item>
          <text:p text:style-name="P128"><text:span text:style-name="T3">Packet</text:span> <text:span text:style-name="T3">length</text:span> – длина всего пакета в октетах</text:p>
        </text:list-item>
        <text:list-item>
          <text:p text:style-name="P128"><text:span text:style-name="T3">PDU</text:span> <text:span text:style-name="T3">tag</text:span> – тэг <text:span text:style-name="T3">PDU</text:span> протокола тарификации:</text:p>
          <text:list>
            <text:list-item>
              <text:p text:style-name="P128"><text:span text:style-name="T3">0x01</text:span> - <text:a xlink:type="simple" xlink:href="#_Структура_ChargeSms_PDU_1"><text:span text:style-name="Internet_20_link"><text:span text:style-name="T4">ChargeSms</text:span></text:span></text:a> </text:p>
            </text:list-item>
            <text:list-item>
              <text:p text:style-name="P128"><text:span text:style-name="T3">0x02</text:span> - <text:a xlink:type="simple" xlink:href="#_Структура_ChargeSmsResult_PDU"><text:span text:style-name="Internet_20_link"><text:span text:style-name="T4">ChargeSmsResult</text:span></text:span></text:a><text:span text:style-name="T3"> </text:span></text:p>
            </text:list-item>
            <text:list-item>
              <text:p text:style-name="P128"><text:span text:style-name="T3">0x03</text:span> - <text:a xlink:type="simple" xlink:href="#_Структура_DeliverySmsResult_PDU"><text:span text:style-name="Internet_20_link"><text:span text:style-name="T4">DeliverySmsResult</text:span></text:span></text:a></text:p>
            </text:list-item>
            <text:list-item>
              <text:p text:style-name="P128"><text:span text:style-name="T3">0x04 - </text:span><text:a xlink:type="simple" xlink:href="#_Структура_DeliveredSmsData_PDU"><text:span text:style-name="Internet_20_link"><text:span text:style-name="T4">DeliveredSmsData</text:span></text:span></text:a></text:p>
            </text:list-item>
          </text:list>
        </text:list-item>
        <text:list-item>
          <text:p text:style-name="P128"><text:span text:style-name="T3">Dialog</text:span> <text:span text:style-name="T3">Id</text:span> – уникальный идентификатор диалога <text:span text:style-name="T3">SMSC</text:span> <text:span text:style-name="T19"></text:span> <text:span text:style-name="T3">INMan</text:span>, назначаемый <text:span text:style-name="T3">SMSC</text:span> для обеспечения асинхронности его запросов.</text:p>
        </text:list-item>
      </text:list>
      <text:p text:style-name="Text_20_body">Содержимое всех <text:span text:style-name="T3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3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3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3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труктура <text:s/><text:span text:style-name="T3">PDU</text:span> протокола тарификации <text:span text:style-name="T3">SMS</text:span>/<text:span text:style-name="T3">USSD</text:span> сообщений.</text:h>
            </text:list-item>
          </text:list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3">ChargeSms</text:span> <text:span text:style-name="T3">PDU</text:span> (тэг 0<text:span text:style-name="T3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3">PDU</text:span> содержит данные для инициации диалога с <text:span text:style-name="T3">IN</text:span> платформой и данные для генерации <text:span text:style-name="T3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1">Поле</text:p>
          </table:table-cell>
          <table:table-cell table:style-name="Таблица8.A1" office:value-type="string">
            <text:p text:style-name="P31">Тип</text:p>
          </table:table-cell>
          <table:table-cell table:style-name="Таблица8.A1" office:value-type="string">
            <text:p text:style-name="P31">Длина</text:p>
          </table:table-cell>
          <table:table-cell table:style-name="Таблица8.D1" office:value-type="string">
            <text:p text:style-name="P31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0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3">mtBill</text:p>
          </table:table-cell>
          <table:table-cell table:style-name="Таблица8.A3" office:value-type="string">
            <text:p text:style-name="P33">Bool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31">флаг типа тарификации: 0<text:span text:style-name="T3">x</text:span>00 – <text:span text:style-name="T3">MO</text:span>, иначе - <text:span text:style-name="T3">MT</text:span></text:p>
          </table:table-cell>
        </table:table-row>
        <table:table-row table:style-name="Таблица8.1">
          <table:table-cell table:style-name="Таблица8.A3" office:value-type="string">
            <text:p text:style-name="P31">smsXSrvsId</text:p>
          </table:table-cell>
          <table:table-cell table:style-name="Таблица8.A3" office:value-type="string">
            <text:p text:style-name="P33">UInt32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совместная маска использованных 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8">0x40000000 – безусловная тарификация через <text:span text:style-name="T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0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3">dstSubscriberNumber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– 21</text:p>
          </table:table-cell>
          <table:table-cell table:style-name="Таблица8.A2" office:value-type="string">
            <text:p text:style-name="P31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3">callingPartyNumber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– 21</text:p>
          </table:table-cell>
          <table:table-cell table:style-name="Таблица8.A2" office:value-type="string">
            <text:p text:style-name="P31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1">callingImsi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–<text:span text:style-name="T3"> 21</text:span></text:p>
          </table:table-cell>
          <table:table-cell table:style-name="Таблица8.A2" office:value-type="string">
            <text:p text:style-name="P31"><text:span text:style-name="T3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1">smscAddress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–<text:span text:style-name="T3"> 21</text:span></text:p>
          </table:table-cell>
          <table:table-cell table:style-name="Таблица8.A2" office:value-type="string">
            <text:p text:style-name="P31"><text:span text:style-name="T3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1">submitTimeTZ</text:p>
          </table:table-cell>
          <table:table-cell table:style-name="Таблица8.A3" office:value-type="string">
            <text:p text:style-name="P33">TimeT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1">tpShortMessageSpecificInfo</text:p>
          </table:table-cell>
          <table:table-cell table:style-name="Таблица8.A3" office:value-type="string">
            <text:p text:style-name="P33">UInt8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10"><text:span text:style-name="T18">первый</text:span><text:span text:style-name="T5"> </text:span><text:span text:style-name="T18">октет</text:span><text:span text:style-name="T5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33">tpProtocolIdentifier</text:p>
          </table:table-cell>
          <table:table-cell table:style-name="Таблица8.A3" office:value-type="string">
            <text:p text:style-name="P33">UInt8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31">идентификатор протокола из <text:span text:style-name="T5">short</text:span><text:span text:style-name="T18"> </text:span><text:span text:style-name="T5">message</text:span><text:span text:style-name="T18"> </text:span><text:span text:style-name="T5">TPDU</text:span><text:span text:style-name="T18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3">tpDataCodingScheme</text:p>
          </table:table-cell>
          <table:table-cell table:style-name="Таблица8.A3" office:value-type="string">
            <text:p text:style-name="P33">UInt8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31"><text:span text:style-name="T3">DCS </text:span>из<text:span text:style-name="T3"> </text:span><text:span text:style-name="T5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3">tpValidityPeriod</text:p>
          </table:table-cell>
          <table:table-cell table:style-name="Таблица8.A3" office:value-type="string">
            <text:p text:style-name="P33">TimeT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3">locationInformationMSC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<text:span text:style-name="T3">1 – </text:span><text:span text:style-name="T3">21</text:span></text:p>
          </table:table-cell>
          <table:table-cell table:style-name="Таблица8.A2" office:value-type="string">
            <text:p text:style-name="P31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0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1">callingSMEid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- <text:span text:style-name="T3">…</text:span></text:p>
          </table:table-cell>
          <table:table-cell table:style-name="Таблица8.A2" office:value-type="string">
            <text:p text:style-name="P31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31">routeId</text:p>
          </table:table-cell>
          <table:table-cell table:style-name="Таблица8.A3" office:value-type="string">
            <text:p text:style-name="P33">VarString</text:p>
          </table:table-cell>
          <table:table-cell table:style-name="Таблица8.A3" office:value-type="string">
            <text:p text:style-name="P31">1 - <text:span text:style-name="T3">…</text:span></text:p>
          </table:table-cell>
          <table:table-cell table:style-name="Таблица8.A2" office:value-type="string">
            <text:p text:style-name="P31">идентификатор<text:span text:style-name="T3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3">serviceId</text:p>
          </table:table-cell>
          <table:table-cell table:style-name="Таблица8.A3" office:value-type="string">
            <text:p text:style-name="P33">Int32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3">userMsgRef</text:p>
          </table:table-cell>
          <table:table-cell table:style-name="Таблица8.A3" office:value-type="string">
            <text:p text:style-name="P31"><text:span text:style-name="T3">Int</text:span><text:span text:style-name="T3">32</text:span>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пользовательский идентификатор сообщения <text:span text:style-name="T3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3">msgId</text:p>
          </table:table-cell>
          <table:table-cell table:style-name="Таблица8.A3" office:value-type="string">
            <text:p text:style-name="P33">UInt64</text:p>
          </table:table-cell>
          <table:table-cell table:style-name="Таблица8.A3" office:value-type="string">
            <text:p text:style-name="P33">8</text:p>
          </table:table-cell>
          <table:table-cell table:style-name="Таблица8.A2" office:value-type="string">
            <text:p text:style-name="P31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3">ussdServiceOp</text:p>
          </table:table-cell>
          <table:table-cell table:style-name="Таблица8.A3" office:value-type="string">
            <text:p text:style-name="P33">Int32</text:p>
          </table:table-cell>
          <table:table-cell table:style-name="Таблица8.A3" office:value-type="string">
            <text:p text:style-name="P33">4</text:p>
          </table:table-cell>
          <table:table-cell table:style-name="Таблица8.A2" office:value-type="string">
            <text:p text:style-name="P31">код<text:span text:style-name="T3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3">partsNum</text:p>
          </table:table-cell>
          <table:table-cell table:style-name="Таблица8.A3" office:value-type="string">
            <text:p text:style-name="P33">UInt8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31">число частей для <text:span text:style-name="T3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1">msgLen</text:p>
          </table:table-cell>
          <table:table-cell table:style-name="Таблица8.A3" office:value-type="string">
            <text:p text:style-name="P33">UInt16</text:p>
          </table:table-cell>
          <table:table-cell table:style-name="Таблица8.A3" office:value-type="string">
            <text:p text:style-name="P33">2</text:p>
          </table:table-cell>
          <table:table-cell table:style-name="Таблица8.A2" office:value-type="string">
            <text:p text:style-name="P31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1">ch<text:span text:style-name="T3">a</text:span>rg<text:span text:style-name="T3">e</text:span>Mode</text:p>
          </table:table-cell>
          <table:table-cell table:style-name="Таблица8.A3" office:value-type="string">
            <text:p text:style-name="P33">UInt8</text:p>
          </table:table-cell>
          <table:table-cell table:style-name="Таблица8.A3" office:value-type="string">
            <text:p text:style-name="P33">1</text:p>
          </table:table-cell>
          <table:table-cell table:style-name="Таблица8.A2" office:value-type="string">
            <text:p text:style-name="P31">тип тарификации:</text:p>
            <text:p text:style-name="P28">0 - <text:span text:style-name="T3">ON</text:span>_<text:span text:style-name="T3">SUBMIT</text:span> – тарифицировать посылку сообщения,</text:p>
            <text:p text:style-name="P28">1 - <text:span text:style-name="T3">ON</text:span>_<text:span text:style-name="T3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1">dsmSrvType</text:p>
          </table:table-cell>
          <table:table-cell table:style-name="Таблица8.A26" office:value-type="string">
            <text:p text:style-name="P33">VarString</text:p>
          </table:table-cell>
          <table:table-cell table:style-name="Таблица8.A26" office:value-type="string">
            <text:p text:style-name="P33">1 - …</text:p>
          </table:table-cell>
          <table:table-cell table:style-name="Таблица8.D26" office:value-type="string">
            <text:p text:style-name="P31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3"> ChargeSmsResult PDU (</text:span>тэг<text:span text:style-name="T3"> 0x02)</text:span></text:h>
                </text:list-item>
              </text:list>
            </text:list-item>
          </text:list>
        </text:list-item>
      </text:list>
      <text:p text:style-name="P24"/>
      <text:p text:style-name="Text_20_body">Данное <text:span text:style-name="T3">PDU</text:span> содержит ответ <text:span text:style-name="T3">INMan</text:span>-<text:span text:style-name="T3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1">Поле</text:p>
          </table:table-cell>
          <table:table-cell table:style-name="Таблица9.A1" office:value-type="string">
            <text:p text:style-name="P31">Тип</text:p>
          </table:table-cell>
          <table:table-cell table:style-name="Таблица9.A1" office:value-type="string">
            <text:p text:style-name="P31">Длина</text:p>
          </table:table-cell>
          <table:table-cell table:style-name="Таблица9.D1" office:value-type="string">
            <text:p text:style-name="P31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3">value</text:p>
          </table:table-cell>
          <table:table-cell table:style-name="Таблица9.A2" office:value-type="string">
            <text:p text:style-name="P33">UInt16</text:p>
          </table:table-cell>
          <table:table-cell table:style-name="Таблица9.A2" office:value-type="string">
            <text:p text:style-name="P33">2</text:p>
          </table:table-cell>
          <table:table-cell table:style-name="Таблица9.D2" office:value-type="string">
            <text:p text:style-name="P31">0<text:span text:style-name="T3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3">errorcode</text:p>
          </table:table-cell>
          <table:table-cell table:style-name="Таблица9.A2" office:value-type="string">
            <text:p text:style-name="P33">Uint32</text:p>
          </table:table-cell>
          <table:table-cell table:style-name="Таблица9.A2" office:value-type="string">
            <text:p text:style-name="P33">4</text:p>
          </table:table-cell>
          <table:table-cell table:style-name="Таблица9.D2" office:value-type="string">
            <text:p text:style-name="P31">Универсальный код ошибки <text:span text:style-name="T3">INMan</text:span>-<text:span text:style-name="T3">a</text:span></text:p>
            <text:p text:style-name="P28"><text:span text:style-name="T3">NOTE</text:span>: <text:s/>ненулевой код возможен и при разрешении услуги, это означает, что несмотря на ошибку взаимодействия с <text:span text:style-name="T3">IN</text:span>, <text:s/>конфигурация <text:span text:style-name="T3">INMan</text:span>-а позволяет протарифицировать услугу через <text:span text:style-name="T3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3">errMsg</text:p>
          </table:table-cell>
          <table:table-cell table:style-name="Таблица9.A2" office:value-type="string">
            <text:p text:style-name="P33">VarString</text:p>
          </table:table-cell>
          <table:table-cell table:style-name="Таблица9.A2" office:value-type="string">
            <text:p text:style-name="P31">1 .. <text:span text:style-name="T3">N</text:span></text:p>
          </table:table-cell>
          <table:table-cell table:style-name="Таблица9.D2" office:value-type="string">
            <text:p text:style-name="P31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0">cntrType</text:p>
          </table:table-cell>
          <table:table-cell table:style-name="Таблица9.A5" office:value-type="string">
            <text:p text:style-name="P40">Uint8</text:p>
          </table:table-cell>
          <table:table-cell table:style-name="Таблица9.C5" office:value-type="float" office:value="1">
            <text:p text:style-name="P31">1</text:p>
          </table:table-cell>
          <table:table-cell table:style-name="Таблица9.D5" office:value-type="string">
            <text:p text:style-name="P31">тип контракта:</text:p>
            <text:p text:style-name="P28">0<text:span text:style-name="T3">x</text:span>00 – <text:span text:style-name="T3">unknown</text:span> или контракт не удалось определить из-за ошибки (см. код в <text:span text:style-name="T3">errorcode</text:span>)</text:p>
            <text:p text:style-name="P28"><text:span text:style-name="T3">0</text:span><text:span text:style-name="T3">x01 – postpaid,</text:span></text:p>
            <text:p text:style-name="P41">0<text:span text:style-name="T3">x</text:span>02 – <text:span text:style-name="T3">prepaid</text:span>(обслуживается <text:span text:style-name="T3">IN</text:span>-платформой)</text:p>
          </table:table-cell>
        </table:table-row>
      </table:table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Структура_DeliverySmsResult_PDU"/>Структура<text:bookmark-end text:name="_Структура_DeliverySmsResult_PDU"/><text:span text:style-name="T3"> DeliverySmsResult PDU (</text:span>тэг<text:span text:style-name="T3"> 0x03)</text:span></text:h>
                </text:list-item>
              </text:list>
            </text:list-item>
          </text:list>
        </text:list-item>
      </text:list>
      <text:p text:style-name="P24"/>
      <text:p text:style-name="Text_20_body">Данное <text:span text:style-name="T3">PDU</text:span> содержит данные для завершения диалога с <text:span text:style-name="T3">IN</text:span> платформой и данные для генерации <text:span text:style-name="T3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1">Поле</text:p>
          </table:table-cell>
          <table:table-cell table:style-name="Таблица10.A1" office:value-type="string">
            <text:p text:style-name="P31">Тип</text:p>
          </table:table-cell>
          <table:table-cell table:style-name="Таблица10.A1" office:value-type="string">
            <text:p text:style-name="P31">Длина</text:p>
          </table:table-cell>
          <table:table-cell table:style-name="Таблица10.D1" office:value-type="string">
            <text:p text:style-name="P31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30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1">value</text:p>
          </table:table-cell>
          <table:table-cell table:style-name="Таблица10.A3" office:value-type="string">
            <text:p text:style-name="P33">UInt32</text:p>
          </table:table-cell>
          <table:table-cell table:style-name="Таблица10.A3" office:value-type="string">
            <text:p text:style-name="P33">2</text:p>
          </table:table-cell>
          <table:table-cell table:style-name="Таблица10.A2" office:value-type="string">
            <text:p text:style-name="P31">0<text:span text:style-name="T3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30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3">final</text:p>
          </table:table-cell>
          <table:table-cell table:style-name="Таблица10.A3" office:value-type="string">
            <text:p text:style-name="P33">Bool</text:p>
          </table:table-cell>
          <table:table-cell table:style-name="Таблица10.A3" office:value-type="string">
            <text:p text:style-name="P33">1</text:p>
          </table:table-cell>
          <table:table-cell table:style-name="Таблица10.A2" office:value-type="string">
            <text:p text:style-name="P31"><text:span text:style-name="T3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1">destImsi</text:p>
          </table:table-cell>
          <table:table-cell table:style-name="Таблица10.A3" office:value-type="string">
            <text:p text:style-name="P33">VarString</text:p>
          </table:table-cell>
          <table:table-cell table:style-name="Таблица10.A3" office:value-type="string">
            <text:p text:style-name="P31">1 –<text:span text:style-name="T3"> 21</text:span></text:p>
          </table:table-cell>
          <table:table-cell table:style-name="Таблица10.A2" office:value-type="string">
            <text:p text:style-name="P31"><text:span text:style-name="T3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1">destMSC</text:p>
          </table:table-cell>
          <table:table-cell table:style-name="Таблица10.A3" office:value-type="string">
            <text:p text:style-name="P33">VarString</text:p>
          </table:table-cell>
          <table:table-cell table:style-name="Таблица10.A3" office:value-type="string">
            <text:p text:style-name="P31">1 –<text:span text:style-name="T3"> 21</text:span></text:p>
          </table:table-cell>
          <table:table-cell table:style-name="Таблица10.A2" office:value-type="string">
            <text:p text:style-name="P31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1">destSMEid</text:p>
          </table:table-cell>
          <table:table-cell table:style-name="Таблица10.A3" office:value-type="string">
            <text:p text:style-name="P33">VarString</text:p>
          </table:table-cell>
          <table:table-cell table:style-name="Таблица10.A3" office:value-type="string">
            <text:p text:style-name="P31">1 - <text:span text:style-name="T3">…</text:span></text:p>
          </table:table-cell>
          <table:table-cell table:style-name="Таблица10.A2" office:value-type="string">
            <text:p text:style-name="P31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1">divertedAdr</text:p>
          </table:table-cell>
          <table:table-cell table:style-name="Таблица10.A3" office:value-type="string">
            <text:p text:style-name="P33">VarString</text:p>
          </table:table-cell>
          <table:table-cell table:style-name="Таблица10.A3" office:value-type="string">
            <text:p text:style-name="P31">1 -<text:span text:style-name="T3"> 21</text:span></text:p>
          </table:table-cell>
          <table:table-cell table:style-name="Таблица10.A2" office:value-type="string">
            <text:p text:style-name="P31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1">finalTimeTZ</text:p>
          </table:table-cell>
          <table:table-cell table:style-name="Таблица10.A3" office:value-type="string">
            <text:p text:style-name="P33">TimeT</text:p>
          </table:table-cell>
          <table:table-cell table:style-name="Таблица10.A3" office:value-type="string">
            <text:p text:style-name="P33">4</text:p>
          </table:table-cell>
          <table:table-cell table:style-name="Таблица10.A2" office:value-type="string">
            <text:p text:style-name="P31">Время последней <text:s/>доставки или попытки доставки</text:p>
          </table:table-cell>
        </table:table-row>
      </table:table>
      <text:p text:style-name="Text_20_body"/>
      <text:p text:style-name="P28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3"> DeliveredSmsData PDU (</text:span>тэг<text:span text:style-name="T3"> 0x04)</text:span></text:h>
                </text:list-item>
              </text:list>
            </text:list-item>
          </text:list>
        </text:list-item>
      </text:list>
      <text:p text:style-name="P32"/>
      <text:p text:style-name="Text_20_body">Данное <text:span text:style-name="T3">PDU</text:span> содержит все данные об уже доставленном сообщении, достаточные для инициации диалога с <text:span text:style-name="T3">IN</text:span> платформой и <text:s/>генерации <text:span text:style-name="T3">CDR</text:span>. На данный момент это <text:span text:style-name="T3">PDU</text:span> используется только для проведения тарификации типа <text:span text:style-name="T3">ON</text:span>_<text:span text:style-name="T3">DATA</text:span>_<text:span text:style-name="T3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1">Поле</text:p>
          </table:table-cell>
          <table:table-cell table:style-name="Таблица11.A1" office:value-type="string">
            <text:p text:style-name="P31">Тип</text:p>
          </table:table-cell>
          <table:table-cell table:style-name="Таблица11.A1" office:value-type="string">
            <text:p text:style-name="P31">Длина</text:p>
          </table:table-cell>
          <table:table-cell table:style-name="Таблица11.D1" office:value-type="string">
            <text:p text:style-name="P31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0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3">mtBill</text:p>
          </table:table-cell>
          <table:table-cell table:style-name="Таблица11.A3" office:value-type="string">
            <text:p text:style-name="P33">Bool</text:p>
          </table:table-cell>
          <table:table-cell table:style-name="Таблица11.A3" office:value-type="string">
            <text:p text:style-name="P33">1</text:p>
          </table:table-cell>
          <table:table-cell table:style-name="Таблица11.A2" office:value-type="string">
            <text:p text:style-name="P31">флаг типа тарификации: 0<text:span text:style-name="T3">x</text:span>00 – <text:span text:style-name="T3">MO</text:span>, иначе - <text:span text:style-name="T3">MT</text:span></text:p>
          </table:table-cell>
        </table:table-row>
        <table:table-row table:style-name="Таблица11.1">
          <table:table-cell table:style-name="Таблица11.A3" office:value-type="string">
            <text:p text:style-name="P31">smsXSrvsId</text:p>
          </table:table-cell>
          <table:table-cell table:style-name="Таблица11.A3" office:value-type="string">
            <text:p text:style-name="P33">UInt32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совместная маска использованных 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8">0x40000000 – безусловная тарификация через <text:span text:style-name="T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0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1"><text:span text:style-name="T3">dstSubscriber</text:span><text:span text:style-name="T3">Number</text:span>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 21</text:p>
          </table:table-cell>
          <table:table-cell table:style-name="Таблица11.A2" office:value-type="string">
            <text:p text:style-name="P31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3">callingPartyNumber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 21</text:p>
          </table:table-cell>
          <table:table-cell table:style-name="Таблица11.A2" office:value-type="string">
            <text:p text:style-name="P31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1">callingImsi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<text:span text:style-name="T3"> 21</text:span></text:p>
          </table:table-cell>
          <table:table-cell table:style-name="Таблица11.A2" office:value-type="string">
            <text:p text:style-name="P31"><text:span text:style-name="T3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1">smscAddress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<text:span text:style-name="T3"> 21</text:span></text:p>
          </table:table-cell>
          <table:table-cell table:style-name="Таблица11.A2" office:value-type="string">
            <text:p text:style-name="P31"><text:span text:style-name="T3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1">submitTimeTZ</text:p>
          </table:table-cell>
          <table:table-cell table:style-name="Таблица11.A3" office:value-type="string">
            <text:p text:style-name="P33">TimeT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1">tpShortMessageSpecificInfo</text:p>
          </table:table-cell>
          <table:table-cell table:style-name="Таблица11.A3" office:value-type="string">
            <text:p text:style-name="P33">UInt8</text:p>
          </table:table-cell>
          <table:table-cell table:style-name="Таблица11.A3" office:value-type="string">
            <text:p text:style-name="P33">1</text:p>
          </table:table-cell>
          <table:table-cell table:style-name="Таблица11.A2" office:value-type="string">
            <text:p text:style-name="P10"><text:span text:style-name="T18">первый</text:span><text:span text:style-name="T5"> </text:span><text:span text:style-name="T18">октет</text:span><text:span text:style-name="T5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3">tpProtocolIdentifier</text:p>
          </table:table-cell>
          <table:table-cell table:style-name="Таблица11.A3" office:value-type="string">
            <text:p text:style-name="P33">UInt8</text:p>
          </table:table-cell>
          <table:table-cell table:style-name="Таблица11.A3" office:value-type="string">
            <text:p text:style-name="P33">1</text:p>
          </table:table-cell>
          <table:table-cell table:style-name="Таблица11.A2" office:value-type="string">
            <text:p text:style-name="P31">идентификатор протокола из <text:span text:style-name="T5">short</text:span><text:span text:style-name="T18"> </text:span><text:span text:style-name="T5">message</text:span><text:span text:style-name="T18"> </text:span><text:span text:style-name="T5">TPDU</text:span><text:span text:style-name="T18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3">tpDataCodingScheme</text:p>
          </table:table-cell>
          <table:table-cell table:style-name="Таблица11.A3" office:value-type="string">
            <text:p text:style-name="P33">UInt8</text:p>
          </table:table-cell>
          <table:table-cell table:style-name="Таблица11.A3" office:value-type="string">
            <text:p text:style-name="P33">1</text:p>
          </table:table-cell>
          <table:table-cell table:style-name="Таблица11.A2" office:value-type="string">
            <text:p text:style-name="P31"><text:span text:style-name="T3">DCS </text:span>из<text:span text:style-name="T3"> </text:span><text:span text:style-name="T5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3">tpValidityPeriod</text:p>
          </table:table-cell>
          <table:table-cell table:style-name="Таблица11.A3" office:value-type="string">
            <text:p text:style-name="P33">TimeT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3">locationInformationMSC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<text:span text:style-name="T3">1 – </text:span><text:span text:style-name="T3">21</text:span></text:p>
          </table:table-cell>
          <table:table-cell table:style-name="Таблица11.A2" office:value-type="string">
            <text:p text:style-name="P31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0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1">callingSMEid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- <text:span text:style-name="T3">…</text:span></text:p>
          </table:table-cell>
          <table:table-cell table:style-name="Таблица11.A2" office:value-type="string">
            <text:p text:style-name="P31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1">routeId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- <text:span text:style-name="T3">…</text:span></text:p>
          </table:table-cell>
          <table:table-cell table:style-name="Таблица11.A2" office:value-type="string">
            <text:p text:style-name="P31">идентификатор<text:span text:style-name="T3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3">serviceId</text:p>
          </table:table-cell>
          <table:table-cell table:style-name="Таблица11.A3" office:value-type="string">
            <text:p text:style-name="P33">Int32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3">userMsgRef</text:p>
          </table:table-cell>
          <table:table-cell table:style-name="Таблица11.A3" office:value-type="string">
            <text:p text:style-name="P33">Int32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пользовательский идентификатор сообщения <text:span text:style-name="T3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3">msgId</text:p>
          </table:table-cell>
          <table:table-cell table:style-name="Таблица11.A3" office:value-type="string">
            <text:p text:style-name="P33">UInt64</text:p>
          </table:table-cell>
          <table:table-cell table:style-name="Таблица11.A3" office:value-type="string">
            <text:p text:style-name="P33">8</text:p>
          </table:table-cell>
          <table:table-cell table:style-name="Таблица11.A2" office:value-type="string">
            <text:p text:style-name="P31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3">ussdServiceOp</text:p>
          </table:table-cell>
          <table:table-cell table:style-name="Таблица11.A3" office:value-type="string">
            <text:p text:style-name="P33">Int32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код<text:span text:style-name="T3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3">partsNum</text:p>
          </table:table-cell>
          <table:table-cell table:style-name="Таблица11.A3" office:value-type="string">
            <text:p text:style-name="P33">UInt8</text:p>
          </table:table-cell>
          <table:table-cell table:style-name="Таблица11.A3" office:value-type="string">
            <text:p text:style-name="P33">1</text:p>
          </table:table-cell>
          <table:table-cell table:style-name="Таблица11.A2" office:value-type="string">
            <text:p text:style-name="P31">число частей для <text:span text:style-name="T3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1">msgLen</text:p>
          </table:table-cell>
          <table:table-cell table:style-name="Таблица11.A3" office:value-type="string">
            <text:p text:style-name="P33">UInt16</text:p>
          </table:table-cell>
          <table:table-cell table:style-name="Таблица11.A3" office:value-type="string">
            <text:p text:style-name="P33">2</text:p>
          </table:table-cell>
          <table:table-cell table:style-name="Таблица11.A2" office:value-type="string">
            <text:p text:style-name="P31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1">dsmSrvType</text:p>
          </table:table-cell>
          <table:table-cell table:style-name="Таблица11.A25" office:value-type="string">
            <text:p text:style-name="P33">VarString</text:p>
          </table:table-cell>
          <table:table-cell table:style-name="Таблица11.A25" office:value-type="string">
            <text:p text:style-name="P33">1 - …</text:p>
          </table:table-cell>
          <table:table-cell table:style-name="Таблица11.D25" office:value-type="string">
            <text:p text:style-name="P31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3">dlvrRes</text:p>
          </table:table-cell>
          <table:table-cell table:style-name="Таблица11.A3" office:value-type="string">
            <text:p text:style-name="P33">UInt32</text:p>
          </table:table-cell>
          <table:table-cell table:style-name="Таблица11.A3" office:value-type="string">
            <text:p text:style-name="P33">2</text:p>
          </table:table-cell>
          <table:table-cell table:style-name="Таблица11.A2" office:value-type="string">
            <text:p text:style-name="P31">0<text:span text:style-name="T3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1">destImsi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<text:span text:style-name="T3"> 21</text:span></text:p>
          </table:table-cell>
          <table:table-cell table:style-name="Таблица11.A2" office:value-type="string">
            <text:p text:style-name="P31"><text:span text:style-name="T3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1">destMSC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–<text:span text:style-name="T3"> 21</text:span></text:p>
          </table:table-cell>
          <table:table-cell table:style-name="Таблица11.A2" office:value-type="string">
            <text:p text:style-name="P31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1">destSMEid</text:p>
          </table:table-cell>
          <table:table-cell table:style-name="Таблица11.A3" office:value-type="string">
            <text:p text:style-name="P33">VarString</text:p>
          </table:table-cell>
          <table:table-cell table:style-name="Таблица11.A3" office:value-type="string">
            <text:p text:style-name="P31">1 - <text:span text:style-name="T3">…</text:span></text:p>
          </table:table-cell>
          <table:table-cell table:style-name="Таблица11.A2" office:value-type="string">
            <text:p text:style-name="P31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1">divertedAdr</text:p>
          </table:table-cell>
          <table:table-cell table:style-name="Таблица11.A3" office:value-type="string">
            <text:p text:style-name="P31"><text:span text:style-name="T3">VarStr</text:span><text:span text:style-name="T3">ing</text:span></text:p>
          </table:table-cell>
          <table:table-cell table:style-name="Таблица11.A3" office:value-type="string">
            <text:p text:style-name="P31">1 -<text:span text:style-name="T3"> 21</text:span></text:p>
          </table:table-cell>
          <table:table-cell table:style-name="Таблица11.A2" office:value-type="string">
            <text:p text:style-name="P31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1">finalTimeTZ</text:p>
          </table:table-cell>
          <table:table-cell table:style-name="Таблица11.A3" office:value-type="string">
            <text:p text:style-name="P33">TimeT</text:p>
          </table:table-cell>
          <table:table-cell table:style-name="Таблица11.A3" office:value-type="string">
            <text:p text:style-name="P33">4</text:p>
          </table:table-cell>
          <table:table-cell table:style-name="Таблица11.A2" office:value-type="string">
            <text:p text:style-name="P31">Время последней <text:s/>доставки или попытки доставки</text:p>
          </table:table-cell>
        </table:table-row>
      </table:table>
      <text:p text:style-name="Text_20_body"/>
      <text:p text:style-name="P28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3">USSDC</text:span>-<text:span text:style-name="T3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3">INMan</text:span> и его клиентами, которым необходимо определить тип контракта абонента - <text:span text:style-name="T3">postpaid</text:span> или <text:span text:style-name="T3">prepaid</text:span>, а для последнего типа также и адрес обслуживающей <text:span text:style-name="T3">IN</text:span>-платформы .</text:p>
      <text:p text:style-name="Text_20_body">Протокол использует единый формат <text:span text:style-name="T3">TCP</text:span>/<text:span text:style-name="T3">IP</text:span> соединений <text:span text:style-name="T3">INMan</text:span>-<text:span text:style-name="T3">a</text:span>. Клиентам для взаимодействия с <text:span text:style-name="T3">INMan</text:span>-ом необходимо инициировать транспортное соединение, после установления которого, можно начинать обмен <text:span text:style-name="T3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3">INMan</text:span>-а</text:p>
          </table:table-cell>
          <table:table-cell table:style-name="Таблица12.C2" office:value-type="string">
            <text:p text:style-name="P17">Запро<text:span text:style-name="T3">c</text:span> типа контракта и параметров обслуживающей <text:s/><text:span text:style-name="T3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3">AbntContractRes</text:span><text:span text:style-name="T3">ult</text:span></text:p>
          </table:table-cell>
          <table:table-cell table:style-name="Таблица12.A2" office:value-type="string">
            <text:p text:style-name="P17">от <text:span text:style-name="T3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3">IN</text:span>-платформы (если есть)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3">INMan</text:span>-ом.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Описание формата <text:span text:style-name="T3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3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3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3">Uint32</text:p>
          </table:table-cell>
          <table:table-cell table:style-name="Таблица13.A1" office:value-type="string">
            <text:p text:style-name="P33">Uint16</text:p>
          </table:table-cell>
          <table:table-cell table:style-name="Таблица13.A1" office:value-type="string">
            <text:p text:style-name="P33">Uint16</text:p>
          </table:table-cell>
          <table:table-cell table:style-name="Таблица13.A1" office:value-type="string">
            <text:p text:style-name="P33">Uint32</text:p>
          </table:table-cell>
          <table:table-cell table:style-name="Таблица13.E1" office:value-type="string">
            <text:p text:style-name="P33"/>
          </table:table-cell>
        </table:table-row>
        <table:table-row table:style-name="Таблица13.1">
          <table:table-cell table:style-name="Таблица13.A1" office:value-type="string">
            <text:p text:style-name="P31"><text:span text:style-name="T3">Pack</text:span><text:span text:style-name="T3">et length</text:span></text:p>
          </table:table-cell>
          <table:table-cell table:style-name="Таблица13.A1" office:value-type="string">
            <text:p text:style-name="P33">PDU tag </text:p>
          </table:table-cell>
          <table:table-cell table:style-name="Таблица13.A1" office:value-type="string">
            <text:p text:style-name="P33">0x01</text:p>
          </table:table-cell>
          <table:table-cell table:style-name="Таблица13.A1" office:value-type="string">
            <text:p text:style-name="P31"><text:span text:style-name="T3">Dialog Id</text:span><text:span text:style-name="T3"> </text:span></text:p>
          </table:table-cell>
          <table:table-cell table:style-name="Таблица13.E1" office:value-type="string">
            <text:p text:style-name="P33">PDU content</text:p>
          </table:table-cell>
        </table:table-row>
      </table:table>
      <text:p text:style-name="Text_20_body"/>
      <text:p text:style-name="Text_20_body">где:</text:p>
      <text:list text:style-name="WW8Num41">
        <text:list-item text:start-value="1">
          <text:p text:style-name="P128"><text:span text:style-name="T3">Packet</text:span> <text:span text:style-name="T3">length</text:span> – длина всего пакета в октетах</text:p>
        </text:list-item>
        <text:list-item>
          <text:p text:style-name="P128"><text:span text:style-name="T3">PDU</text:span> <text:span text:style-name="T3">tag</text:span> – тэг <text:span text:style-name="T3">PDU</text:span> протокола тарификации:</text:p>
          <text:list>
            <text:list-item>
              <text:p text:style-name="P128"><text:span text:style-name="T3">0x0</text:span>6 - AbntContractRequest</text:p>
            </text:list-item>
            <text:list-item>
              <text:p text:style-name="P128"><text:span text:style-name="T3">0x0</text:span>7 - <text:span text:style-name="T3">AbntContractResult</text:span></text:p>
            </text:list-item>
          </text:list>
        </text:list-item>
        <text:list-item>
          <text:p text:style-name="P128"><text:span text:style-name="T3">Dialog</text:span> <text:span text:style-name="T3">Id</text:span> – уникальный идентификатор диалога Клиент <text:span text:style-name="T19"></text:span> <text:span text:style-name="T3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3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8"/>
      <text:p text:style-name="P28"><text:bookmark-start text:name="_Структура__PDU_протокола тарификаци"/><text:bookmark-end text:name="_Структура__PDU_протокола тарификаци"/></text:p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Структура__PDU_протокола определени"/>Структура <text:bookmark-end text:name="_Структура__PDU_протокола определени"/><text:s/><text:span text:style-name="T3">PDU</text:span> протокола определения контракта абонента.</text:h>
            </text:list-item>
          </text:list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Структура<text:span text:style-name="T3"> AbntContractRequest PDU (</text:span>тэг<text:span text:style-name="T3"> 0x06)</text:span></text:h>
                </text:list-item>
              </text:list>
            </text:list-item>
          </text:list>
        </text:list-item>
      </text:list>
      <text:p text:style-name="P24"/>
      <text:p text:style-name="Text_20_body">Данное <text:span text:style-name="T3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1">Поле</text:p>
          </table:table-cell>
          <table:table-cell table:style-name="Таблица14.A1" office:value-type="string">
            <text:p text:style-name="P31">Тип</text:p>
          </table:table-cell>
          <table:table-cell table:style-name="Таблица14.A1" office:value-type="string">
            <text:p text:style-name="P31">Длина</text:p>
          </table:table-cell>
          <table:table-cell table:style-name="Таблица14.D1" office:value-type="string">
            <text:p text:style-name="P31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1"><text:s/><text:span text:style-name="T3">useCache</text:span></text:p>
          </table:table-cell>
          <table:table-cell table:style-name="Таблица14.A2" office:value-type="string">
            <text:p text:style-name="P33">Bool</text:p>
          </table:table-cell>
          <table:table-cell table:style-name="Таблица14.A2" office:value-type="string">
            <text:p text:style-name="P33">1</text:p>
          </table:table-cell>
          <table:table-cell table:style-name="Таблица14.D2" office:value-type="string">
            <text:p text:style-name="P31">флаг, разрешающий <text:span text:style-name="T3">INMan</text:span>-у <text:s/>взять информацию о контракте из кэша. При <text:span text:style-name="T3">false</text:span> значении, <text:span text:style-name="T3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3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1"><text:span text:style-name="T3">s</text:span><text:span text:style-name="T3">ubscriberNumber</text:span></text:p>
          </table:table-cell>
          <table:table-cell table:style-name="Таблица14.A2" office:value-type="string">
            <text:p text:style-name="P33">VarString</text:p>
          </table:table-cell>
          <table:table-cell table:style-name="Таблица14.A2" office:value-type="string">
            <text:p text:style-name="P33">1 – 21</text:p>
          </table:table-cell>
          <table:table-cell table:style-name="Таблица14.D2" office:value-type="string">
            <text:p text:style-name="P31">номер абонента</text:p>
          </table:table-cell>
        </table:table-row>
      </table:table>
      <text:p text:style-name="P24"/>
      <text:p text:style-name="P24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3"> AbntContractResult PDU (</text:span>тэг<text:span text:style-name="T3"> 0x07)</text:span></text:h>
                </text:list-item>
              </text:list>
            </text:list-item>
          </text:list>
        </text:list-item>
      </text:list>
      <text:p text:style-name="P24"/>
      <text:p text:style-name="Text_20_body">Данное <text:span text:style-name="T3">PDU</text:span> содержит ответ <text:span text:style-name="T3">INMan</text:span>-<text:span text:style-name="T3">a</text:span> с контрактом абонента, и параметрами обслуживающей <text:span text:style-name="T3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1">Поле</text:p>
          </table:table-cell>
          <table:table-cell table:style-name="Таблица15.A1" office:value-type="string">
            <text:p text:style-name="P31">Тип</text:p>
          </table:table-cell>
          <table:table-cell table:style-name="Таблица15.A1" office:value-type="string">
            <text:p text:style-name="P31">Длина</text:p>
          </table:table-cell>
          <table:table-cell table:style-name="Таблица15.D1" office:value-type="string">
            <text:p text:style-name="P31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1">nmPolicy</text:p>
          </table:table-cell>
          <table:table-cell table:style-name="Таблица15.A2" office:value-type="string">
            <text:p text:style-name="P33">VarString</text:p>
          </table:table-cell>
          <table:table-cell table:style-name="Таблица15.A2" office:value-type="string">
            <text:p text:style-name="P31">1 .. <text:span text:style-name="T3">N</text:span></text:p>
          </table:table-cell>
          <table:table-cell table:style-name="Таблица15.D2" office:value-type="string">
            <text:p text:style-name="P31">имя ‘политики абонента’, которое было использовано <text:span text:style-name="T3">INMan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1"><text:s/><text:span text:style-name="T3">cntrType</text:span></text:p>
          </table:table-cell>
          <table:table-cell table:style-name="Таблица15.A2" office:value-type="string">
            <text:p text:style-name="P31"><text:span text:style-name="T3">UInt</text:span><text:span text:style-name="T3">8</text:span></text:p>
          </table:table-cell>
          <table:table-cell table:style-name="Таблица15.A2" office:value-type="string">
            <text:p text:style-name="P33">1</text:p>
          </table:table-cell>
          <table:table-cell table:style-name="Таблица15.D2" office:value-type="string">
            <text:p text:style-name="P31">тип контракта:</text:p>
            <text:p text:style-name="P28">0<text:span text:style-name="T3">x</text:span>00 – <text:span text:style-name="T3">unknown</text:span> или контракт не удалось определить из-за ошибки (см. код в <text:span text:style-name="T3">serviceKeyOrError</text:span>)</text:p>
            <text:p text:style-name="P28"><text:span text:style-name="T3">0</text:span><text:span text:style-name="T3">x01 – postpaid,</text:span></text:p>
            <text:p text:style-name="P28">0<text:span text:style-name="T3">x</text:span>02 – <text:span text:style-name="T3">prepaid</text:span>(обслуживается <text:span text:style-name="T3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3">gsmSCFAddress</text:p>
          </table:table-cell>
          <table:table-cell table:style-name="Таблица15.A2" office:value-type="string">
            <text:p text:style-name="P33">VarString</text:p>
          </table:table-cell>
          <table:table-cell table:style-name="Таблица15.A2" office:value-type="string">
            <text:p text:style-name="P33">1 – 21</text:p>
          </table:table-cell>
          <table:table-cell table:style-name="Таблица15.D2" office:value-type="string">
            <text:p text:style-name="P31"><text:span text:style-name="T3">ISDN</text:span> адрес <text:span text:style-name="T3">IN</text:span>-платформы в виде “<text:span text:style-name="T3">Ton</text:span> <text:span text:style-name="T16">.</text:span> <text:span text:style-name="T3">Npi</text:span>. <text:span text:style-name="T3">Address</text:span>”</text:p>
            <text:p text:style-name="P28">для <text:span text:style-name="T3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1"><text:span text:style-name="T3">serviceKey</text:span><text:span text:style-name="T3">OrError</text:span></text:p>
          </table:table-cell>
          <table:table-cell table:style-name="Таблица15.A2" office:value-type="string">
            <text:p text:style-name="P31"><text:span text:style-name="T3">Uint</text:span>32</text:p>
          </table:table-cell>
          <table:table-cell table:style-name="Таблица15.A2" office:value-type="string">
            <text:p text:style-name="P31">4</text:p>
          </table:table-cell>
          <table:table-cell table:style-name="Таблица15.D2" office:value-type="string">
            <text:p text:style-name="P31">если <text:s/><text:span text:style-name="T3">gsmSCFAddress</text:span> <text:s/>задан, то идентификатор сервиса <text:span text:style-name="T3">IN</text:span>-платформы для отправки <text:span text:style-name="T3">SMS</text:span>, иначе код ошибки <text:span text:style-name="T3">INMan</text:span>-<text:span text:style-name="T3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3">abImsi</text:p>
          </table:table-cell>
          <table:table-cell table:style-name="Таблица15.A2" office:value-type="string">
            <text:p text:style-name="P33">VarString</text:p>
          </table:table-cell>
          <table:table-cell table:style-name="Таблица15.A2" office:value-type="string">
            <text:p text:style-name="P33">1 -- 17</text:p>
          </table:table-cell>
          <table:table-cell table:style-name="Таблица15.D2" office:value-type="string">
            <text:p text:style-name="P31"><text:span text:style-name="T3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3">errMsg</text:p>
          </table:table-cell>
          <table:table-cell table:style-name="Таблица15.A2" office:value-type="string">
            <text:p text:style-name="P33">VarString</text:p>
          </table:table-cell>
          <table:table-cell table:style-name="Таблица15.A2" office:value-type="string">
            <text:p text:style-name="P31">1 .. <text:span text:style-name="T3">N</text:span></text:p>
          </table:table-cell>
          <table:table-cell table:style-name="Таблица15.D2" office:value-type="string">
            <text:p text:style-name="P31">описание ошибки или один нулевой байт</text:p>
          </table:table-cell>
        </table:table-row>
      </table:table>
      <text:p text:style-name="Text_20_body"/>
      <text:p text:style-name="Text_20_body"/>
      <text:list text:style-name="Outline" text:continue-numbering="true">
        <text:list-item>
          <text:h text:style-name="Heading_20_1" text:outline-level="1"><text:s/><text:bookmark-start text:name="_Структура_CSV_файла_для генерации C"/><text:bookmark-start text:name="_Структура_CSV_файла"/>Структура <text:bookmark-end text:name="_Структура_CSV_файла_для генерации C"/><text:bookmark-end text:name="_Структура_CSV_файла"/><text:span text:style-name="T3">CSV</text:span> файла для генерации <text:span text:style-name="T3">CDR</text:span> записей.</text:h>
        </text:list-item>
      </text:list>
      <text:p text:style-name="Text_20_body"><text:span text:style-name="T3">CSV</text:span> (от англ. <text:span text:style-name="T3">comma</text:span> <text:span text:style-name="T3">separated</text:span> <text:span text:style-name="T3">values</text:span>) представляет из себя обыкновенный текстовый файл, в котором существует два типа строк:</text:p>
      <text:list text:style-name="WW8Num21">
        <text:list-item>
          <text:p text:style-name="P140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140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Типы и формат данных полей <text:span text:style-name="T3">CSV</text:span> файла.</text:h>
            </text:list-item>
          </text:list>
        </text:list-item>
      </text:list>
      <text:p text:style-name="Text_20_body"/>
      <text:p text:style-name="Text_20_body">Для полей <text:span text:style-name="T3">CSV</text:span> файла используются следующие типы данных</text:p>
      <text:list text:style-name="WW8Num19">
        <text:list-item>
          <text:p text:style-name="P142"><text:span text:style-name="T3">U</text:span><text:span text:style-name="T3">Int</text:span>[8|32|64|] – беззнаковые целые с различным максимальными значениями (8, 32, 64 <text:span text:style-name="T3">bits</text:span>), записываются <text:s/>как строка содержащая только десятичные символы (‘0’ – ‘9’)</text:p>
        </text:list-item>
        <text:list-item>
          <text:p text:style-name="P142"><text:span text:style-name="T3">DateString</text:span> <text:s text:c="7"/>- <text:s/>дата и время, записывается как строчка в виде <text:s/><text:span text:style-name="T3">DD</text:span><text:span text:style-name="T16">.</text:span><text:span text:style-name="T3">MM</text:span><text:span text:style-name="T16">.</text:span><text:span text:style-name="T3">YYYY</text:span> <text:span text:style-name="T3">HH</text:span><text:span text:style-name="T16">:</text:span><text:span text:style-name="T3">MM</text:span><text:span text:style-name="T16">:</text:span><text:span text:style-name="T3">SS</text:span> например 17.05.2007 09:53:28</text:p>
        </text:list-item>
        <text:list-item>
          <text:p text:style-name="P142"><text:span text:style-name="T3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142"><text:span text:style-name="T3">AddrString</text:span> <text:s text:c="6"/>- <text:span text:style-name="T3">ISDN</text:span> <text:s/>адрес, записывается как строчка в кавычках в <text:s/>виде: “<text:span text:style-name="T16">.</text:span><text:span text:style-name="T3">Ton</text:span><text:span text:style-name="T16">.</text:span><text:span text:style-name="T3">Npi</text:span><text:span text:style-name="T16">.</text:span><text:span text:style-name="T3">Signals</text:span>”, например: ".1.1.79139343290" </text:p>
        </text:list-item>
        <text:list-item>
          <text:p text:style-name="P142"><text:span text:style-name="T3">CString</text:span><text:tab/><text:tab/> <text:s text:c="3"/>- просто строчка в кавычках, содержащая <text:span text:style-name="T3">ASCII</text:span> символы, например<text:line-break/> "sibinco.sms &gt; plmn.kem"</text:p>
        </text:list-item>
      </text:list>
      <text:p text:style-name="P28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Поля данных <text:span text:style-name="T3">CSV</text:span> файла.</text:h>
            </text:list-item>
          </text:list>
        </text:list-item>
      </text:list>
      <text:p text:style-name="P45"/>
      <text:p text:style-name="Text_20_body">В <text:span text:style-name="T3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31">Поле</text:p>
          </table:table-cell>
          <table:table-cell table:style-name="Таблица16.A1" office:value-type="string">
            <text:p text:style-name="P31">Соотв.Тип</text:p>
          </table:table-cell>
          <table:table-cell table:style-name="Таблица16.C1" office:value-type="string">
            <text:p text:style-name="P31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1">MSG_ID</text:p>
          </table:table-cell>
          <table:table-cell table:style-name="Таблица16.A2" office:value-type="string">
            <text:p text:style-name="P31"><text:span text:style-name="T3">UInt</text:span>64</text:p>
          </table:table-cell>
          <table:table-cell table:style-name="Таблица16.C2" office:value-type="string">
            <text:p text:style-name="P31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3">RECORD_TYPE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тип <text:span text:style-name="T3">CDR</text:span> записи: 0 (<text:span text:style-name="T3">ordinary</text:span>)– обыкновенная доставка, 1 (<text:span text:style-name="T3">diverted</text:span>)- сообщение доставлено с переадресацией (см <text:span text:style-name="T3">DIVERTED</text:span>_<text:span text:style-name="T3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3">MEDIA_TYPE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3">BEARER_TYPE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тип носителя сообщения: 0 – <text:span text:style-name="T3">SMS</text:span>, 1 - <text:span text:style-name="T3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3">SUBMIT</text:p>
          </table:table-cell>
          <table:table-cell table:style-name="Таблица16.A2" office:value-type="string">
            <text:p text:style-name="P33">DateString</text:p>
          </table:table-cell>
          <table:table-cell table:style-name="Таблица16.C2" office:value-type="string">
            <text:p text:style-name="P31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3">FINALIZED</text:p>
          </table:table-cell>
          <table:table-cell table:style-name="Таблица16.A2" office:value-type="string">
            <text:p text:style-name="P33">DateString</text:p>
          </table:table-cell>
          <table:table-cell table:style-name="Таблица16.C2" office:value-type="string">
            <text:p text:style-name="P31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3">STATUS</text:p>
          </table:table-cell>
          <table:table-cell table:style-name="Таблица16.A2" office:value-type="string">
            <text:p text:style-name="P31"><text:span text:style-name="T3">UInt</text:span>32</text:p>
          </table:table-cell>
          <table:table-cell table:style-name="Таблица16.C2" office:value-type="string">
            <text:p text:style-name="P31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3">SRC_ADDR</text:p>
          </table:table-cell>
          <table:table-cell table:style-name="Таблица16.A2" office:value-type="string">
            <text:p text:style-name="P33">AddrString</text:p>
          </table:table-cell>
          <table:table-cell table:style-name="Таблица16.C2" office:value-type="string">
            <text:p text:style-name="P31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3">SRC_IMSI</text:p>
          </table:table-cell>
          <table:table-cell table:style-name="Таблица16.A2" office:value-type="string">
            <text:p text:style-name="P33">NumString</text:p>
          </table:table-cell>
          <table:table-cell table:style-name="Таблица16.C2" office:value-type="string">
            <text:p text:style-name="P31"><text:span text:style-name="T3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3">SRC_MSC</text:p>
          </table:table-cell>
          <table:table-cell table:style-name="Таблица16.A2" office:value-type="string">
            <text:p text:style-name="P33">AddrString</text:p>
          </table:table-cell>
          <table:table-cell table:style-name="Таблица16.C2" office:value-type="string">
            <text:p text:style-name="P31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3">SRC_SME_ID</text:p>
          </table:table-cell>
          <table:table-cell table:style-name="Таблица16.A2" office:value-type="string">
            <text:p text:style-name="P33">CString</text:p>
          </table:table-cell>
          <table:table-cell table:style-name="Таблица16.C2" office:value-type="string">
            <text:p text:style-name="P31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3">DST_ADDR</text:p>
          </table:table-cell>
          <table:table-cell table:style-name="Таблица16.A2" office:value-type="string">
            <text:p text:style-name="P33">AddrString</text:p>
          </table:table-cell>
          <table:table-cell table:style-name="Таблица16.C2" office:value-type="string">
            <text:p text:style-name="P31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3">DST_IMSI</text:p>
          </table:table-cell>
          <table:table-cell table:style-name="Таблица16.A2" office:value-type="string">
            <text:p text:style-name="P33">NumString</text:p>
          </table:table-cell>
          <table:table-cell table:style-name="Таблица16.C2" office:value-type="string">
            <text:p text:style-name="P31"><text:span text:style-name="T3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3">DST_MSC</text:p>
          </table:table-cell>
          <table:table-cell table:style-name="Таблица16.A2" office:value-type="string">
            <text:p text:style-name="P33">AddrString</text:p>
          </table:table-cell>
          <table:table-cell table:style-name="Таблица16.C2" office:value-type="string">
            <text:p text:style-name="P31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3">DST_SME_ID</text:p>
          </table:table-cell>
          <table:table-cell table:style-name="Таблица16.A2" office:value-type="string">
            <text:p text:style-name="P33">CString</text:p>
          </table:table-cell>
          <table:table-cell table:style-name="Таблица16.C2" office:value-type="string">
            <text:p text:style-name="P31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3">DIVERTED_FOR</text:p>
          </table:table-cell>
          <table:table-cell table:style-name="Таблица16.A2" office:value-type="string">
            <text:p text:style-name="P33">AddrString</text:p>
          </table:table-cell>
          <table:table-cell table:style-name="Таблица16.C2" office:value-type="string">
            <text:p text:style-name="P31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3">ROUTE_ID</text:p>
          </table:table-cell>
          <table:table-cell table:style-name="Таблица16.A2" office:value-type="string">
            <text:p text:style-name="P33">CString</text:p>
          </table:table-cell>
          <table:table-cell table:style-name="Таблица16.C2" office:value-type="string">
            <text:p text:style-name="P31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3">SERVICE_ID</text:p>
          </table:table-cell>
          <table:table-cell table:style-name="Таблица16.A2" office:value-type="string">
            <text:p text:style-name="P33">UInt32</text:p>
          </table:table-cell>
          <table:table-cell table:style-name="Таблица16.C2" office:value-type="string">
            <text:p text:style-name="P31">идентификатор услуги (из маршрута), в случае <text:span text:style-name="T3">SMS</text:span> <text:span text:style-name="T3">Extra</text:span> - сервис код пакета услуг <text:span text:style-name="T3">SMS</text:span> <text:span text:style-name="T3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3">SERVICE_TYPE</text:p>
          </table:table-cell>
          <table:table-cell table:style-name="Таблица16.A2" office:value-type="string">
            <text:p text:style-name="P33">CString</text:p>
          </table:table-cell>
          <table:table-cell table:style-name="Таблица16.C2" office:value-type="string">
            <text:p text:style-name="P31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3">USER_MSG_REF</text:p>
          </table:table-cell>
          <table:table-cell table:style-name="Таблица16.A21" office:value-type="string">
            <text:p text:style-name="P33">UInt32</text:p>
          </table:table-cell>
          <table:table-cell table:style-name="Таблица16.C21" office:value-type="string">
            <text:p text:style-name="P31">пользовательский идентификатор сообщения <text:span text:style-name="T3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3">DATA_LENGTH</text:p>
          </table:table-cell>
          <table:table-cell table:style-name="Таблица16.A2" office:value-type="string">
            <text:p text:style-name="P33">UInt32</text:p>
          </table:table-cell>
          <table:table-cell table:style-name="Таблица16.C2" office:value-type="string">
            <text:p text:style-name="P31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3">PARTS_NUM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3">SMSX_SRV</text:p>
          </table:table-cell>
          <table:table-cell table:style-name="Таблица16.A2" office:value-type="string">
            <text:p text:style-name="P33">UInt32</text:p>
          </table:table-cell>
          <table:table-cell table:style-name="Таблица16.C2" office:value-type="string">
            <text:p text:style-name="P31">маска пакета услуг <text:span text:style-name="T3">SMS</text:span> <text:span text:style-name="T3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3">MT</text:p>
          </table:table-cell>
          <table:table-cell table:style-name="Таблица16.A21" office:value-type="string">
            <text:p text:style-name="P33">UInt8</text:p>
          </table:table-cell>
          <table:table-cell table:style-name="Таблица16.C21" office:value-type="string">
            <text:p text:style-name="P31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3">CONTRACT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тип контракта абонента:</text:p>
            <text:p text:style-name="P28">0<text:span text:style-name="T3">x</text:span>00 – <text:span text:style-name="T3">unknown</text:span> или контракт не удалось определить из-за ошибки </text:p>
            <text:p text:style-name="P28"><text:span text:style-name="T3">0</text:span><text:span text:style-name="T3">x01 – postpaid,</text:span></text:p>
            <text:p text:style-name="P28">0<text:span text:style-name="T3">x</text:span>02 – <text:span text:style-name="T3">prepaid</text:span>(обслуживается <text:span text:style-name="T3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3">CHARGE</text:p>
          </table:table-cell>
          <table:table-cell table:style-name="Таблица16.A2" office:value-type="string">
            <text:p text:style-name="P33">UInt8</text:p>
          </table:table-cell>
          <table:table-cell table:style-name="Таблица16.C2" office:value-type="string">
            <text:p text:style-name="P31">тип тарификации (см. <text:a xlink:type="simple" xlink:href="#_Логика_тарификации"><text:span text:style-name="Internet_20_link">Логика и режимы тарификации.</text:span></text:a>):</text:p>
            <text:p text:style-name="P28">0 - <text:span text:style-name="T3">ON</text:span>_<text:span text:style-name="T3">SUBMIT</text:span> – тарификация посылки сообщения,</text:p>
            <text:p text:style-name="P28">1 - <text:span text:style-name="T3">ON</text:span>_<text:span text:style-name="T3">DELIVERY</text:span> (по умолчанию) – тарификация доставки сообщения,</text:p>
            <text:p text:style-name="P28">2 - <text:span text:style-name="T3">ON</text:span>_<text:span text:style-name="T3">DATA</text:span>_<text:span text:style-name="T3">COLLECTED</text:span> – тарификация доставки сообщения, у которого предварительно была протарифицирована посылка.</text:p>
          </table:table-cell>
        </table:table-row>
        <table:table-row table:style-name="Таблица16.1">
          <table:table-cell table:style-name="Таблица16.A2" office:value-type="string">
            <text:p text:style-name="P31"><text:span text:style-name="T3">IN</text:span>_<text:span text:style-name="T3">BILL</text:span></text:p>
          </table:table-cell>
          <table:table-cell table:style-name="Таблица16.A2" office:value-type="string">
            <text:p text:style-name="P31"><text:span text:style-name="T3">UInt</text:span>8</text:p>
          </table:table-cell>
          <table:table-cell table:style-name="Таблица16.C2" office:value-type="string">
            <text:p text:style-name="P31">флаг проведения тарификации через <text:span text:style-name="T3">IN</text:span> платформу:</text:p>
            <text:p text:style-name="P28">0 – нет,</text:p>
            <text:p text:style-name="P28">1 – да</text:p>
          </table:table-cell>
        </table:table-row>
      </table:table>
      <text:p text:style-name="P28"/>
      <text:p text:style-name="P28"/>
      <text:list text:style-name="Outline" text:continue-numbering="true">
        <text:list-item>
    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3">INMan</text:span>-а.</text:h>
        </text:list-item>
      </text:list>
      <text:p text:style-name="Text_20_body"/>
      <text:p text:style-name="Text_20_body">При старте <text:span text:style-name="T3">INMan</text:span> считывает параметры инициализации из файла конфигурации. Этот файл является <text:span text:style-name="T3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6">section</text:span> внутри документа. Ниже приведен пример конфигурационного файла с одним корневым параметром <text:span text:style-name="T7">version</text:span> и параметром <text:span text:style-name="T13">maxBillings</text:span> внутри секции <text:span text:style-name="T7">Billing</text:span>.</text:p>
      <text:p text:style-name="P63"><text:span text:style-name="T16">Начало</text:span><text:span text:style-name="T4"> </text:span><text:span text:style-name="T16">файла</text:span></text:p>
      <text:p text:style-name="P64">&lt;?xml version="1.0" encoding="ISO-8859-1"?&gt;</text:p>
      <text:p text:style-name="P64">&lt;!DOCTYPE config SYSTEM "file://configuration.dtd"&gt;</text:p>
      <text:p text:style-name="P64">&lt;config&gt;</text:p>
      <text:p text:style-name="P63"><text:span text:style-name="T3"><text:s text:c="2"/>&lt;param name="</text:span><text:span text:style-name="T3">version" type="string"&gt;0.7.0&lt;/param&gt;</text:span></text:p>
      <text:p text:style-name="P63"><text:span text:style-name="T3"><text:s text:c="2"/></text:span><text:span text:style-name="T3">&lt;section name="Billing"&gt;</text:span></text:p>
      <text:p text:style-name="P64"><text:s text:c="4"/>&lt;param name="maxBillings" type="int"&gt;500&lt;/param&gt;</text:p>
      <text:p text:style-name="P63"><text:span text:style-name="T3"><text:s text:c="2"/></text:span>&lt;/section&gt; <text:s/></text:p>
      <text:p text:style-name="P63">&lt;/config&gt;</text:p>
      <text:p text:style-name="P65">Конец файла</text:p>
      <text:p text:style-name="Text_20_body"/>
      <text:p text:style-name="Text_20_body">Логически <text:span text:style-name="T3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3">INMan-a</text:span> следующие:</text:p>
      <text:list text:style-name="WW8Num42">
        <text:list-item>
          <text:p text:style-name="P147">сервис тарификации (только тарификация <text:span text:style-name="T3">SMS</text:span>/<text:span text:style-name="T3">USSD</text:span> сообщений, работа с сигнальной сетью)</text:p>
        </text:list-item>
        <text:list-item>
          <text:p text:style-name="P147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147"><text:span text:style-name="T3">backup</text:span> архиватор <text:span text:style-name="T3">CDR</text:span>-ов (работа без сигнальной сети, создание <text:span text:style-name="T3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3">INMan</text:span>-<text:span text:style-name="T3">a</text:span> под кокретные нужды, начиная с версии 0.7.0 <text:span text:style-name="T3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3">INMan</text:span>-<text:span text:style-name="T3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3">UId</text:span>) и может быть либо встроен в <text:span text:style-name="T3">INMan</text:span>, либо динамически загружен при его старте.</text:p>
      <text:p text:style-name="Text_20_body">Функционально все сервисы подразделяются на две группы :</text:p>
      <text:list text:style-name="WW8Num11">
        <text:list-item>
          <text:p text:style-name="P150">сервисы верхнего уровня (<text:span text:style-name="T3">topLevel</text:span>) – непосредственно обслуживают клиентов <text:span text:style-name="T3">INMan</text:span>-<text:span text:style-name="T3">a</text:span></text:p>
        </text:list-item>
        <text:list-item>
          <text:p text:style-name="P150">разделяемые сервисы (<text:span text:style-name="T3">shared</text:span>)– обслуживают другие сервисы.</text:p>
        </text:list-item>
      </text:list>
      <text:p text:style-name="Text_20_body"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3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3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3">icsTCPServer<text:line-break/></text:span>(<text:span text:style-name="T3">shared</text:span>)</text:p>
          </table:table-cell>
          <table:table-cell table:style-name="Таблица17.A2" office:value-type="string">
            <text:p text:style-name="P55"><text:a xlink:type="simple" xlink:href="#_Параметры_секции_Host_(сервис icsTC"><text:span text:style-name="Internet_20_link"><text:span text:style-name="T6">Host</text:span></text:span></text:a></text:p>
          </table:table-cell>
          <table:table-cell table:style-name="Таблица17.A2" office:value-type="string">
            <text:p text:style-name="P33">Prelinked</text:p>
          </table:table-cell>
          <table:table-cell table:style-name="Таблица17.D2" office:value-type="string">
            <text:p text:style-name="P31">Обслуживает <text:span text:style-name="T3">TCP</text:span> соединения клиентов <text:span text:style-name="T3">INMan</text:span>-<text:span text:style-name="T3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3">icsAbntCache</text:span><text:span text:style-name="T7"><text:line-break/></text:span>(<text:span text:style-name="T3">shared</text:span>)</text:p>
          </table:table-cell>
          <table:table-cell table:style-name="Таблица17.A2" office:value-type="string">
            <text:p text:style-name="P55"><text:a xlink:type="simple" xlink:href="#_Параметры_секции_AbonentsCache_(сер"><text:span text:style-name="Internet_20_link"><text:span text:style-name="T6">AbonentsCache</text:span></text:span></text:a></text:p>
          </table:table-cell>
          <table:table-cell table:style-name="Таблица17.A2" office:value-type="string">
            <text:p text:style-name="P33">dynamic (libinman_ics_abcache.so)</text:p>
          </table:table-cell>
          <table:table-cell table:style-name="Таблица17.D2" office:value-type="string">
            <text:p text:style-name="P31">Кэш данных об абонентах (контракт, <text:span text:style-name="T3">IN</text:span>-платформы, <text:span text:style-name="T3">etc</text:span>) </text:p>
          </table:table-cell>
        </table:table-row>
        <table:table-row table:style-name="Таблица17.1">
          <table:table-cell table:style-name="Таблица17.A2" office:value-type="string">
            <text:p text:style-name="P58">icsTCAPDisp</text:p>
            <text:p text:style-name="Table_20_Text">(<text:span text:style-name="T3">shared</text:span>)</text:p>
          </table:table-cell>
          <table:table-cell table:style-name="Таблица17.A2" office:value-type="string">
            <text:p text:style-name="P55"><text:a xlink:type="simple" xlink:href="#_Параметры_секции_SS7."><text:span text:style-name="Internet_20_link"><text:span text:style-name="T6">SS7</text:span></text:span></text:a></text:p>
          </table:table-cell>
          <table:table-cell table:style-name="Таблица17.A2" office:value-type="string">
            <text:p text:style-name="P31"><text:span text:style-name="T3">d</text:span><text:span text:style-name="T3">ynamic (libinman_ics_tcapdsp.so)</text:span></text:p>
          </table:table-cell>
          <table:table-cell table:style-name="Таблица17.D2" office:value-type="string">
            <text:p text:style-name="P31">Предоставляет <text:span text:style-name="T3">TCAP</text:span> <text:span text:style-name="T3">API</text:span> для взаимодействия с элементами сигнальной сети, интегрируется <text:s/>с <text:span text:style-name="T3">SS</text:span>7 стэком <text:span text:style-name="T3">TietoEnator</text:span>.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3">icsIAPManager</text:span><text:span text:style-name="T7"><text:line-break/></text:span>(<text:span text:style-name="T3">shared</text:span>)</text:p>
          </table:table-cell>
          <table:table-cell table:style-name="Таблица17.A2" office:value-type="string">
            <text:p text:style-name="P56"><text:a xlink:type="simple" xlink:href="#_Параметры_секции_AbonentPolicies."><text:span text:style-name="Internet_20_link"><text:span text:style-name="T6">AbonentPolicies</text:span></text:span></text:a><text:span text:style-name="T12"><text:line-break/></text:span><text:span text:style-name="T6">(</text:span><text:span text:style-name="T12">+ </text:span><text:a xlink:type="simple" xlink:href="#_Параметры_секции_IN-Platforms._1"><text:span text:style-name="Internet_20_link"><text:span text:style-name="T6">IN</text:span></text:span></text:a><text:a xlink:type="simple" xlink:href="#_Параметры_секции_IN-Platforms._1"><text:span text:style-name="Internet_20_link"><text:span text:style-name="T12">-</text:span></text:span></text:a><text:a xlink:type="simple" xlink:href="#_Параметры_секции_IN-Platforms._1"><text:span text:style-name="Internet_20_link"><text:span text:style-name="T6">platforms</text:span></text:span></text:a><text:span text:style-name="T6">,</text:span><text:span text:style-name="T12">, <text:line-break/></text:span><text:a xlink:type="simple" xlink:href="#_Параметры_секции_DataProvider."><text:span text:style-name="Internet_20_link"><text:span text:style-name="T6">AbonentProviders</text:span></text:span></text:a><text:span text:style-name="T12"> </text:span><text:span text:style-name="T6">)</text:span></text:p>
          </table:table-cell>
          <table:table-cell table:style-name="Таблица17.A2" office:value-type="string">
            <text:p text:style-name="P31"><text:span text:style-name="T3">d</text:span><text:span text:style-name="T3">ynamic (libinman_ics_iapmgr.so)</text:span></text:p>
          </table:table-cell>
          <table:table-cell table:style-name="Таблица17.D2" office:value-type="string">
            <text:p text:style-name="P31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13">icsSmBilling</text:span><text:span text:style-name="T7"><text:line-break/></text:span><text:span text:style-name="T3">(topLevel)</text:span></text:p>
          </table:table-cell>
          <table:table-cell table:style-name="Таблица17.A2" office:value-type="string">
            <text:p text:style-name="P55"><text:a xlink:type="simple" xlink:href="#_Параметры_секции_Billing."><text:span text:style-name="Internet_20_link"><text:span text:style-name="T6">Billing</text:span></text:span></text:a></text:p>
          </table:table-cell>
          <table:table-cell table:style-name="Таблица17.A2" office:value-type="string">
            <text:p text:style-name="P31"><text:span text:style-name="T3">d</text:span><text:span text:style-name="T3">ynamic (libinman_ics_smbill.so)</text:span></text:p>
          </table:table-cell>
          <table:table-cell table:style-name="Таблица17.D2" office:value-type="string">
            <text:p text:style-name="P31">Сервис тарификации <text:span text:style-name="T3">SMS</text:span>/<text:span text:style-name="T3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5"><text:span text:style-name="T7">icsAbntDetector</text:span><text:span text:style-name="T7"><text:line-break/></text:span><text:span text:style-name="T3">(topLevel)</text:span></text:p>
          </table:table-cell>
          <table:table-cell table:style-name="Таблица17.A2" office:value-type="string">
            <text:p text:style-name="P55"><text:s/><text:a xlink:type="simple" xlink:href="#_Параметры_секции_AbonentDetector_(с"><text:span text:style-name="Internet_20_link"><text:span text:style-name="T6">AbonentDetector</text:span></text:span></text:a></text:p>
          </table:table-cell>
          <table:table-cell table:style-name="Таблица17.A2" office:value-type="string">
            <text:p text:style-name="P31"><text:span text:style-name="T3">d</text:span><text:span text:style-name="T3">ynamic (libinman_ics_abdtcr.so)</text:span></text:p>
          </table:table-cell>
          <table:table-cell table:style-name="Таблица17.D2" office:value-type="string">
            <text:p text:style-name="P39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</table:table>
      <text:p text:style-name="Caption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3">INMan</text:span>-<text:span text:style-name="T3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3"><text:line-break/>(</text:span>по умолчанию<text:span text:style-name="T3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Структура_секции_Services."><text:span text:style-name="Internet_20_link"><text:span text:style-name="T6">Services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задаёт требуемые <text:span text:style-name="T3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Host_(сервис icsTC"><text:span text:style-name="Internet_20_link"><text:span text:style-name="T6">Host</text:span></text:span></text:a></text:p>
          </table:table-cell>
          <table:table-cell table:style-name="Таблица18.A2" office:value-type="string">
            <text:p text:style-name="P31">обязательная</text:p>
          </table:table-cell>
          <table:table-cell table:style-name="Таблица18.C2" office:value-type="string">
            <text:p text:style-name="P31"/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Billing."><text:span text:style-name="Internet_20_link"><text:span text:style-name="T6">Billing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тарификация <text:s/><text:span text:style-name="T3">SMS</text:span>/<text:span text:style-name="T3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Detector_(с"><text:span text:style-name="Internet_20_link"><text:span text:style-name="T6">AbonentDetector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SS7."><text:span text:style-name="Internet_20_link"><text:span text:style-name="T6">SS7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интеграция с <text:span text:style-name="T3">SS</text:span>7 стэком <text:span text:style-name="T3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Шаблон_секции_TCAPUser"><text:span text:style-name="Internet_20_link"><text:span text:style-name="T6">TCAPUser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параметры работы с <text:span text:style-name="T3">TCAP</text:span> <text:span text:style-name="T3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sCache_(сер"><text:span text:style-name="Internet_20_link"><text:span text:style-name="T6">AbonentsCache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AbonentPolicies."><text:span text:style-name="Internet_20_link"><text:span text:style-name="T6">AbonentPolicies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определения <text:span text:style-name="T3">‘</text:span>политик абонентов<text:span text:style-name="T3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IN-Platforms._1"><text:span text:style-name="Internet_20_link"><text:span text:style-name="T6">IN-platforms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конфигурации известных <text:span text:style-name="T3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5"><text:a xlink:type="simple" xlink:href="#_Параметры_секции_DataProvider."><text:span text:style-name="Internet_20_link"><text:span text:style-name="T6">AbonentProviders</text:span></text:span></text:a></text:p>
          </table:table-cell>
          <table:table-cell table:style-name="Таблица18.A2" office:value-type="string">
            <text:p text:style-name="P31">опциональная</text:p>
          </table:table-cell>
          <table:table-cell table:style-name="Таблица18.C2" office:value-type="string">
            <text:p text:style-name="P31">конфигурации ‘провайдеров абонентов’</text:p>
          </table:table-cell>
        </table:table-row>
      </table:table>
      <text:p text:style-name="P65"/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3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2"><text:s text:c="6"/><text:tab/><text:span text:style-name="T3">&lt;param name="SectionName" type="string"&gt;ICSIdent&lt;/param&gt;</text:span></text:p>
      <text:p text:style-name="P42">где </text:p>
      <text:list text:style-name="WW8Num25">
        <text:list-item>
          <text:p text:style-name="P161"><text:span text:style-name="T3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3">ICSIdent</text:span></text:p>
        </text:list-item>
        <text:list-item>
          <text:p text:style-name="P161"><text:span text:style-name="T3">ICSIdent</text:span> – строка, идентифицирующая сервис в одном из следующих форматов:</text:p>
        </text:list-item>
      </text:list>
      <text:list text:style-name="WW8Num22">
        <text:list-item>
          <text:p text:style-name="P163"><text:span text:style-name="T3">uid</text:span>: <text:span text:style-name="T6">icsUId</text:span> – где <text:span text:style-name="T6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3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163"><text:span text:style-name="T3">dll</text:span>: <text:span text:style-name="T6">libname</text:span><text:span text:style-name="T12">.</text:span><text:span text:style-name="T6">so</text:span> – где <text:span text:style-name="T6">libname</text:span><text:span text:style-name="T12">.</text:span><text:span text:style-name="T6">so</text:span> имя динамической библиотеки желаемого сервиса.</text:p>
        </text:list-item>
      </text:list>
      <text:p text:style-name="P42"><text:span text:style-name="T7">NOTE</text:span><text:span text:style-name="T13">:</text:span><text:span text:style-name="T12"> Для единообразии файлов конфигурации на введенных в эксплуатацию инсталляциях рекомендуется использовать </text:span><text:span text:style-name="T6">ICSIdent</text:span><text:span text:style-name="T12"> вида 1, так как режим загрузки сервисов (</text:span><text:span text:style-name="T6">prelinked</text:span><text:span text:style-name="T12">/</text:span><text:span text:style-name="T6">dynamic</text:span><text:span text:style-name="T12">) может различаться для разных инсталляций.</text:span></text:p>
      <text:p text:style-name="Text_20_body">Пример<text:span text:style-name="T3">:</text:span></text:p>
      <text:p text:style-name="P24"><text:s text:c="2"/>&lt;section name="Services"&gt;</text:p>
      <text:p text:style-name="P24"><text:s text:c="4"/>&lt;param name="AbonentDetector" type="string"&gt;uid: icsAbntDetector&lt;/param&gt;</text:p>
      <text:p text:style-name="Text_20_body"><text:span text:style-name="T3"><text:s text:c="4"/>&lt;param name="</text:span><text:span text:style-name="T3">HostWAN" type="string"&gt;uid: icsTCPServer&lt;/param&gt;</text:span></text:p>
      <text:p text:style-name="P24"><text:s text:c="4"/>&lt;!-- Abonent contract type and gsmSCF params determination --&gt;</text:p>
      <text:p text:style-name="Text_20_body">&lt;/section&gt;</text:p>
      <text:p text:style-name="Text_20_body"/>
      <text:p text:style-name="Text_20_body">В данный варианте <text:span text:style-name="T3">INMan</text:span> запустит сервис определения контракта абонентов, а настройки для сервиса <text:span text:style-name="T3">icsTCPServer</text:span> возьмет из секции ‘<text:span text:style-name="T3">HostWAN</text:span>’, вместо секции по умолчанию ‘<text:span text:style-name="T3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3">&lt;section name="Services"&gt;</text:span></text:p>
      <text:p text:style-name="P24"><text:s text:c="4"/>&lt;param name="Billing" type="string"&gt;uid: icsSmBilling&lt;/param&gt;</text:p>
      <text:p text:style-name="Text_20_body"><text:span text:style-name="T3"><text:s text:c="2"/></text:span>&lt;/section&gt;</text:p>
      <text:p text:style-name="Text_20_body">Это сделано для совместимости с файлами конфигурации предыдущих версий <text:span text:style-name="T3">INMan</text:span>-<text:span text:style-name="T3">a</text:span>.</text:p>
      <text:p text:style-name="P65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Host_(сервис icsTC"/>Параметры секции <text:bookmark-end text:name="_Параметры_секции_Host_(сервис icsTC"/><text:span text:style-name="T3">Host</text:span> (сервис <text:span text:style-name="T14">icsTCPServer</text:span>).</text:h>
            </text:list-item>
          </text:list>
        </text:list-item>
      </text:list>
      <text:p text:style-name="P48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3">H</text:span><text:span text:style-name="T3">ost</text:span></text:p>
          </table:table-cell>
          <table:table-cell table:style-name="Таблица19.A2" office:value-type="string">
            <text:p text:style-name="P30">строка</text:p>
          </table:table-cell>
          <table:table-cell table:style-name="Таблица19.A2" office:value-type="string">
            <text:p text:style-name="P31">обязательный</text:p>
          </table:table-cell>
          <table:table-cell table:style-name="Таблица19.D2" office:value-type="string">
            <text:p text:style-name="P31"><text:span text:style-name="T3">DNS</text:span> имя или адрес хоста <text:span text:style-name="T3">INMan</text:span>-<text:span text:style-name="T3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5"><text:span text:style-name="T3">P</text:span><text:span text:style-name="T3">ort</text:span></text:p>
          </table:table-cell>
          <table:table-cell table:style-name="Таблица19.A2" office:value-type="string">
            <text:p text:style-name="P30">целое</text:p>
          </table:table-cell>
          <table:table-cell table:style-name="Таблица19.A2" office:value-type="string">
            <text:p text:style-name="P31">обязательный</text:p>
          </table:table-cell>
          <table:table-cell table:style-name="Таблица19.D2" office:value-type="string">
            <text:p text:style-name="P31">Служебный порт <text:span text:style-name="T3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7">maxClients</text:p>
          </table:table-cell>
          <table:table-cell table:style-name="Таблица19.A2" office:value-type="string">
            <text:p text:style-name="P30">целое</text:p>
          </table:table-cell>
          <table:table-cell table:style-name="Таблица19.A2" office:value-type="string">
            <text:p text:style-name="P31">опциональный</text:p>
          </table:table-cell>
          <table:table-cell table:style-name="Таблица19.D2" office:value-type="string">
            <text:p text:style-name="P31">Максимальное количество клиентских соединений, по умолчанию: 3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6">AbonentsCache</text:span> (сервис <text:span text:style-name="T14">ics</text:span><text:span text:style-name="T8">AbntCache</text:span>).</text:h>
            </text:list-item>
          </text:list>
        </text:list-item>
      </text:list>
      <text:p text:style-name="P48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7">cacheRAM</text:p>
          </table:table-cell>
          <table:table-cell table:style-name="Таблица20.A2" office:value-type="string">
            <text:p text:style-name="P30">целое <text:s/>(<text:span text:style-name="T3">Mb</text:span>)</text:p>
          </table:table-cell>
          <table:table-cell table:style-name="Таблица20.A2" office:value-type="string">
            <text:p text:style-name="P30">обязательный</text:p>
          </table:table-cell>
          <table:table-cell table:style-name="Таблица20.D2" office:value-type="string">
            <text:p text:style-name="P37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3">cache</text:span><text:span text:style-name="T3">Dir</text:span></text:p>
          </table:table-cell>
          <table:table-cell table:style-name="Таблица20.A2" office:value-type="string">
            <text:p text:style-name="P30">строка</text:p>
          </table:table-cell>
          <table:table-cell table:style-name="Таблица20.A2" office:value-type="string">
            <text:p text:style-name="P30">обязательный</text:p>
          </table:table-cell>
          <table:table-cell table:style-name="Таблица20.D2" office:value-type="string">
            <text:p text:style-name="P37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3">cache</text:span><text:span text:style-name="T3">Expiration </text:span></text:p>
          </table:table-cell>
          <table:table-cell table:style-name="Таблица20.A2" office:value-type="string">
            <text:p text:style-name="P30">целое (минуты)<text:line-break/>[1 .. 65535]</text:p>
          </table:table-cell>
          <table:table-cell table:style-name="Таблица20.A2" office:value-type="string">
            <text:p text:style-name="P30">опциональный<text:line-break/>(<text:span text:style-name="T3">default</text:span>)</text:p>
          </table:table-cell>
          <table:table-cell table:style-name="Таблица20.D2" office:value-type="string">
            <text:p text:style-name="P37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5"><text:span text:style-name="T3">cacheR</text:span><text:span text:style-name="T3">ecords</text:span></text:p>
          </table:table-cell>
          <table:table-cell table:style-name="Таблица20.A2" office:value-type="string">
            <text:p text:style-name="P30">целое</text:p>
          </table:table-cell>
          <table:table-cell table:style-name="Таблица20.A2" office:value-type="string">
            <text:p text:style-name="P30">опциональный<text:line-break/>(<text:span text:style-name="T3">default</text:span>)</text:p>
          </table:table-cell>
          <table:table-cell table:style-name="Таблица20.D2" office:value-type="string">
            <text:p text:style-name="P37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3">SS</text:span>7 (сервис <text:span text:style-name="T14">icsTC</text:span><text:span text:style-name="T8">A</text:span><text:span text:style-name="T14">P</text:span><text:span text:style-name="T8">Disp</text:span>).</text:h>
            </text:list-item>
          </text:list>
        </text:list-item>
      </text:list>
      <text:p text:style-name="P49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49">Секция предназначена для настройки подключения к <text:span text:style-name="T3">SS</text:span>7 стэку фирмы <text:span text:style-name="T3">Tieto</text:span>Е<text:span text:style-name="T3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7">ss7UserId</text:p>
          </table:table-cell>
          <table:table-cell table:style-name="Таблица21.A2" office:value-type="string">
            <text:p text:style-name="P30">целое<text:line-break/> ([1..20])</text:p>
          </table:table-cell>
          <table:table-cell table:style-name="Таблица21.A2" office:value-type="string">
            <text:p text:style-name="P30">обязательный</text:p>
          </table:table-cell>
          <table:table-cell table:style-name="Таблица21.D2" office:value-type="string">
            <text:p text:style-name="P37">идентификатор пользователя для использования <text:span text:style-name="T3">Tieto</text:span>Е<text:span text:style-name="T3">nator</text:span> <text:span text:style-name="T3">TCAP</text:span> <text:span text:style-name="T3">API</text:span>, <text:s/>рекомендуется: 3 (<text:span text:style-name="T3">USER</text:span>03_<text:span text:style-name="T3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5">maxMsgNum</text:p>
          </table:table-cell>
          <table:table-cell table:style-name="Таблица21.A2" office:value-type="string">
            <text:p text:style-name="P30">целое ([1..65535])</text:p>
          </table:table-cell>
          <table:table-cell table:style-name="Таблица21.A2" office:value-type="string">
            <text:p text:style-name="P30">опциональный<text:span text:style-name="T3"><text:line-break/></text:span>(<text:span text:style-name="T3">default</text:span>)</text:p>
          </table:table-cell>
          <table:table-cell table:style-name="Таблица21.D2" office:value-type="string">
            <text:p text:style-name="P37">максимальное число сообщений в буффере входящих <text:span text:style-name="T3">SS</text:span>7 пакетов, по умолчанию: 512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3">TCAPUser</text:span></text:h>
            </text:list-item>
          </text:list>
        </text:list-item>
      </text:list>
      <text:p text:style-name="Text_20_body">Для инициализации работы с <text:span text:style-name="T3">TCAP</text:span> <text:span text:style-name="T3">API</text:span> <text:s/>существует опреденный набор параметров. Каждый конфигурируемый компонент <text:span text:style-name="T3">INMan</text:span>-а, использующий <text:span text:style-name="T3">TCAP</text:span> <text:span text:style-name="T3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3">own</text:span><text:span text:style-name="T3">Address</text:span></text:p>
          </table:table-cell>
          <table:table-cell table:style-name="Таблица22.A2" office:value-type="string">
            <text:p text:style-name="P30">строка</text:p>
          </table:table-cell>
          <table:table-cell table:style-name="Таблица22.A2" office:value-type="string">
            <text:p text:style-name="P30">обязательный</text:p>
          </table:table-cell>
          <table:table-cell table:style-name="Таблица22.D2" office:value-type="string">
            <text:p text:style-name="P37"><text:span text:style-name="T3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3">ownS</text:span><text:span text:style-name="T3">sn</text:span></text:p>
          </table:table-cell>
          <table:table-cell table:style-name="Таблица22.A2" office:value-type="string">
            <text:p text:style-name="P30">целое<text:line-break/>([1..255])</text:p>
          </table:table-cell>
          <table:table-cell table:style-name="Таблица22.A2" office:value-type="string">
            <text:p text:style-name="P30">обязательный</text:p>
          </table:table-cell>
          <table:table-cell table:style-name="Таблица22.D2" office:value-type="string">
            <text:p text:style-name="P37">номер сабсистемы <text:s/><text:span text:style-name="T3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7">fakeSsn</text:p>
          </table:table-cell>
          <table:table-cell table:style-name="Таблица22.A2" office:value-type="string">
            <text:p text:style-name="P30">целое<text:line-break/> ([1..255])</text:p>
          </table:table-cell>
          <table:table-cell table:style-name="Таблица22.A2" office:value-type="string">
            <text:p text:style-name="P30">опциональный<text:span text:style-name="T3"><text:line-break/></text:span>(<text:span text:style-name="T3">default</text:span>)</text:p>
          </table:table-cell>
          <table:table-cell table:style-name="Таблица22.D2" office:value-type="string">
            <text:p text:style-name="P37">номер сабсистемы <text:s/><text:span text:style-name="T3">TCAP</text:span>, указываемой в <text:span text:style-name="T3">originating</text:span> <text:span text:style-name="T3">address</text:span>, значение по умолчанию: 0 – то есть указывать <text:span text:style-name="T3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5"><text:span text:style-name="T3">ros</text:span><text:span text:style-name="T3">Timeout</text:span></text:p>
          </table:table-cell>
          <table:table-cell table:style-name="Таблица22.A2" office:value-type="string">
            <text:p text:style-name="P30">целое<text:span text:style-name="T3"> (c</text:span>екунды<text:span text:style-name="T3">:</text:span></text:p>
            <text:p text:style-name="P34">[1..65535])</text:p>
          </table:table-cell>
          <table:table-cell table:style-name="Таблица22.A2" office:value-type="string">
            <text:p text:style-name="P30">опциональный<text:span text:style-name="T3"><text:line-break/>(default)</text:span></text:p>
          </table:table-cell>
          <table:table-cell table:style-name="Таблица22.D2" office:value-type="string">
            <text:p text:style-name="P37">таймаут на выполнение <text:span text:style-name="T3">MAP</text:span>/<text:span text:style-name="T3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5"><text:s/><text:span text:style-name="T3">maxDialogs</text:span></text:p>
          </table:table-cell>
          <table:table-cell table:style-name="Таблица22.A2" office:value-type="string">
            <text:p text:style-name="P30">целое<text:span text:style-name="T3"> (</text:span>[<text:span text:style-name="T3">2</text:span>..6553<text:span text:style-name="T3">0</text:span>])</text:p>
          </table:table-cell>
          <table:table-cell table:style-name="Таблица22.A2" office:value-type="string">
            <text:p text:style-name="P30">опциональный<text:span text:style-name="T3"><text:line-break/></text:span>(<text:span text:style-name="T3">default</text:span>)</text:p>
          </table:table-cell>
          <table:table-cell table:style-name="Таблица22.D2" office:value-type="string">
            <text:p text:style-name="P37">максимальное количество <text:span text:style-name="T3">TCAP</text:span> диалогов на подсистему, по умолчанию 2000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3">AbonentDetector</text:span> (сервис <text:span text:style-name="T8">icsAbntDetector</text:span>).</text:h>
            </text:list-item>
          </text:list>
        </text:list-item>
      </text:list>
      <text:p text:style-name="P42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2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7">abonentPolicy</text:p>
          </table:table-cell>
          <table:table-cell table:style-name="Таблица23.A2" office:value-type="string">
            <text:p text:style-name="P30">строка</text:p>
          </table:table-cell>
          <table:table-cell table:style-name="Таблица23.A2" office:value-type="string">
            <text:p text:style-name="P30">обязательный</text:p>
          </table:table-cell>
          <table:table-cell table:style-name="Таблица23.D2" office:value-type="string">
            <text:p text:style-name="P37">задает имя ‘политики абонента’по умолчанию (название подсекции в секции <text:span text:style-name="T4">AbonentPolicies</text:span>), она применяется если <text:span text:style-name="T3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57">abonentTypeTimeout</text:p>
          </table:table-cell>
          <table:table-cell table:style-name="Таблица23.A2" office:value-type="string">
            <text:p text:style-name="P30">целое<text:line-break/>(<text:span text:style-name="T3">c</text:span>екунды:<text:line-break/> [1 .. 65535])</text:p>
          </table:table-cell>
          <table:table-cell table:style-name="Таблица23.A2" office:value-type="string">
            <text:p text:style-name="P30">опциональный<text:line-break/>(<text:span text:style-name="T3">default</text:span>)</text:p>
          </table:table-cell>
          <table:table-cell table:style-name="Таблица23.D2" office:value-type="string">
            <text:p text:style-name="P37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5">maxRequests</text:p>
          </table:table-cell>
          <table:table-cell table:style-name="Таблица23.A2" office:value-type="string">
            <text:p text:style-name="P30">целое <text:line-break/>[1 .. 100000<text:span text:style-name="T3">]</text:span></text:p>
          </table:table-cell>
          <table:table-cell table:style-name="Таблица23.A2" office:value-type="string">
            <text:p text:style-name="P30">опциональный<text:span text:style-name="T3"><text:line-break/>(default)</text:span></text:p>
          </table:table-cell>
          <table:table-cell table:style-name="Таблица23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5"><text:span text:style-name="T3">useC</text:span><text:span text:style-name="T3">ache</text:span></text:p>
          </table:table-cell>
          <table:table-cell table:style-name="Таблица23.A2" office:value-type="string">
            <text:p text:style-name="P35">bool</text:p>
          </table:table-cell>
          <table:table-cell table:style-name="Таблица23.A2" office:value-type="string">
            <text:p text:style-name="P30">опциональный<text:line-break/>(<text:span text:style-name="T3">default</text:span>)</text:p>
          </table:table-cell>
          <table:table-cell table:style-name="Таблица23.D2" office:value-type="string">
            <text:p text:style-name="P37">Включает использование кэша абонентов, по умолчанию: <text:span text:style-name="T4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5"><text:span text:style-name="T3">cacheExpiration</text:span> </text:p>
          </table:table-cell>
          <table:table-cell table:style-name="Таблица23.A2" office:value-type="string">
            <text:p text:style-name="P30">целое (минуты)<text:span text:style-name="T3"><text:line-break/>[1 .. 65535]</text:span></text:p>
          </table:table-cell>
          <table:table-cell table:style-name="Таблица23.A2" office:value-type="string">
            <text:p text:style-name="P30">опциональный<text:span text:style-name="T3"><text:line-break/></text:span>(<text:span text:style-name="T3">default</text:span>)</text:p>
          </table:table-cell>
          <table:table-cell table:style-name="Таблица23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3">cacheExpiration</text:span> из настроек кэша.</text:p>
          </table:table-cell>
        </table:table-row>
      </table:table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3">Billing</text:span> (сервис <text:span text:style-name="T8">icsSmBilling</text:span>).</text:h>
            </text:list-item>
          </text:list>
        </text:list-item>
      </text:list>
      <text:p text:style-name="P42">Данная секция является опциональной. Она предназначена для настройки сервиса тарификации <text:span text:style-name="T3">SMS</text:span>/<text:span text:style-name="T3">ussd</text:span> сообщений. В секции определены подсекция <text:span text:style-name="T4">BillingModes</text:span>, задающая режимы тарификации для различных типов сообщений, <text:s/>а также следующие параметры.</text:p>
      <text:p text:style-name="P42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7">abonentTypeRequest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text:line-break/>(<text:span text:style-name="T3">default</text:span>)</text:p>
          </table:table-cell>
          <table:table-cell table:style-name="Таблица24.D2" office:value-type="string">
            <text:p text:style-name="P37">режим определения типа котракта абонента (запрос к провайдеру абонентов):</text:p>
            <text:list text:style-name="WW8Num37">
              <text:list-item>
                <text:p text:style-name="P115"><text:span text:style-name="T4">onDemand</text:span> – по требованию, если необходимо для тарификации (по умолчанию),</text:p>
              </text:list-item>
              <text:list-item>
                <text:p text:style-name="P115"><text:span text:style-name="T4">always</text:span><text:span text:style-name="T3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abonentPolicy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задает имя ‘политики абонента’по умолчанию (название подсекции в секции <text:span text:style-name="T4">AbonentPolicies</text:span>), она применяется если <text:span text:style-name="T3">MSISDN</text:span> адрес абонента не соответствует ни одному из пулов адресов заданных политик</text:p>
            <text:p text:style-name="P36">требуется, если в подсекции <text:span text:style-name="T4">BillingModes</text:span> присутствует режим тарификации <text:span text:style-name="T3">IN</text:span> или <text:span text:style-name="T3">abonentTypeRequest</text:span> выставлен в <text:span text:style-name="T4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abonentTypeTimeout</text:p>
          </table:table-cell>
          <table:table-cell table:style-name="Таблица24.A2" office:value-type="string">
            <text:p text:style-name="P30">целое<text:line-break/>(<text:span text:style-name="T3">c</text:span>екунды:<text:line-break/> [1 .. 65535])</text:p>
          </table:table-cell>
          <table:table-cell table:style-name="Таблица24.A2" office:value-type="string">
            <text:p text:style-name="P30">опциональный<text:line-break/>(<text:span text:style-name="T3">default</text:span>)</text:p>
          </table:table-cell>
          <table:table-cell table:style-name="Таблица24.D2" office:value-type="string">
            <text:p text:style-name="P37">Таймаут, ограничивающий время на определение контракта абонента, по умолчанию: 8 сек.</text:p>
            <text:p text:style-name="P36">требуется, если в подсекции <text:span text:style-name="T4">BillingModes</text:span> присутствует режим тарификации <text:span text:style-name="T3">IN</text:span> или <text:span text:style-name="T3">abonentTypeRequest</text:span> выставлен в <text:span text:style-name="T4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maxBillings</text:p>
          </table:table-cell>
          <table:table-cell table:style-name="Таблица24.A2" office:value-type="string">
            <text:p text:style-name="P30">целое <text:line-break/>[1 .. 100000<text:span text:style-name="T3">]</text:span></text:p>
          </table:table-cell>
          <table:table-cell table:style-name="Таблица24.A2" office:value-type="string">
            <text:p text:style-name="P30">опциональный<text:span text:style-name="T3"><text:line-break/>(default)</text:span></text:p>
          </table:table-cell>
          <table:table-cell table:style-name="Таблица24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7">maxTimeout</text:p>
          </table:table-cell>
          <table:table-cell table:style-name="Таблица24.A2" office:value-type="string">
            <text:p text:style-name="P30">целое</text:p>
            <text:p text:style-name="P29">(<text:span text:style-name="T3">c</text:span>екунды:<text:line-break/> [5 .. 65535])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Максимальный таймаут на промежуточные операции (взаимодействие с <text:span text:style-name="T3">SMSC</text:span>, <text:span text:style-name="T3">etc</text:span>); по его истечению <text:span text:style-name="T3">INMan</text:span> прерывает биллинг<text:span text:style-name="T3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7">cdrMode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text:line-break/>(<text:span text:style-name="T3">default</text:span>)</text:p>
          </table:table-cell>
          <table:table-cell table:style-name="Таблица24.D2" office:value-type="string">
            <text:p text:style-name="P37">Определяет режим записи <text:a xlink:type="simple" xlink:href="#_Структура_CSV_файла_для генерации C"><text:span text:style-name="Internet_20_link"><text:span text:style-name="T3">CSV</text:span></text:span></text:a><text:a xlink:type="simple" xlink:href="#_Структура_CSV_файла_для генерации C"><text:span text:style-name="Internet_20_link"> файлов</text:span></text:a> для генерации <text:span text:style-name="T3">CDR</text:span> записей. Варианты:</text:p>
            <text:list text:style-name="WW8Num15">
              <text:list-item>
                <text:p text:style-name="P117"><text:span text:style-name="T4">none</text:span> – <text:s/>отключить генерации <text:span text:style-name="T3">CSV</text:span>;</text:p>
              </text:list-item>
              <text:list-item>
                <text:p text:style-name="P117"><text:span text:style-name="T4">all</text:span> - <text:s/>создавать <text:span text:style-name="T3">CSV</text:span> на любой запрос;</text:p>
              </text:list-item>
              <text:list-item>
                <text:p text:style-name="P117"><text:span text:style-name="T16">billMode </text:span>- создавать <text:span text:style-name="T3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7">cdrDir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директория для хранения файлов с <text:span text:style-name="T3">CDR</text:span> записями, <text:s/>требуется если <text:span text:style-name="T3">cdrMode</text:span> не <text:span text:style-name="T9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cdrInterval</text:p>
          </table:table-cell>
          <table:table-cell table:style-name="Таблица24.A2" office:value-type="string">
            <text:p text:style-name="P30">целое (<text:span text:style-name="T3">c</text:span>екунды:<text:line-break/> [1 .. 65535])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Период накопления записей в <text:a xlink:type="simple" xlink:href="#_Структура_CSV_файла"><text:span text:style-name="Internet_20_link"><text:span text:style-name="T3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3">cdrMode</text:span> не <text:span text:style-name="T9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5"><text:span text:style-name="T3">useC</text:span><text:span text:style-name="T3">ache</text:span></text:p>
          </table:table-cell>
          <table:table-cell table:style-name="Таблица24.A2" office:value-type="string">
            <text:p text:style-name="P35">bool</text:p>
          </table:table-cell>
          <table:table-cell table:style-name="Таблица24.A2" office:value-type="string">
            <text:p text:style-name="P30">опциональный<text:line-break/>(<text:span text:style-name="T3">default</text:span>)</text:p>
          </table:table-cell>
          <table:table-cell table:style-name="Таблица24.D2" office:value-type="string">
            <text:p text:style-name="P37">Включает использование кэша абонентов, по умолчанию: <text:span text:style-name="T4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5"><text:span text:style-name="T3">cacheExpiration</text:span> </text:p>
          </table:table-cell>
          <table:table-cell table:style-name="Таблица24.A2" office:value-type="string">
            <text:p text:style-name="P30">целое (минуты)<text:span text:style-name="T3"><text:line-break/>[1 .. 65535]</text:span></text:p>
          </table:table-cell>
          <table:table-cell table:style-name="Таблица24.A2" office:value-type="string">
            <text:p text:style-name="P30">опциональный<text:span text:style-name="T3"><text:line-break/></text:span>(<text:span text:style-name="T3">default</text:span>)</text:p>
          </table:table-cell>
          <table:table-cell table:style-name="Таблица24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3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7">CAP3Sms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3">IN</text:span>-платформами. </text:p>
            <text:p text:style-name="P36">требуется, если в подсекции <text:span text:style-name="T4">BillingModes</text:span> присутствует режим тарификации <text:span text:style-name="T3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7">smsExtraConfig</text:p>
          </table:table-cell>
          <table:table-cell table:style-name="Таблица24.A2" office:value-type="string">
            <text:p text:style-name="P30">строка</text:p>
          </table:table-cell>
          <table:table-cell table:style-name="Таблица24.A2" office:value-type="string">
            <text:p text:style-name="P30">опциональный</text:p>
          </table:table-cell>
          <table:table-cell table:style-name="Таблица24.D2" office:value-type="string">
            <text:p text:style-name="P37">имя файла конфигурации <text:span text:style-name="T3">SMS</text:span> <text:span text:style-name="T3">Extra</text:span> услуг.</text:p>
          </table:table-cell>
        </table:table-row>
      </table:table>
      <text:p text:style-name="Text_20_body"/>
      <text:p text:style-name="P26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3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5">МО</text:p>
          </table:table-cell>
          <table:table-cell table:style-name="Таблица25.A2" office:value-type="string">
            <text:p text:style-name="P30">строка</text:p>
          </table:table-cell>
          <table:table-cell table:style-name="Таблица25.A2" office:value-type="string">
            <text:p text:style-name="P31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5">МТ</text:p>
          </table:table-cell>
          <table:table-cell table:style-name="Таблица25.A2" office:value-type="string">
            <text:p text:style-name="P30">строка</text:p>
          </table:table-cell>
          <table:table-cell table:style-name="Таблица25.A2" office:value-type="string">
            <text:p text:style-name="P31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4">NOTE</text:span><text:span text:style-name="T16">:</text:span> Для режиа ‘<text:span text:style-name="T7">IN</text:span>’, возможно задание через запятую вторичного режима тарификации: <text:span text:style-name="T7">CDR</text:span> или <text:span text:style-name="T7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3">IN</text:span>-платформой. По умолчанию используется <text:span text:style-name="T7">OFF</text:span>.</text:p>
      <text:p text:style-name="Text_20_body"><text:span text:style-name="T9">NOTE</text:span><text:span text:style-name="T20">:</text:span><text:span text:style-name="T16"> </text:span><text:span text:style-name="T12">В случае сбоя, после того как </text:span><text:span text:style-name="T6">IN</text:span><text:span text:style-name="T12">-платформа уже дала разрешение на оказание услуги, ВСЕГДА формируется </text:span><text:span text:style-name="T6">CDR</text:span><text:span text:style-name="T12"> запись. </text:span></text:p>
      <text:p text:style-name="Text_20_body"><text:span text:style-name="T16">Пример</text:span><text:span text:style-name="T4">:</text:span></text:p>
      <text:p text:style-name="P42"><text:span text:style-name="T3"><text:s text:c="6"/></text:span><text:span text:style-name="T3">&lt;section name=" BillingModes "&gt;</text:span></text:p>
      <text:p text:style-name="P51"><text:s text:c="4"/>&lt;section name="SMS"&gt;</text:p>
      <text:p text:style-name="P43"><text:s text:c="6"/><text:tab/><text:tab/>&lt;param name="MO" type="string"&gt;OFF&lt;/param&gt;</text:p>
      <text:p text:style-name="P52"><text:s text:c="6"/>&lt;param name="MT" type="string"&gt;IN,CDR&lt;/param&gt;</text:p>
      <text:p text:style-name="P51"><text:s text:c="4"/>&lt;/section&gt;</text:p>
      <text:p text:style-name="P43"><text:s text:c="3"/><text:tab/> &lt;section name="XSMS"&gt;</text:p>
      <text:p text:style-name="P43"><text:s text:c="5"/><text:tab/><text:tab/> &lt;param name="MO" type="string"&gt;IN,OFF&lt;/param&gt;</text:p>
      <text:p text:style-name="P51"><text:s text:c="6"/>&lt;param name="MT" type="string"&gt;IN,CDR&lt;/param&gt;</text:p>
      <text:p text:style-name="P53"><text:span text:style-name="T3"><text:s text:c="4"/></text:span>&lt;/<text:span text:style-name="T3">section</text:span>&gt;</text:p>
      <text:p text:style-name="P42"><text:s text:c="6"/>&lt;/<text:span text:style-name="T3">section</text:span>&gt;</text:p>
      <text:p text:style-name="P38"/>
      <text:p text:style-name="Text_20_body"><text:span text:style-name="T4">NOTE</text:span><text:span text:style-name="T16">: <text:s/></text:span>если хотя бы один режим тарификации выставлен в <text:span text:style-name="T7">IN</text:span>, то в файле конфигурации <text:span text:style-name="T3">INMan</text:span>-<text:span text:style-name="T3">a</text:span> должна быть заполнена секции <text:span text:style-name="T3">SS</text:span>7 для обеспечения взаимодействия с элементами сигнальной сети .</text:p>
      <text:p text:style-name="Text_20_body"><text:bookmark-start text:name="_Параметры_секции_SS7."/><text:bookmark-end text:name="_Параметры_секции_SS7."/><text:bookmark-start text:name="_Параметры_секции_IN_interaction."/><text:bookmark-end text:name="_Параметры_секции_IN_interaction."/></text:p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3">AbonentPolicies</text:span> (сервис <text:span text:style-name="T14">ics</text:span><text:span text:style-name="T8">IAPManager</text:span>).</text:h>
            </text:list-item>
          </text:list>
        </text:list-item>
      </text:list>
      <text:p text:style-name="Text_20_body"/>
      <text:p text:style-name="Text_20_body">Данная секция является обязательной при режимах тарификации, отличных от <text:span text:style-name="T7">none</text:span>.. Она <text:s/>определяет ‘политики абонентов’ в виде подсекций фиксированного формата. К примеру:</text:p>
      <text:p text:style-name="P24">&lt;section name="AbonentPolicies"&gt;</text:p>
      <text:p text:style-name="P24"><text:s text:c="6"/>&lt;section name="MTC_Nsk_Default"&gt;</text:p>
      <text:p text:style-name="P24"><text:s text:c="6"/>&lt;!— abonent policy parameters --&gt;</text:p>
      <text:p text:style-name="P24"><text:s text:c="6"/>&lt;/section&gt;</text:p>
      <text:p text:style-name="P24">&lt;/section&gt;</text:p>
      <text:p text:style-name="Text_20_body">Здесь <text:span text:style-name="T3">MTC</text:span>_<text:span text:style-name="T3">Nsk</text:span>_<text:span text:style-name="T3">Default</text:span> есть имя политики.</text:p>
      <text:p text:style-name="Text_20_body"><text:span text:style-name="T4">NOTE</text:span><text:span text:style-name="T16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abonentPolicy</text:span></text:span></text:a>. </text:p>
      <text:p text:style-name="Text_20_body">Параметры <text:s/><text:span text:style-name="T3">‘</text:span>политики абонентов<text:span text:style-name="T3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7">policy</text:p>
          </table:table-cell>
          <table:table-cell table:style-name="Таблица26.A2" office:value-type="string">
            <text:p text:style-name="P30">строка</text:p>
            <text:p text:style-name="P34">(CSV list)</text:p>
          </table:table-cell>
          <table:table-cell table:style-name="Таблица26.A2" office:value-type="string">
            <text:p text:style-name="P31">обязательный</text:p>
          </table:table-cell>
          <table:table-cell table:style-name="Таблица26.D2" office:value-type="string">
            <text:p text:style-name="P37">список из двух опциональных частей:</text:p>
            <text:p text:style-name="P36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4">AbonentProviders</text:span></text:span></text:a>,</text:p>
            <text:p text:style-name="P36">вторая – <text:span text:style-name="T3">CSV</text:span> <text:span text:style-name="T3">list</text:span> имен <text:span text:style-name="T3">IN</text:span>-<text:span text:style-name="T3">platform</text:span> (имена подсекций) из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.</text:p>
            <text:p text:style-name="P36"><text:span text:style-name="T4">NOTE</text:span><text:span text:style-name="T16">:</text:span> здесь можно использовать символ ‘*’ (<text:span text:style-name="T3">asterisk</text:span>) для обозначения всех <text:span text:style-name="T3">IN</text:span>-<text:span text:style-name="T3">platform</text:span> из секции <text:line-break/>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.</text:p>
            <text:p text:style-name="P36"><text:span text:style-name="T4">NOTE:</text:span><text:span text:style-name="T3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5"><text:span text:style-name="T3"><text:s/></text:span><text:span text:style-name="T3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30">строка<text:span text:style-name="T3"> (format)</text:span></text:p>
          </table:table-cell>
          <table:table-cell table:style-name="Таблица26.A2" office:value-type="string">
            <text:p text:style-name="P31">опциональный</text:p>
          </table:table-cell>
          <table:table-cell table:style-name="Таблица26.D2" office:value-type="string">
            <text:p text:style-name="P37">маска пула адресов в виде формата <text:span text:style-name="T3">sscanf</text:span>(),</text:p>
            <text:p text:style-name="P36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abonentPolicy</text:span></text:span></text:a>.</text:p>
            <text:p text:style-name="P36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5"><text:s/><text:span text:style-name="T3">active</text:span></text:p>
          </table:table-cell>
          <table:table-cell table:style-name="Таблица26.A2" office:value-type="string">
            <text:p text:style-name="P35">boolean</text:p>
          </table:table-cell>
          <table:table-cell table:style-name="Таблица26.A2" office:value-type="string">
            <text:p text:style-name="P31">опциональный</text:p>
          </table:table-cell>
          <table:table-cell table:style-name="Таблица26.D2" office:value-type="string">
            <text:p text:style-name="P37">флаг использования политики, по умолчанию <text:span text:style-name="T4">true</text:span></text:p>
            <text:p text:style-name="P36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3">NOTE</text:span>: <text:span text:style-name="T3">CSV</text:span> <text:span text:style-name="T3">list</text:span> означает строчку, содержащую список слов, разделенных запятой.</text:p>
      <text:p text:style-name="Text_20_body"><text:span text:style-name="T16">Примеры значений параметра </text:span><text:span text:style-name="T4">policy</text:span><text:span text:style-name="T3">:</text:span></text:p>
      <text:list text:style-name="WW8Num23">
        <text:list-item>
          <text:p text:style-name="P120">пусть в секции <text:a xlink:type="simple" xlink:href="#_Параметры_секции_AbonentProviders."><text:span text:style-name="Internet_20_link"><text:span text:style-name="T4">AbonentProviders</text:span></text:span></text:a> определена подсекция <text:span text:style-name="T6">HLR</text:span><text:span text:style-name="T12">_</text:span><text:span text:style-name="T6">Nsk</text:span><text:span text:style-name="T12">_</text:span><text:span text:style-name="T6">SRI</text:span>, задающая параметры для ‘провайдера абонентов’ определяющего контракт абонента через <text:span text:style-name="T3">SEND</text:span>_<text:span text:style-name="T3">ROUTING</text:span>_<text:span text:style-name="T3">INFO</text:span> сервис <text:span text:style-name="T3">HLR</text:span>-<text:span text:style-name="T3">a</text:span>, а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а подсекция <text:s/><text:span text:style-name="T6">IN</text:span><text:span text:style-name="T12">_</text:span><text:span text:style-name="T6">Nsk</text:span>, задающая <text:span text:style-name="T3">serviceKey</text:span> для диалога с <text:span text:style-name="T3">IN</text:span>-платформой, тогда политика может иметь значение: “<text:span text:style-name="T7">HLR</text:span><text:span text:style-name="T13">_</text:span><text:span text:style-name="T7">Nsk</text:span><text:span text:style-name="T13">_</text:span><text:span text:style-name="T7">SRI</text:span><text:span text:style-name="T13">, </text:span><text:span text:style-name="T7">IN</text:span><text:span text:style-name="T13">_</text:span><text:span text:style-name="T7">Nsk</text:span><text:span text:style-name="T12">”</text:span></text:p>
        </text:list-item>
        <text:list-item>
          <text:p text:style-name="P120">пусть в секции <text:a xlink:type="simple" xlink:href="#_Параметры_секции_AbonentProviders."><text:span text:style-name="Internet_20_link"><text:span text:style-name="T4">AbonentProviders</text:span></text:span></text:a> определена подсекция <text:span text:style-name="T6">HLR</text:span><text:span text:style-name="T12">_</text:span><text:span text:style-name="T6">Msk</text:span><text:span text:style-name="T12">_</text:span><text:span text:style-name="T6">SRI</text:span>, задающая параметры для ‘провайдера абонентов’ определяющего контракт абонента через <text:span text:style-name="T3">SEND</text:span>_<text:span text:style-name="T3">ROUTING</text:span>_<text:span text:style-name="T3">INFO</text:span> сервис главного <text:span text:style-name="T3">HLR</text:span>-<text:span text:style-name="T3">a</text:span>, а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ы несколько подсекций для региональных <text:span text:style-name="T3">IN</text:span>-платформ, тогда политика может иметь значение: “<text:span text:style-name="T7">HLR</text:span><text:span text:style-name="T13">_</text:span><text:span text:style-name="T7">Msk</text:span><text:span text:style-name="T13">_</text:span><text:span text:style-name="T7">SRI</text:span><text:span text:style-name="T13">, * </text:span>”(обратите внимание на <text:span text:style-name="T3">asterisk</text:span>!!)</text:p>
        </text:list-item>
        <text:list-item>
          <text:p text:style-name="P120">пусть в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а подсекция <text:s/><text:span text:style-name="T6">IN</text:span><text:span text:style-name="T12">_</text:span><text:span text:style-name="T6">Nsk</text:span><text:span text:style-name="T12">_</text:span><text:span text:style-name="T6">Huawei</text:span><text:span text:style-name="T12">,</text:span> задающая <text:span text:style-name="T3">serviceKey</text:span> для диалога с <text:span text:style-name="T3">IN</text:span>-платформой, тогда политика может иметь значение: “<text:span text:style-name="T13"> , </text:span><text:span text:style-name="T7">IN</text:span><text:span text:style-name="T13">_</text:span><text:span text:style-name="T7">Nsk</text:span><text:span text:style-name="T13">_</text:span><text:span text:style-name="T7">Huawei</text:span><text:span text:style-name="T12">” <text:s/></text:span>(обратите внимание на лидирующую запятую!!), в этом случае абонент будет считатся как <text:span text:style-name="T3">prepaid</text:span> только в случае успешного диалога с <text:span text:style-name="T3">IN</text:span>-платформой <text:s/>(<text:span text:style-name="T3">rpCause</text:span> == (0 || <text:span text:style-name="T3">RPCList</text:span>_<text:span text:style-name="T3">reject</text:span>)).</text:p>
        </text:list-item>
      </text:list>
      <text:p text:style-name="Text_20_body"><text:bookmark-start text:name="_Параметры_секции_IN-Platforms."/><text:span text:style-name="T4">NOTE</text:span><text:bookmark-end text:name="_Параметры_секции_IN-Platforms."/><text:span text:style-name="T16">: если политики абонентов используют </text:span><text:span text:style-name="T4">IN</text:span><text:span text:style-name="T16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4">icsTCAPDisp</text:span></text:span></text:a><text:span text:style-name="T16">, для которого в файле конфигурации </text:span><text:span text:style-name="T4">INMan</text:span><text:span text:style-name="T16">-</text:span><text:span text:style-name="T4">a</text:span><text:span text:style-name="T16"> должна быть заполнена секции </text:span>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<text:span text:style-name="T16">7</text:span></text:span></text:a><text:span text:style-name="T16"> для обеспечения <text:s/>взаимодействия с </text:span><text:span text:style-name="T4">HLR</text:span><text:span text:style-name="T16"> сигнальной сети.</text:span></text:p>
      <text:p text:style-name="Text_20_body"/>
      <text:list text:style-name="Outline">
        <text:list-item text:start-value="1">
          <text:list>
            <text:list-item text:start-value="1">
              <text:h text:style-name="Heading_20_2" text:outline-level="2" text:restart-numbering="true" text:start-value="1"><text:s/><text:bookmark-start text:name="_Параметры_секции_IN-Platforms._1"/>Структура и параметры секции <text:bookmark-end text:name="_Параметры_секции_IN-Platforms._1"/><text:span text:style-name="T3">IN</text:span>-<text:span text:style-name="T3">Platforms</text:span> (сервис <text:span text:style-name="T14">ics</text:span><text:span text:style-name="T8">IAPManager</text:span>).</text:h>
            </text:list-item>
          </text:list>
        </text:list-item>
      </text:list>
      <text:p text:style-name="P42">Данная секция является опциональной. Она содержит конфигурации <text:span text:style-name="T3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3">IN</text:span>-платформой, или если требуется проводить тарификацию не по параметрам, предоставленным провайдером.</text:p>
      <text:p text:style-name="P42">Секция может содержать только подсекции, содержащие конфигурации отдельных <text:s/><text:span text:style-name="T3">IN</text:span>-платформ, в виде:</text:p>
      <text:p text:style-name="P43">&lt;section name="IN-platforms"&gt; &lt;!-- known IN-platforms with serviceKeys specified --&gt;</text:p>
      <text:p text:style-name="P43"><text:s text:c="6"/>&lt;section name="IN_Nsk_Huawei"&gt;</text:p>
      <text:p text:style-name="P42"><text:span text:style-name="T3"><text:tab/><text:tab/></text:span><text:span text:style-name="T3">.. </text:span>параметры<text:span text:style-name="T3"> IN-</text:span>платформы<text:span text:style-name="T3"> ..</text:span></text:p>
      <text:p text:style-name="P43"><text:s text:c="6"/>&lt;/section&gt;</text:p>
      <text:p text:style-name="P43"><text:s text:c="2"/>&lt;/section&gt;</text:p>
      <text:p text:style-name="P42">Здесь "<text:span text:style-name="T3">IN</text:span>_<text:span text:style-name="T3">Nsk</text:span>_<text:span text:style-name="T3">Huawei</text:span>" есть имя <text:span text:style-name="T3">IN</text:span>-платформы, которое может быть использовано в значении ‘политики абонета’ а также идентифицирует данную <text:span text:style-name="T3">IN</text:span>-платформу в журнальных записях <text:span text:style-name="T3">INMan</text:span>-<text:span text:style-name="T3">a</text:span>.</text:p>
      <text:p text:style-name="P42">В эксплуатации встречаются особые конфигурации сигнальной сети, в которых после определения обслуживающей абонента <text:span text:style-name="T3">IN</text:span>-платформы, реальный диалог надо произвести с другой <text:span text:style-name="T3">IN</text:span>-платформой (к примеру, один из узлов группы). Для описания таких ситуаций вводится понятие ‘<text:span text:style-name="T7">alias</text:span><text:span text:style-name="T13">-платформа</text:span>’. <text:s/>Соответственно, секция конфигурации <text:span text:style-name="T3">IN</text:span>-платформы может иметь один из двух форматов:</text:p>
      <text:list text:style-name="WW8Num27">
        <text:list-item>
          <text:p text:style-name="P165">формат ‘<text:span text:style-name="T7">alias</text:span><text:span text:style-name="T13">-платформы</text:span>’, содержащий ссылку на другую <text:span text:style-name="T3">IN</text:span>-платформу</text:p>
        </text:list-item>
        <text:list-item>
          <text:p text:style-name="P165">формат ‘<text:span text:style-name="T13">параметры диалога</text:span>’, содержащия данные для диалога с данной <text:span text:style-name="T3">IN</text:span>-платформой.</text:p>
        </text:list-item>
      </text:list>
      <text:p text:style-name="P42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2">параметры диалога</text:span>’</text:h>
                </text:list-item>
              </text:list>
            </text:list-item>
          </text:list>
        </text:list-item>
      </text:list>
      <text:p text:style-name="P42">В данном формате секция содержит обязательные и опциональные параметры для диалога с <text:span text:style-name="T3">IN</text:span>-платформой, а также опциональную подсекцию <text:a xlink:type="simple" xlink:href="#_Параметры_подсекции_ServiceKeys."><text:span text:style-name="Internet_20_link"><text:span text:style-name="T3">ServiceKeys</text:span></text:span></text:a>, задающую сервис-ключи.</text:p>
      <text:p text:style-name="P42"><text:span text:style-name="T4">NOTE</text:span><text:span text:style-name="T16">:</text:span> <text:s/><text:span text:style-name="T13">параметры </text:span><text:span text:style-name="T7">IN</text:span><text:span text:style-name="T13">-платформ, указанные в данной секции имеют приоритет, перед параметрами, полученными из других источников</text:span><text:span text:style-name="T12">.</text:span></text:p>
      <text:p text:style-name="P42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3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3">s</text:span><text:span text:style-name="T3">cfAddress</text:span></text:p>
          </table:table-cell>
          <table:table-cell table:style-name="Таблица27.A2" office:value-type="string">
            <text:p text:style-name="P30">целое</text:p>
          </table:table-cell>
          <table:table-cell table:style-name="Таблица27.A2" office:value-type="string">
            <text:p text:style-name="P31">обязательный</text:p>
          </table:table-cell>
          <table:table-cell table:style-name="Таблица27.D2" office:value-type="string">
            <text:p text:style-name="P37"><text:span text:style-name="T3">ISDN </text:span>адрес <text:span text:style-name="T3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4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30">строка<text:line-break/> (<text:span text:style-name="T3">CSV</text:span> <text:span text:style-name="T3">list</text:span>)</text:p>
          </table:table-cell>
          <table:table-cell table:style-name="Таблица27.A2" office:value-type="string">
            <text:p text:style-name="P31">опциональный</text:p>
          </table:table-cell>
          <table:table-cell table:style-name="Таблица27.D2" office:value-type="string">
            <text:p text:style-name="P37">список дополнительных кодов отказа в обслуживании, возвращаемых <text:span text:style-name="T3">IN</text:span> платформой в случае недостаточного баланса; на данный момент реализовано <text:span text:style-name="T12">в </text:span><text:span text:style-name="T6">IN</text:span><text:span text:style-name="T12"> платформе фирмы </text:span><text:span text:style-name="T6">Alcatel</text:span><text:span text:style-name="T12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5"><text:span text:style-name="T4">RPCList_</text:span><text:span text:style-name="T4">retry</text:span></text:p>
          </table:table-cell>
          <table:table-cell table:style-name="Таблица27.A2" office:value-type="string">
            <text:p text:style-name="P30">строка</text:p>
            <text:p text:style-name="P34">(CSV list)</text:p>
          </table:table-cell>
          <table:table-cell table:style-name="Таблица27.A2" office:value-type="string">
            <text:p text:style-name="P31">опциональный</text:p>
          </table:table-cell>
          <table:table-cell table:style-name="Таблица27.D2" office:value-type="string">
            <text:p text:style-name="P37">список кодов отказа в обслуживании, возвращаемых <text:span text:style-name="T3">IN</text:span> платформой, <text:s/>в случае получения которых, <text:s/>запрос тарификации повторит<text:span text:style-name="T3">c</text:span>я указанное число раз, <text:s/><text:line-break/><text:span text:style-name="T12">Рекомендуется использовать кода 41 (temporary </text:span><text:span text:style-name="T6">f</text:span><text:span text:style-name="T12">ailure) и 42(</text:span><text:span text:style-name="T6">conjestion</text:span><text:span text:style-name="T12">) определенные в 3GPP TS 24.011 Annex E-2: <text:line-break/>RP-cause definition </text:span><text:span text:style-name="T6">for</text:span><text:span text:style-name="T12"> mobile originating SM-transfer</text:span>,</text:p>
            <text:p text:style-name="P36">элемент <text:span text:style-name="T3">CSV</text:span> списка должен <text:s/>иметь следующий формат: <text:s text:c="5"/><text:span text:style-name="T7">rpCause</text:span><text:span text:style-name="T13">[:</text:span><text:span text:style-name="T7">attempNum</text:span><text:span text:style-name="T13">]</text:span></text:p>
            <text:p text:style-name="P36">если <text:span text:style-name="T7">attempNum</text:span> не указан, по умолчанию используется значение 1 </text:p>
            <text:p text:style-name="P36">пример: <text:s text:c="2"/>41, 42:2</text:p>
            <text:p text:style-name="P36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9">IDPLocationInfo</text:p>
          </table:table-cell>
          <table:table-cell table:style-name="Таблица27.A2" office:value-type="string">
            <text:p text:style-name="P30">строка</text:p>
          </table:table-cell>
          <table:table-cell table:style-name="Таблица27.A2" office:value-type="string">
            <text:p text:style-name="P31">опциональный<text:line-break/>(<text:span text:style-name="T3">default)</text:span></text:p>
          </table:table-cell>
          <table:table-cell table:style-name="Таблица27.D2" office:value-type="string">
            <text:p text:style-name="P37">определяет тип адреса , подставляемого в LocationInformationMSC при диалоге с данной <text:span text:style-name="T3">IN</text:span>-платформой, варианты:</text:p>
            <text:list text:style-name="WW8Num24">
              <text:list-item>
                <text:p text:style-name="P123"><text:span text:style-name="T4">MSC</text:span> – адрес коммутатора сети (<text:span text:style-name="T3">default</text:span>), </text:p>
              </text:list-item>
              <text:list-item>
                <text:p text:style-name="P123"><text:span text:style-name="T4">SMSC</text:span> – адрес <text:span text:style-name="T3">SMS</text:span> центра, запросившего обслуживание,</text:p>
              </text:list-item>
              <text:list-item>
                <text:p text:style-name="P123"><text:span text:style-name="T4">SSF</text:span> – адрес <text:span text:style-name="T3">INMan</text:span>-<text:span text:style-name="T3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9">IDPReqMode</text:p>
          </table:table-cell>
          <table:table-cell table:style-name="Таблица27.A2" office:value-type="string">
            <text:p text:style-name="P30">строка</text:p>
          </table:table-cell>
          <table:table-cell table:style-name="Таблица27.A2" office:value-type="string">
            <text:p text:style-name="P31">опциональный<text:line-break/><text:span text:style-name="T3">(default)</text:span></text:p>
          </table:table-cell>
          <table:table-cell table:style-name="Таблица27.D2" office:value-type="string">
            <text:p text:style-name="P37">определяет режим посылки нескольких запросов на тарификацию одного абонента в <text:s/><text:span text:style-name="T3">IN</text:span>-платформу, варианты:</text:p>
            <text:list text:style-name="WW8Num26">
              <text:list-item>
                <text:p text:style-name="P126"><text:span text:style-name="T4">MT</text:span><text:span text:style-name="T3"> <text:s/>- <text:s/></text:span>многопоточный режим (<text:span text:style-name="T3">default</text:span>)</text:p>
              </text:list-item>
              <text:list-item>
                <text:p text:style-name="P126"><text:span text:style-name="T4">SEQ</text:span> – последовательный </text:p>
              </text:list-item>
            </text:list>
            <text:p text:style-name="P36"><text:span text:style-name="T7">NOTE</text:span><text:span text:style-name="T12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3">IN</text:span>-платформ , заведомо не имеющих способности к многопоточной обработке запросов. На данный момент этот недостаток присущ <text:span text:style-name="T3">IN</text:span>-платформам фирмы <text:span text:style-name="T4">Commverse</text:span><text:span text:style-name="T12">.</text:span></text:p>
          </table:table-cell>
        </table:table-row>
      </table:table>
      <text:p text:style-name="Text_20_body"/>
      <text:p text:style-name="Text_20_body"><text:span text:style-name="T3">NOTE</text:span>: <text:span text:style-name="T3">CSV</text:span> <text:span text:style-name="T3">list</text:span> означает строчку, содержащую список целых значений, разделенных запятой.</text:p>
      <text:p text:style-name="P42"/>
      <text:list text:style-name="Outline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Heading_20_4" text:outline-level="4" text:restart-numbering="true" text:start-value="1"><text:span text:style-name="T16"><text:s/></text:span><text:bookmark-start text:name="_Параметры_подсекции_ServiceKeys."/><text:span text:style-name="T16">Параметры подсекции </text:span><text:bookmark-end text:name="_Параметры_подсекции_ServiceKeys."/><text:span text:style-name="T4">ServiceKeys</text:span><text:span text:style-name="T16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2">Одним из обязательных параметров диалога с <text:span text:style-name="T3">IN</text:span>-платформой является <text:span text:style-name="T3">serviceKey</text:span>. Вследствие особенностей реализации <text:span text:style-name="T3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3">IN</text:span>-платформ доступны следующие категории:</text:p>
      <text:list text:style-name="WW8Num14">
        <text:list-item>
          <text:p text:style-name="P167"><text:span text:style-name="T7">MO-BC</text:span><text:span text:style-name="T3"> – Basic Call handling , mobile originating</text:span></text:p>
        </text:list-item>
        <text:list-item>
          <text:p text:style-name="P167"><text:span text:style-name="T7">MO-SM</text:span><text:span text:style-name="T3"> – Short Message transfer, mobile originating</text:span></text:p>
        </text:list-item>
      </text:list>
      <text:p text:style-name="P42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2">Значением параметров является строка, описывающая алгоритм вычисления сервис ключа в следующем формате: </text:p>
      <text:p text:style-name="P42"><text:span text:style-name="T21">[</text:span><text:span text:style-name="T3"> algorithm_type </text:span><text:span text:style-name="T21">:]</text:span><text:span text:style-name="T3"> algorithm_argument <text:s/></text:span><text:span text:style-name="T21">[:</text:span><text:span text:style-name="T3">algorithm_data_section </text:span><text:span text:style-name="T21">]</text:span></text:p>
      <text:p text:style-name="P42">Поддерживаются следующие алгоритмы:</text:p>
      <text:list text:style-name="WW8Num20">
        <text:list-item>
          <text:p text:style-name="P169"><text:span text:style-name="T21">val</text:span> – <text:span text:style-name="T3">a</text:span>ргументом является строка, представляющая целое беззнаковое число,<text:line-break/> <text:span text:style-name="T3">algorithm</text:span>_<text:span text:style-name="T3">data</text:span>_<text:span text:style-name="T3">section</text:span> <text:s/>не определен, <text:s/>алгоритм просто возвращает свой аргумент как <text:span text:style-name="T3">UInt</text:span>32 </text:p>
        </text:list-item>
        <text:list-item>
          <text:p text:style-name="P169"><text:span text:style-name="T21">map</text:span> - <text:span text:style-name="T3">a</text:span>ргументом является строка, содержащая имя категории сервис-ключей, <text:line-break/>в случае этого алгоритма <text:span text:style-name="T3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3">algorithm</text:span>_<text:span text:style-name="T3">data</text:span>_<text:span text:style-name="T3">section</text:span>; <text:span text:style-name="T3">algorithm</text:span>_<text:span text:style-name="T3">data</text:span>_<text:span text:style-name="T3">section</text:span> имеет вид секции с целыми параметрами, где имена параметров соответствуют значениям <text:span text:style-name="T3">algorithm</text:span>_<text:span text:style-name="T3">argument</text:span>, а значания параметров – результату.</text:p>
        </text:list-item>
      </text:list>
      <text:p text:style-name="P42"><text:span text:style-name="T4">NOTE</text:span><text:span text:style-name="T16">: </text:span>если<text:span text:style-name="T16"> </text:span><text:span text:style-name="T3">algorithm</text:span>_<text:span text:style-name="T3">type</text:span> не указан, то подразумевается алгоритм <text:span text:style-name="T21">val</text:span></text:p>
      <text:p text:style-name="P44"/>
      <text:p text:style-name="P42"><text:span text:style-name="T16">Пример</text:span><text:span text:style-name="T4"> 1: </text:span><text:span text:style-name="T16">Использование</text:span><text:span text:style-name="T4"> </text:span><text:span text:style-name="T16">алгоритма</text:span><text:span text:style-name="T4"> </text:span><text:span text:style-name="T21">val</text:span></text:p>
      <text:p text:style-name="P42"><text:span text:style-name="T3"><text:s text:c="8"/>&lt;</text:span><text:span text:style-name="T3">section name="ServiceKeys"&gt;</text:span></text:p>
      <text:p text:style-name="P43"><text:s text:c="10"/>&lt;param name="MO-SM" type="string"&gt;2 &lt;/param&gt;</text:p>
      <text:p text:style-name="P43"><text:s text:c="8"/>&lt;/section&gt;</text:p>
      <text:p text:style-name="P43"/>
      <text:p text:style-name="P42"><text:span text:style-name="T16">Пример</text:span><text:span text:style-name="T4"> 2: </text:span><text:span text:style-name="T16">Использование</text:span><text:span text:style-name="T4"> </text:span><text:span text:style-name="T16">алгоритма</text:span><text:span text:style-name="T4"> </text:span><text:span text:style-name="T21">map</text:span></text:p>
      <text:p text:style-name="P43"><text:s text:c="8"/>&lt;section name="ServiceKeys"&gt;</text:p>
      <text:p text:style-name="P42"><text:span text:style-name="T3"><text:s text:c="10"/>&lt;param name="MO-SM" type="string"&gt;map</text:span><text:span text:style-name="T4">:</text:span><text:span text:style-name="T3"> MO-BC</text:span><text:span text:style-name="T4">:</text:span><text:span text:style-name="T3"> mapMOBC-MOSM&lt;/param&gt;</text:span></text:p>
      <text:p text:style-name="P43"><text:s text:c="8"/>&lt;/section&gt;</text:p>
      <text:p text:style-name="P43"><text:s text:c="8"/>&lt;section name="mapMOBC-MOSM"&gt;</text:p>
      <text:p text:style-name="P43"><text:s text:c="10"/>&lt;param name="80" type="int"&gt;1&lt;/param&gt;</text:p>
      <text:p text:style-name="P43"><text:s text:c="10"/>&lt;param name="82" type="int"&gt;2&lt;/param&gt;</text:p>
      <text:p text:style-name="P43"><text:s text:c="10"/>&lt;param name="84" type="int"&gt;3&lt;/param&gt;</text:p>
      <text:p text:style-name="P43"><text:s text:c="10"/>&lt;param name="86" type="int"&gt;4&lt;/param&gt;</text:p>
      <text:p text:style-name="P43"><text:s text:c="10"/>&lt;param name="88" type="int"&gt;5&lt;/param&gt;</text:p>
      <text:p text:style-name="P42"><text:span text:style-name="T3"><text:s text:c="8"/></text:span>&lt;/section&gt;</text:p>
      <text:p text:style-name="P42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 text:c="2"/>Параметры конфигурации в формате ‘<text:span text:style-name="T6">alias</text:span><text:span text:style-name="T12">-платформы</text:span>’</text:h>
                </text:list-item>
              </text:list>
            </text:list-item>
          </text:list>
        </text:list-item>
      </text:list>
      <text:p text:style-name="P42">Данная секция содержит следующие параметры:</text:p>
      <text:p text:style-name="P42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3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5"><text:span text:style-name="T3">s</text:span><text:span text:style-name="T3">cfAddress</text:span></text:p>
          </table:table-cell>
          <table:table-cell table:style-name="Таблица28.A2" office:value-type="string">
            <text:p text:style-name="P30">целое</text:p>
          </table:table-cell>
          <table:table-cell table:style-name="Таблица28.A2" office:value-type="string">
            <text:p text:style-name="P31">обязательный</text:p>
          </table:table-cell>
          <table:table-cell table:style-name="Таблица28.D2" office:value-type="string">
            <text:p text:style-name="P37"><text:span text:style-name="T3">ISDN </text:span>адрес <text:span text:style-name="T3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7">aliasFor</text:p>
          </table:table-cell>
          <table:table-cell table:style-name="Таблица28.A2" office:value-type="string">
            <text:p text:style-name="P30">строка</text:p>
          </table:table-cell>
          <table:table-cell table:style-name="Таблица28.A2" office:value-type="string">
            <text:p text:style-name="P31">обязательный</text:p>
          </table:table-cell>
          <table:table-cell table:style-name="Таблица28.D2" office:value-type="string">
            <text:p text:style-name="P37">имя секции описывающей <text:span text:style-name="T3">alias</text:span>-платформу</text:p>
          </table:table-cell>
        </table:table-row>
      </table:table>
      <text:p text:style-name="Text_20_body"/>
      <text:p text:style-name="Text_20_body"><text:span text:style-name="T16">Пример: </text:span>пусть определена секция конфигурации <text:span text:style-name="T3">IN</text:span>-платформы <text:s/>IN_Ksd_Ericcson</text:p>
      <text:p text:style-name="P42"><text:s text:c="6"/><text:span text:style-name="T3">&lt;section name="IN_Ksd_Ericcson_1"&gt;</text:span></text:p>
      <text:p text:style-name="P43"><text:s text:c="8"/>&lt;param name="scfAddress" type="string"&gt;79184790291&lt;/param&gt; <text:s/></text:p>
      <text:p text:style-name="P43"><text:s text:c="8"/>&lt;param name="aliasFor" type="string"&gt;IN_Krd_Ericcson&lt;/param&gt;</text:p>
      <text:p text:style-name="P42"><text:span text:style-name="T3"><text:s text:c="6"/></text:span>&lt;/section&gt;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<text:s/><text:bookmark-start text:name="_Параметры_секции_AbonentProviders."/><text:bookmark-start text:name="_Параметры_секции_DataProvider."/>Параметры секции <text:bookmark-end text:name="_Параметры_секции_AbonentProviders."/><text:bookmark-end text:name="_Параметры_секции_DataProvider."/><text:span text:style-name="T3">AbonentProviders</text:span> (сервис <text:span text:style-name="T14">ics</text:span><text:span text:style-name="T8">IAPManager</text:span>).</text:h>
            </text:list-item>
          </text:list>
        </text:list-item>
      </text:list>
      <text:p text:style-name="P42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3">INMan</text:span>-<text:span text:style-name="T3">a</text:span>, при которых ‘провайдеры абонентов’ не используются.</text:p>
      <text:p text:style-name="P42">Секция может содержать только подсекции в виде:</text:p>
      <text:p text:style-name="P42"><text:s text:c="2"/><text:span text:style-name="T3">&lt;section name="AbonentProviders"&gt; &lt;!-- abonent contract/gsmSCF params <text:s/>providers --&gt;</text:span></text:p>
      <text:p text:style-name="P43"><text:s text:c="6"/>&lt;section name="HLR_Nsk_SRI"&gt;</text:p>
      <text:p text:style-name="Text_20_body"><text:span text:style-name="T3"><text:tab/><text:tab/><text:tab/></text:span>&lt;!— конфигурация ‘провайдера абонентов’ --&gt;</text:p>
      <text:p text:style-name="P42"><text:s text:c="6"/>&lt;/<text:span text:style-name="T3">section</text:span>&gt;</text:p>
      <text:p text:style-name="P42"><text:s/>&lt;/<text:span text:style-name="T3">section</text:span>&gt;</text:p>
      <text:p text:style-name="P42">Здесь "<text:span text:style-name="T3">HLR</text:span>_<text:span text:style-name="T3">Nsk</text:span>_<text:span text:style-name="T3">SRI</text:span>" есть имя провайдера, которое может быть использовано в значении ‘политики абонета’.</text:p>
      <text:p text:style-name="P42">Каждая подсекция имеет полуфиксированный формат. Это значит, что она должна иметь подсекцию “<text:span text:style-name="T3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2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7">loadup</text:p>
          </table:table-cell>
          <table:table-cell table:style-name="Таблица29.A2" office:value-type="string">
            <text:p text:style-name="P30">строка</text:p>
          </table:table-cell>
          <table:table-cell table:style-name="Таблица29.A2" office:value-type="string">
            <text:p text:style-name="P31">обязательный</text:p>
          </table:table-cell>
          <table:table-cell table:style-name="Таблица29.D2" office:value-type="string">
            <text:p text:style-name="P37">имя динамической библиотеки для подгрузки (поставляется вместе с <text:span text:style-name="T3">INMan</text:span>-ом, имеет название вида: <text:s/><text:span text:style-name="T3">libinman</text:span>_<text:span text:style-name="T3">iap</text:span>_тип_провайдера.<text:span text:style-name="T3">so</text:span></text:p>
          </table:table-cell>
        </table:table-row>
      </table:table>
      <text:p text:style-name="P42"><text:span text:style-name="T16">Пример</text:span><text:span text:style-name="T4">:</text:span></text:p>
      <text:p text:style-name="P42"><text:span text:style-name="T3"><text:s text:c="2"/></text:span><text:span text:style-name="T3">&lt;section name="AbonentProviders"&gt; &lt;!-- abonent contract/gsmSCF params <text:s/>providers --&gt;</text:span></text:p>
      <text:p text:style-name="P43"><text:s text:c="6"/>&lt;section name="HLR_Nsk_SRI"&gt;</text:p>
      <text:p text:style-name="P43"><text:s text:c="10"/>&lt;param name="loadup" type="string"&gt;libinman_iap_sri.so&lt;/param&gt;</text:p>
      <text:p text:style-name="P43"><text:s text:c="10"/>&lt;section name="Config"&gt;</text:p>
      <text:p text:style-name="P42"><text:span text:style-name="T3"><text:tab/><text:tab/><text:tab/>… </text:span>параметры</text:p>
      <text:p text:style-name="P43"><text:s text:c="10"/>&lt;/section&gt;</text:p>
      <text:p text:style-name="P43"><text:s text:c="6"/>&lt;/section&gt;</text:p>
      <text:p text:style-name="P43"><text:s text:c="6"/>&lt;section name="DB_Contract"&gt; &lt;!-- DB provides abonent contract --&gt;</text:p>
      <text:p text:style-name="P43"><text:s text:c="10"/>&lt;param name="loadup" type="string"&gt;libinman_iap_db.so&lt;/param&gt;</text:p>
      <text:p text:style-name="P43"><text:s text:c="10"/>&lt;section name="Config"&gt;</text:p>
      <text:p text:style-name="P42"><text:span text:style-name="T3"><text:tab/><text:tab/><text:tab/></text:span><text:span text:style-name="T3">… </text:span>параметры</text:p>
      <text:p text:style-name="P43"><text:s text:c="10"/>&lt;/section&gt;</text:p>
      <text:p text:style-name="P42"><text:span text:style-name="T3"><text:s text:c="6"/></text:span>&lt;/<text:span text:style-name="T3">section</text:span>&gt;</text:p>
      <text:p text:style-name="P42"><text:s/>&lt;/section&gt;</text:p>
      <text:p text:style-name="P42"/>
      <text:p text:style-name="P42">Сборка <text:span text:style-name="T3">INMan</text:span>-<text:span text:style-name="T3">a</text:span> версии <text:span text:style-name="T3"><text:user-defined text:name="Version">0.7.3</text:user-defined></text:span> содержит следующие динамической библиотеки ‘провайдеров абонентов’:</text:p>
      <text:list text:style-name="WW8Num38">
        <text:list-item>
          <text:p text:style-name="P171"><text:span text:style-name="T3">libinman</text:span>_<text:span text:style-name="T3">iap</text:span>_<text:span text:style-name="T3">sri</text:span>.<text:span text:style-name="T3">so</text:span> <text:s text:c="2"/>- использует <text:span text:style-name="T3">SEND</text:span>_<text:span text:style-name="T3">ROUTING</text:span>_<text:span text:style-name="T3">INFO</text:span> сервис <text:span text:style-name="T3">HLR</text:span>-<text:span text:style-name="T3">a</text:span>, определяет <text:s/>контракт абонента и <text:span text:style-name="T3">ISDN</text:span> адрес <text:span text:style-name="T3">IN</text:span>-платформы; (для диалога с <text:span text:style-name="T3">IN</text:span> дополнительно нужен <text:a xlink:type="simple" xlink:href="#_Параметры_секции_IN-Platforms._1"><text:span text:style-name="Internet_20_link"><text:span text:style-name="T3">serviceKey</text:span></text:span></text:a>)</text:p>
        </text:list-item>
        <text:list-item>
          <text:p text:style-name="P171"><text:span text:style-name="T3">libinman</text:span>_<text:span text:style-name="T3">iap</text:span>_<text:span text:style-name="T3">db</text:span>.<text:span text:style-name="T3">so</text:span> – использует <text:span text:style-name="T3">SQL</text:span> запросы к <text:span text:style-name="T3">Oracle</text:span> БД, определяет <text:s/>контракт абонента; <text:line-break/> (для диалога с <text:span text:style-name="T3">IN</text:span> дополнительно нужен <text:a xlink:type="simple" xlink:href="#_Параметры_секции_IN-Platforms._1"><text:span text:style-name="Internet_20_link">адрес и </text:span></text:a><text:a xlink:type="simple" xlink:href="#_Параметры_секции_IN-Platforms._1"><text:span text:style-name="Internet_20_link"><text:span text:style-name="T3">serviceKey</text:span></text:span></text:a>)</text:p>
        </text:list-item>
      </text:list>
      <text:p text:style-name="P47"/>
      <text:list text:style-name="Outline">
        <text:list-item text:start-value="1">
          <text:list>
            <text:list-item text:start-value="1">
              <text:list>
                <text:list-item text:start-value="1">
                  <text:h text:style-name="Heading_20_3" text:outline-level="3" text:restart-numbering="true" text:start-value="1"><text:s text:c="2"/>Параметры подсекции <text:span text:style-name="T3">Config</text:span> для <text:span text:style-name="T3">libinman</text:span>_<text:span text:style-name="T3">iap</text:span>_<text:span text:style-name="T3">sri</text:span>.<text:span text:style-name="T3">so</text:span>.</text:h>
                </text:list-item>
              </text:list>
            </text:list-item>
          </text:list>
        </text:list-item>
      </text:list>
      <text:p text:style-name="Text_20_body">Библиотека <text:span text:style-name="T3">ibinman</text:span>_<text:span text:style-name="T3">iap</text:span>_<text:span text:style-name="T3">sri</text:span>.<text:span text:style-name="T3">so</text:span> реализует функциональность ‘провайдера абонентов’ посредством использования сервиса <text:span text:style-name="T3">SEND</text:span>_<text:span text:style-name="T3">ROUTING</text:span>_<text:span text:style-name="T3">INFO</text:span>, предоставляемого <text:span text:style-name="T3">HLR</text:span>-ом сигнальной сети. Библиотека позволяет определить тип контракта абонента, а для <text:span text:style-name="T3">prepaid</text:span> абонента также и <text:span text:style-name="T3">ISDN</text:span> адрес <text:span text:style-name="T3">IN</text:span>-платформы (без параметров для диалога)</text:p>
      <text:p text:style-name="Text_20_body">Следующие параметры определены:</text:p>
      <text:p text:style-name="P42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7">tcapUser</text:p>
          </table:table-cell>
          <table:table-cell table:style-name="Таблица30.A2" office:value-type="string">
            <text:p text:style-name="P30">строка</text:p>
          </table:table-cell>
          <table:table-cell table:style-name="Таблица30.A2" office:value-type="string">
            <text:p text:style-name="P31">обязательный</text:p>
          </table:table-cell>
          <table:table-cell table:style-name="Таблица30.D2" office:value-type="string">
            <text:p text:style-name="P37">имя секции <text:s/>вида <text:a xlink:type="simple" xlink:href="#_Шаблон_секции_TCAPUser"><text:span text:style-name="Internet_20_link"><text:span text:style-name="T3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4">NOTE</text:span><text:span text:style-name="T16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3">icsTCAPDisp</text:span></text:span></text:a>, для которого в файле конфигурации <text:span text:style-name="T3">INMan</text:span>-<text:span text:style-name="T3">a</text:span> должна быть заполнена секции <text:a xlink:type="simple" xlink:href="#_Параметры_секции_SS7_(сервис icsTCA"><text:span text:style-name="Internet_20_link"><text:span text:style-name="T3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3">HLR</text:span> сигнальной сети.</text:p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 text:c="2"/>Параметры подсекции <text:span text:style-name="T3">Config</text:span> для <text:span text:style-name="T3">libinman</text:span>_<text:span text:style-name="T3">iap</text:span>_<text:span text:style-name="T3">db</text:span>.<text:span text:style-name="T3">so</text:span>.</text:h>
                </text:list-item>
              </text:list>
            </text:list-item>
          </text:list>
        </text:list-item>
      </text:list>
      <text:p text:style-name="Text_20_body"/>
      <text:p text:style-name="Text_20_body">Библиотека <text:span text:style-name="T3">ibinman</text:span>_<text:span text:style-name="T3">iap</text:span>_<text:span text:style-name="T3">db</text:span>.<text:span text:style-name="T3">so</text:span> реализует функциональность ‘провайдера абонентов’ посредством обращения к <text:span text:style-name="T3">SQL</text:span> базе данных. На данный момент библиотека поддерживает использование только <text:span text:style-name="T3">Oracle</text:span> <text:span text:style-name="T3">Connection</text:span> <text:span text:style-name="T3">Interface</text:span> при обращении к БД. </text:p>
      <text:p text:style-name="P42">В секции определены две подсекции:</text:p>
      <text:list text:style-name="WW8Num40">
        <text:list-item>
          <text:p text:style-name="P173"><text:span text:style-name="T3">DataSource</text:span> – описывает параметры <text:s/>работы с базой данных и способ получения информации об абоненте; <text:line-break/>Информация (тип абонента) получается вызовом <text:span text:style-name="T3">SQL</text:span> функции следующего типа:</text:p>
        </text:list-item>
      </text:list>
      <text:p text:style-name="P51">FUNCTION abonentQueryFunc (queryFuncArg <text:s/>IN VARCHAR) RETURN NUMBER</text:p>
      <text:p text:style-name="P54">Данная функция должна быть создана в БД, имена функции и аргумента указываеются в параметрах данной подсекции и могут быть произвольными.</text:p>
      <text:p text:style-name="P42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 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57">type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На данный момент только “<text:span text:style-name="T3">OCI</text:span>”</text:p>
          </table:table-cell>
        </table:table-row>
        <table:table-row table:style-name="Таблица31.1">
          <table:table-cell table:style-name="Таблица31.A2" office:value-type="string">
            <text:p text:style-name="P57">dbInstance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идентификатор БД</text:p>
          </table:table-cell>
        </table:table-row>
        <table:table-row table:style-name="Таблица31.1">
          <table:table-cell table:style-name="Таблица31.A2" office:value-type="string">
            <text:p text:style-name="P57">dbUserName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имя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7">dbUserPassword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пароль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7">connections</text:p>
          </table:table-cell>
          <table:table-cell table:style-name="Таблица31.A2" office:value-type="string">
            <text:p text:style-name="P31">целое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Максимальное количество одновременных соединений <text:span text:style-name="T3">c</text:span> БД</text:p>
          </table:table-cell>
        </table:table-row>
        <table:table-row table:style-name="Таблица31.1">
          <table:table-cell table:style-name="Таблица31.A2" office:value-type="string">
            <text:p text:style-name="P57">maxQueries</text:p>
          </table:table-cell>
          <table:table-cell table:style-name="Таблица31.A2" office:value-type="string">
            <text:p text:style-name="P31">целое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Максимальное количество одновременных <text:s/><text:span text:style-name="T3">SQL</text:span> запросов к БД</text:p>
          </table:table-cell>
        </table:table-row>
        <table:table-row table:style-name="Таблица31.1">
          <table:table-cell table:style-name="Таблица31.A2" office:value-type="string">
            <text:p text:style-name="P57">watchdog</text:p>
          </table:table-cell>
          <table:table-cell table:style-name="Таблица31.A2" office:value-type="string">
            <text:p text:style-name="P33">bool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включает/отключает отслеживание таймаута на время исполнения <text:span text:style-name="T3">SQL</text:span> запросов.</text:p>
          </table:table-cell>
        </table:table-row>
        <table:table-row table:style-name="Таблица31.1">
          <table:table-cell table:style-name="Таблица31.A2" office:value-type="string">
            <text:p text:style-name="P57">timeout</text:p>
          </table:table-cell>
          <table:table-cell table:style-name="Таблица31.A2" office:value-type="string">
            <text:p text:style-name="P31">целое (<text:span text:style-name="T3">c</text:span>екунды: [1..65535])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таймаут <text:s/>на <text:span text:style-name="T3">SQL</text:span> запросы к БД</text:p>
          </table:table-cell>
        </table:table-row>
        <table:table-row table:style-name="Таблица31.1">
          <table:table-cell table:style-name="Таблица31.A2" office:value-type="string">
            <text:p text:style-name="P57">needPing</text:p>
          </table:table-cell>
          <table:table-cell table:style-name="Таблица31.A2" office:value-type="string">
            <text:p text:style-name="P33">bool</text:p>
          </table:table-cell>
          <table:table-cell table:style-name="Таблица31.A2" office:value-type="string">
            <text:p text:style-name="P31">опциональный</text:p>
          </table:table-cell>
          <table:table-cell table:style-name="Таблица31.D2" office:value-type="string">
            <text:p text:style-name="P37">по умолчанию: <text:span text:style-name="T4">true</text:span></text:p>
          </table:table-cell>
        </table:table-row>
        <table:table-row table:style-name="Таблица31.1">
          <table:table-cell table:style-name="Таблица31.A2" office:value-type="string">
            <text:p text:style-name="P57">abonentQueryFunc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имя функции для запроса типа абонента</text:p>
          </table:table-cell>
        </table:table-row>
        <table:table-row table:style-name="Таблица31.1">
          <table:table-cell table:style-name="Таблица31.A2" office:value-type="string">
            <text:p text:style-name="P57">queryFuncArg</text:p>
          </table:table-cell>
          <table:table-cell table:style-name="Таблица31.A2" office:value-type="string">
            <text:p text:style-name="P31">строка</text:p>
          </table:table-cell>
          <table:table-cell table:style-name="Таблица31.A2" office:value-type="string">
            <text:p text:style-name="P31">обязательный</text:p>
          </table:table-cell>
          <table:table-cell table:style-name="Таблица31.D2" office:value-type="string">
            <text:p text:style-name="P37">имя аргумента функции для запроса типа абонента</text:p>
          </table:table-cell>
        </table:table-row>
      </table:table>
      <text:p text:style-name="Text_20_body"/>
      <text:list text:style-name="WW8Num40">
        <text:list-item text:start-value="1">
          <text:p text:style-name="P152">DataSourceDrivers – содержит подсекции, описывающие подгружаемые <text:span text:style-name="T3">INMan</text:span>-ом библиотеки (поставляются вместе с ним) для работы с БД; .Так как на данный момент поддерживается только <text:span text:style-name="T3">OCI</text:span>, то эта секция может содержать единственную подсекцию OCIDataSourceDriver, вида </text:p>
        </text:list-item>
      </text:list>
      <text:p text:style-name="P46"><text:s text:c="12"/>&lt;section name="OCIDataSourceDriver"&gt;</text:p>
      <text:p text:style-name="P46"><text:s text:c="16"/>&lt;param name="type" type="string"&gt;OCI&lt;/param&gt;</text:p>
      <text:p text:style-name="P46"><text:s text:c="16"/>&lt;param name="loadup" type="string"&gt;libdb_oci.so&lt;/param&gt;</text:p>
      <text:p text:style-name="P45"><text:span text:style-name="T3"><text:s text:c="12"/></text:span>&lt;/section&gt;</text:p>
      <text:p text:style-name="P24"/>
      <text:list text:style-name="Outline">
        <text:list-item text:start-value="1">
          <text:h text:style-name="Heading_20_1" text:outline-level="1" text:restart-numbering="true" text:start-value="1"><text:s/><text:bookmark-start text:name="_Описание_файла_конфигурации"/>Описание файла конфигурации <text:bookmark-end text:name="_Описание_файла_конфигурации"/><text:span text:style-name="T3">SMS</text:span> <text:span text:style-name="T3">Extra</text:span> услуг.</text:h>
        </text:list-item>
      </text:list>
      <text:p text:style-name="Text_20_body">Файл конфигурации <text:span text:style-name="T3">SMS</text:span> <text:span text:style-name="T3">Extra</text:span> услуг устроен по тому же принципу что и файл конфигурации <text:span text:style-name="T3">INMana</text:span>-<text:span text:style-name="T3">a</text:span>, и содержит только одну секцию <text:span text:style-name="T3">"SMSExtra" :</text:span></text:p>
      <text:p text:style-name="P24">&lt;?xml version="1.0" encoding="ISO-8859-1"?&gt;</text:p>
      <text:p text:style-name="P24">&lt;!DOCTYPE config SYSTEM "file://configuration.dtd"&gt;</text:p>
      <text:p text:style-name="P24">&lt;config&gt;</text:p>
      <text:p text:style-name="P24"><text:s text:c="2"/>&lt;section name="SMSExtra"&gt; </text:p>
      <text:p text:style-name="P50">….</text:p>
      <text:p text:style-name="P24"><text:s text:c="3"/>&lt;/section&gt;</text:p>
      <text:p text:style-name="Text_20_body">&lt;/<text:span text:style-name="T3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2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7">serviceCode</text:p>
          </table:table-cell>
          <table:table-cell table:style-name="Таблица32.A2" office:value-type="string">
            <text:p text:style-name="P30">целое</text:p>
          </table:table-cell>
          <table:table-cell table:style-name="Таблица32.A2" office:value-type="string">
            <text:p text:style-name="P30">обязательный</text:p>
          </table:table-cell>
          <table:table-cell table:style-name="Таблица32.D2" office:value-type="string">
            <text:p text:style-name="P37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5"><text:span text:style-name="T3">service</text:span><text:span text:style-name="T3">Mask</text:span></text:p>
          </table:table-cell>
          <table:table-cell table:style-name="Таблица32.A2" office:value-type="string">
            <text:p text:style-name="P30">целое</text:p>
          </table:table-cell>
          <table:table-cell table:style-name="Таблица32.A2" office:value-type="string">
            <text:p text:style-name="P30">обязательный</text:p>
          </table:table-cell>
          <table:table-cell table:style-name="Таблица32.D2" office:value-type="string">
            <text:p text:style-name="P37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5"><text:s/>serviceAdr</text:p>
          </table:table-cell>
          <table:table-cell table:style-name="Таблица32.A2" office:value-type="string">
            <text:p text:style-name="P30">строка</text:p>
          </table:table-cell>
          <table:table-cell table:style-name="Таблица32.A2" office:value-type="string">
            <text:p text:style-name="P30">опциональный</text:p>
          </table:table-cell>
          <table:table-cell table:style-name="Таблица32.D2" office:value-type="string">
            <text:p text:style-name="P37">короткий номер (<text:a xlink:type="simple" xlink:href="#_Структура_ChargeSms_PDU_1"><text:span text:style-name="Internet_20_link">dstSubscriberNumber</text:span></text:a>) для обращения к <text:span text:style-name="T3">IN</text:span>-платформе, его отсутствие <text:s/>означает тарификацию услуг через создание <text:span text:style-name="T3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5">chargeBearer</text:p>
          </table:table-cell>
          <table:table-cell table:style-name="Таблица32.A2" office:value-type="string">
            <text:p text:style-name="P35">bool</text:p>
          </table:table-cell>
          <table:table-cell table:style-name="Таблица32.A2" office:value-type="string">
            <text:p text:style-name="P30">опциональный<text:line-break/>(<text:span text:style-name="T3">default</text:span>)</text:p>
          </table:table-cell>
          <table:table-cell table:style-name="Таблица32.D2" office:value-type="string">
            <text:p text:style-name="P37">признак тарификации сообщения-носителя (базового <text:span text:style-name="T3">SMS</text:span>), по умолчанию: <text:span text:style-name="T4">false</text:span>.</text:p>
            <text:p text:style-name="P36">При значении <text:span text:style-name="T4">true</text:span> <text:span text:style-name="T3">INMan</text:span>, будет инициировать для <text:span text:style-name="T3">prepaid</text:span> абонентов два диалога с <text:span text:style-name="T3">IN</text:span>-платформой: один для тарификации базового сообщения до получателя, второй - для тарификации <text:span text:style-name="T3">SMS</text:span> <text:span text:style-name="T3">Extra</text:span> услуги. Для <text:span text:style-name="T3">pospatpaid</text:span> абонентов по прежнему генерится одна <text:span text:style-name="T3">CSV</text:span> запись со всей информацией.</text:p>
          </table:table-cell>
        </table:table-row>
      </table:table>
      <text:p text:style-name="Text_20_body"/>
      <text:p text:style-name="Text_20_body"><text:span text:style-name="T16">Пример</text:span><text:span text:style-name="T4">:</text:span></text:p>
      <text:p text:style-name="P24"><text:s text:c="4"/>&lt;section name="SMS-Flash"&gt;</text:p>
      <text:p text:style-name="P24"><text:s text:c="6"/>&lt;param name="serviceCode" type="int"&gt;1&lt;/param&gt;</text:p>
      <text:p text:style-name="P24"><text:s text:c="6"/>&lt;param name="serviceMask" type="int"&gt;2&lt;/param&gt;</text:p>
      <text:p text:style-name="P24"><text:s text:c="6"/>&lt;param name="serviceAdr" type="string"&gt;smsx:7961&lt;/param&gt;</text:p>
      <text:p text:style-name="P24"><text:s text:c="4"/>&lt;/section&gt;</text:p>
      <text:p text:style-name="P24"><text:s text:c="4"/>&lt;section name="SMS-Calendar"&gt;</text:p>
      <text:p text:style-name="P24"><text:s text:c="6"/>&lt;param name="serviceCode" type="int"&gt;2&lt;/param&gt;</text:p>
      <text:p text:style-name="P24"><text:s text:c="6"/>&lt;param name="serviceMask" type="int"&gt;4&lt;/param&gt;</text:p>
      <text:p text:style-name="P24"><text:s text:c="6"/>&lt;param name="serviceAdr" type="string"&gt;smsx:7962&lt;/param&gt;</text:p>
      <text:p text:style-name="P24"><text:s text:c="4"/>&lt;/section&gt;</text:p>
      <text:p text:style-name="P24"><text:s text:c="4"/>&lt;section name="SMS-Flash-Calendar"&gt;</text:p>
      <text:p text:style-name="P24"><text:s text:c="6"/>&lt;param name="serviceCode" type="int"&gt;5&lt;/param&gt;</text:p>
      <text:p text:style-name="P24"><text:s text:c="6"/>&lt;param name="serviceMask" type="int"&gt;6&lt;/param&gt; &lt;!-- 4+2 --&gt;</text:p>
      <text:p text:style-name="P24"><text:s text:c="6"/>&lt;param name="serviceAdr" type="string"&gt;smsx:7965&lt;/param&gt;</text:p>
      <text:p text:style-name="P24"><text:s text:c="4"/>&lt;/section&gt;</text:p>
      <text:p text:style-name="P24"><text:s text:c="4"/>&lt;section name="SMS-Flash-Group"&gt;</text:p>
      <text:p text:style-name="P24"><text:s text:c="6"/>&lt;param name="serviceCode" type="int"&gt;7&lt;/param&gt;</text:p>
      <text:p text:style-name="P24"><text:s text:c="6"/>&lt;param name="serviceMask" type="int"&gt;18&lt;/param&gt; &lt;!-- 16+2 --&gt;</text:p>
      <text:p text:style-name="P24"><text:s text:c="6"/>&lt;param name="serviceAdr" type="string"&gt;smsx:7965&lt;/param&gt;</text:p>
      <text:p text:style-name="P24"><text:s text:c="6"/>&lt;param name="chargeBearer" type="bool"&gt;true&lt;/param&gt;</text:p>
      <text:p text:style-name="P24"><text:s text:c="4"/>&lt;/section&gt;</text:p>
      <text:p text:style-name="P24"/>
      <text:p text:style-name="Text_20_body">Здесь<text:span text:style-name="T3"> </text:span>описывается<text:span text:style-name="T3"> </text:span>два<text:span text:style-name="T3"> </text:span>единичных<text:span text:style-name="T3"> </text:span>сервиса<text:span text:style-name="T3"> SMS-Flash <text:s/></text:span>и<text:span text:style-name="T3"> SMS-Calendar, </text:span>их<text:span text:style-name="T3"> </text:span>комбинация<text:span text:style-name="T3"> SMS-Flash-Calendar (</text:span>см<text:span text:style-name="T3">. serviceMask), </text:span>а<text:span text:style-name="T3"> </text:span>также<text:span text:style-name="T3"> </text:span>комбинация<text:span text:style-name="T3"> SMS-Flash-Group </text:span>с<text:span text:style-name="T3"> </text:span>выставленным<text:span text:style-name="T3"> </text:span>признаком<text:span text:style-name="T3"> </text:span>тарификации<text:span text:style-name="T3"> </text:span>сообщения<text:span text:style-name="T3">-</text:span>носителя<text:span text:style-name="T3">.</text:span></text:p>
      <text:p text:style-name="P24"><text:s/></text:p>
      <text:list text:style-name="Outline" text:continue-numbering="tru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3">Panasonic</text:span>, <text:span text:style-name="T3">Hewlett</text:span> <text:span text:style-name="T3">Packard</text:span>, <text:span text:style-name="T3">Sun</text:span> <text:span text:style-name="T3">Microsystems</text:span>.</text:p>
      <text:p text:style-name="Text_20_body"/>
      <text:list text:style-name="Outline" text:continue-numbering="tru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3">Мы будем рады ответить на Ваши вопросы.</text:p>
      <text:p text:style-name="P20">Контактная информация:</text:p>
      <text:p text:style-name="P20"/>
      <text:p text:style-name="P20">www: <text:s text:c="2"/><text:a xlink:type="simple" xlink:href="http://www.eyeline.mobi/">www.eyeline.mobi</text:a></text:p>
      <text:p text:style-name="P20">e-mail: info@eyeline.mobi</text:p>
      <text:p text:style-name="P20"/>
      <text:p text:style-name="P21"/>
      <text:p text:style-name="P21"/>
      <text:p text:style-name="P20">Россия</text:p>
      <text:p text:style-name="P20">630055, Новосибирск</text:p>
      <text:p text:style-name="P20">ул. М. Джалиля 11, оф. 814</text:p>
      <text:p text:style-name="P20">Факс: +7 (383) 332-88-17</text:p>
      <text:p text:style-name="P20">Телефон: +7 (383) 363-01-39</text:p>
      <text:p text:style-name="P20">Временной пояс: GMT +6</text:p>
      <text:p text:style-name="P2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/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 fo:text-align="center" style:justify-single-word="false" style:snap-to-layout-grid="false"/>
    </style:style>
    <style:style style:name="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6" style:family="paragraph" style:parent-style-name="Header">
      <style:paragraph-properties fo:text-align="end" style:justify-single-word="false" style:snap-to-layout-grid="false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language="en" fo:country="US"/>
    </style:style>
    <style:style style:name="T4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Графический объект7" text:anchor-type="as-char" svg:width="16.443cm" svg:height="1.998cm" draw:z-index="7"><draw:image xlink:href="Pictures/10000000000003CB00000076144630AF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T1"></text:span> <text:user-field-get text:name="CompanyId">EyeLine Communications</text:user-field-get>, <text:user-defined text:name="Date">16.10.2008</text:user-defined></text:p>
      </style:footer>
    </style:master-page>
    <style:master-page style:name="Преобразование_20_1" style:display-name="Преобразование 1" style:page-layout-name="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P2"><draw:frame draw:style-name="fr1" draw:name="Графический объект8" text:anchor-type="as-char" svg:width="4.634cm" svg:height="0.993cm" draw:z-index="73"><draw:image xlink:href="Pictures/10000000000005780000012C58BA1C33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P3"><text:span text:style-name="T2"><text:subject>Модуль тарификации INMan</text:subject></text:span><text:span text:style-name="T2"> <text:s text:c="2"/></text:span></text:p>
                  </table:table-cell>
                  <table:table-cell table:style-name="Таблица33.B1.1.1" office:value-type="string">
                    <text:p text:style-name="P4">Версия <text:user-defined text:name="Version">0.7.3</text:user-defined><text:span text:style-name="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P5">Конфиденциально </text:p>
                  </table:table-cell>
                  <table:table-cell table:style-name="Таблица33.B1.1.2" office:value-type="string">
                    <text:p text:style-name="P6"><text:span text:style-name="T2">Дата </text:span><text:span text:style-name="T2"><text:user-defined text:name="Date">16.10.2008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P7"><draw:frame draw:style-name="fr2" draw:name="Врезка1" text:anchor-type="paragraph" svg:x="18.56cm" svg:y="0.009cm" svg:width="0.917cm" svg:height="0.633cm" draw:z-index="40"><draw:text-box><text:p text:style-name="Footer"><text:span text:style-name="Page_20_Number"><text:page-number text:select-page="current">18</text:page-number></text:span></text:p></draw:text-box></draw:frame><text:span text:style-name="T1"></text:span> <text:user-field-get text:name="CompanyId">EyeLine Communications</text:user-field-get>, <text:span text:style-name="T3"><text:user-defined text:name="Date">16.10.2008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08-12-03T12:02:10</dc:date>
    <meta:print-date>2004-03-31T13:23:00</meta:print-date>
    <dc:language>ru-RU</dc:language>
    <meta:editing-cycles>454</meta:editing-cycles>
    <meta:editing-duration>PT7H49M25S</meta:editing-duration>
    <meta:user-defined meta:name="Date">16.10.2008</meta:user-defined>
    <meta:user-defined meta:name="Name">Модуль тарификации INMan.Техническое описание</meta:user-defined>
    <meta:user-defined meta:name="Title"/>
    <meta:user-defined meta:name="Version">0.7.3</meta:user-defined>
    <meta:document-statistic meta:table-count="33" meta:image-count="8" meta:object-count="0" meta:page-count="35" meta:paragraph-count="1472" meta:word-count="8500" meta:character-count="64853"/>
  </office:meta>
</office:document-meta>
</file>